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none"/>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none"/>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none"/>
      <style:text-properties style:use-window-font-color="true" style:text-outline="false" style:text-line-through-style="none" style:text-line-through-type="none" style:font-name="Liberation Serif" fo:font-size="10pt" fo:language="pt" fo:country="BR" fo:font-style="italic"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pt" fo:country="BR"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center"/>
      <style:text-properties style:use-window-font-color="true" style:text-outline="false" style:text-line-through-style="none" style:text-line-through-type="none" style:font-name="Liberation Serif" fo:font-size="10pt" fo:language="pt" fo:country="BR" fo:font-style="italic"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ext-properties style:use-window-font-color="true" style:text-outline="false" style:text-line-through-style="none" style:text-line-through-type="none" style:font-name="Liberation Serif" fo:font-size="10pt" fo:language="pt" fo:country="BR"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5" table:default-cell-style-name="Default"/>
        <table:table-row table:style-name="ro1">
          <table:table-cell table:style-name="ce1" office:value-type="string" calcext:value-type="string">
            <table:cell-range-source table:name="HTML_1" xlink:type="simple" xlink:href="https://en.wikipedia.org/wiki/Template:COVID-19_pandemic_data" table:filter-name="calc_HTML_WebQuery" table:filter-options="0 1" table:last-column-spanned="6" table:last-row-spanned="528"/>
            <text:p>Location<text:a xlink:href="#cite_note-1" xlink:type="simple">[a]</text:a> </text:p>
          </table:table-cell>
          <table:table-cell/>
          <table:table-cell table:style-name="ce6" office:value-type="string" calcext:value-type="string">
            <text:p>Cases<text:a xlink:href="#cite_note-ccc-3" xlink:type="simple">[b]</text:a> </text:p>
          </table:table-cell>
          <table:table-cell table:style-name="ce6" office:value-type="string" calcext:value-type="string">
            <text:p>Deaths<text:a xlink:href="#cite_note-4" xlink:type="simple">[c]</text:a> </text:p>
          </table:table-cell>
          <table:table-cell table:style-name="ce6" office:value-type="string" calcext:value-type="string">
            <text:p>Recov.<text:a xlink:href="#cite_note-5" xlink:type="simple">[d]</text:a> </text:p>
          </table:table-cell>
          <table:table-cell table:style-name="ce6" office:value-type="string" calcext:value-type="string">
            <text:p>Ref.</text:p>
          </table:table-cell>
        </table:table-row>
        <table:table-row table:style-name="ro1">
          <table:table-cell/>
          <table:table-cell table:style-name="ce6" office:value-type="string" calcext:value-type="string">
            <text:p>World<text:a xlink:href="#cite_note-6" xlink:type="simple">[e]</text:a> </text:p>
          </table:table-cell>
          <table:table-cell table:style-name="ce6" office:value-type="string" calcext:value-type="string">
            <text:p>61,418,477</text:p>
          </table:table-cell>
          <table:table-cell table:style-name="ce6" office:value-type="string" calcext:value-type="string">
            <text:p>1,439,802</text:p>
          </table:table-cell>
          <table:table-cell table:style-name="ce6" office:value-type="string" calcext:value-type="string">
            <text:p>39,266,027</text:p>
          </table:table-cell>
          <table:table-cell table:style-name="ce6" office:value-type="string" calcext:value-type="string">
            <text:p><text:a xlink:href="#cite_note-JHU_ticker-7" xlink:type="simple">[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United_States" xlink:type="simple">United States</text:a><text:a xlink:href="#cite_note-14" xlink:type="simple">[f]</text:a> </text:p>
          </table:table-cell>
          <table:table-cell table:style-name="ce8" office:value-type="string" calcext:value-type="string">
            <text:p>13,106,842</text:p>
          </table:table-cell>
          <table:table-cell table:style-name="ce8" office:value-type="float" office:value="267.757" calcext:value-type="float">
            <text:p>267,757</text:p>
          </table:table-cell>
          <table:table-cell table:style-name="ce8" office:value-type="string" calcext:value-type="string">
            <text:p>6,452,614</text:p>
          </table:table-cell>
          <table:table-cell table:style-name="ce8" office:value-type="string" calcext:value-type="string">
            <text:p><text:a xlink:href="#cite_note-:1p3a-15" xlink:type="simple">[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ndia" xlink:type="simple">India</text:a> </text:p>
          </table:table-cell>
          <table:table-cell table:style-name="ce8" office:value-type="string" calcext:value-type="string">
            <text:p>9,309,787</text:p>
          </table:table-cell>
          <table:table-cell table:style-name="ce8" office:value-type="float" office:value="135.715" calcext:value-type="float">
            <text:p>135,715</text:p>
          </table:table-cell>
          <table:table-cell table:style-name="ce8" office:value-type="string" calcext:value-type="string">
            <text:p>8,718,517</text:p>
          </table:table-cell>
          <table:table-cell table:style-name="ce8" office:value-type="string" calcext:value-type="string">
            <text:p><text:a xlink:href="#cite_note-16" xlink:type="simple">[1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razil" xlink:type="simple">Brazil</text:a> </text:p>
          </table:table-cell>
          <table:table-cell table:style-name="ce8" office:value-type="string" calcext:value-type="string">
            <text:p>6,209,404</text:p>
          </table:table-cell>
          <table:table-cell table:style-name="ce8" office:value-type="float" office:value="171.564" calcext:value-type="float">
            <text:p>171,564</text:p>
          </table:table-cell>
          <table:table-cell table:style-name="ce8" office:value-type="string" calcext:value-type="string">
            <text:p>5,528,599</text:p>
          </table:table-cell>
          <table:table-cell table:style-name="ce8" office:value-type="string" calcext:value-type="string">
            <text:p><text:a xlink:href="#cite_note-17" xlink:type="simple">[11]</text:a><text:a xlink:href="#cite_note-18" xlink:type="simple">[1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Russia" xlink:type="simple">Russia</text:a><text:a xlink:href="#cite_note-19" xlink:type="simple">[g]</text:a> </text:p>
          </table:table-cell>
          <table:table-cell table:style-name="ce8" office:value-type="string" calcext:value-type="string">
            <text:p>2,215,533</text:p>
          </table:table-cell>
          <table:table-cell table:style-name="ce8" office:value-type="float" office:value="38.558" calcext:value-type="float">
            <text:p>38,558</text:p>
          </table:table-cell>
          <table:table-cell table:style-name="ce8" office:value-type="string" calcext:value-type="string">
            <text:p>1,712,174</text:p>
          </table:table-cell>
          <table:table-cell table:style-name="ce8" office:value-type="string" calcext:value-type="string">
            <text:p><text:a xlink:href="#cite_note-20" xlink:type="simple">[1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France" xlink:type="simple">France</text:a><text:a xlink:href="#cite_note-22" xlink:type="simple">[h]</text:a> </text:p>
          </table:table-cell>
          <table:table-cell table:style-name="ce8" office:value-type="string" calcext:value-type="string">
            <text:p>2,196,119</text:p>
          </table:table-cell>
          <table:table-cell table:style-name="ce8" office:value-type="float" office:value="51.914" calcext:value-type="float">
            <text:p>51,914</text:p>
          </table:table-cell>
          <table:table-cell table:style-name="ce8" office:value-type="float" office:value="159.915" calcext:value-type="float">
            <text:p>159,915</text:p>
          </table:table-cell>
          <table:table-cell table:style-name="ce8" office:value-type="string" calcext:value-type="string">
            <text:p><text:a xlink:href="#cite_note-gov-fr-21" xlink:type="simple">[14]</text:a><text:a xlink:href="#cite_note-SPF-23" xlink:type="simple">[1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pain" xlink:type="simple">Spain</text:a><text:a xlink:href="#cite_note-24" xlink:type="simple">[i]</text:a> </text:p>
          </table:table-cell>
          <table:table-cell table:style-name="ce8" office:value-type="string" calcext:value-type="string">
            <text:p>1,628,208</text:p>
          </table:table-cell>
          <table:table-cell table:style-name="ce8" office:value-type="float" office:value="44.668" calcext:value-type="float">
            <text:p>44,668</text:p>
          </table:table-cell>
          <table:table-cell table:style-name="ce8" office:value-type="string" calcext:value-type="string">
            <text:p>No data</text:p>
          </table:table-cell>
          <table:table-cell table:style-name="ce8" office:value-type="string" calcext:value-type="string">
            <text:p><text:a xlink:href="#cite_note-es-rtve-25" xlink:type="simple">[1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United_Kingdom" xlink:type="simple">United Kingdom</text:a><text:a xlink:href="#cite_note-27" xlink:type="simple">[j]</text:a> </text:p>
          </table:table-cell>
          <table:table-cell table:style-name="ce8" office:value-type="string" calcext:value-type="string">
            <text:p>1,589,301</text:p>
          </table:table-cell>
          <table:table-cell table:style-name="ce8" office:value-type="float" office:value="57.551" calcext:value-type="float">
            <text:p>57,551</text:p>
          </table:table-cell>
          <table:table-cell table:style-name="ce8" office:value-type="string" calcext:value-type="string">
            <text:p>No data</text:p>
          </table:table-cell>
          <table:table-cell table:style-name="ce8" office:value-type="string" calcext:value-type="string">
            <text:p><text:a xlink:href="#cite_note-28" xlink:type="simple">[1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taly" xlink:type="simple">Italy</text:a> </text:p>
          </table:table-cell>
          <table:table-cell table:style-name="ce8" office:value-type="string" calcext:value-type="string">
            <text:p>1,538,217</text:p>
          </table:table-cell>
          <table:table-cell table:style-name="ce8" office:value-type="float" office:value="53.667" calcext:value-type="float">
            <text:p>53,667</text:p>
          </table:table-cell>
          <table:table-cell table:style-name="ce8" office:value-type="float" office:value="696.647" calcext:value-type="float">
            <text:p>696,647</text:p>
          </table:table-cell>
          <table:table-cell table:style-name="ce8" office:value-type="string" calcext:value-type="string">
            <text:p><text:a xlink:href="#cite_note-29" xlink:type="simple">[1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rgentina" xlink:type="simple">Argentina</text:a><text:a xlink:href="#cite_note-31" xlink:type="simple">[k]</text:a> </text:p>
          </table:table-cell>
          <table:table-cell table:style-name="ce8" office:value-type="string" calcext:value-type="string">
            <text:p>1,399,418</text:p>
          </table:table-cell>
          <table:table-cell table:style-name="ce8" office:value-type="float" office:value="37.941" calcext:value-type="float">
            <text:p>37,941</text:p>
          </table:table-cell>
          <table:table-cell table:style-name="ce8" office:value-type="string" calcext:value-type="string">
            <text:p>1,226,649</text:p>
          </table:table-cell>
          <table:table-cell table:style-name="ce8" office:value-type="string" calcext:value-type="string">
            <text:p><text:a xlink:href="#cite_note-32" xlink:type="simple">[2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olombia" xlink:type="simple">Colombia</text:a> </text:p>
          </table:table-cell>
          <table:table-cell table:style-name="ce8" office:value-type="string" calcext:value-type="string">
            <text:p>1,280,487</text:p>
          </table:table-cell>
          <table:table-cell table:style-name="ce8" office:value-type="float" office:value="36.019" calcext:value-type="float">
            <text:p>36,019</text:p>
          </table:table-cell>
          <table:table-cell table:style-name="ce8" office:value-type="string" calcext:value-type="string">
            <text:p>1,181,753</text:p>
          </table:table-cell>
          <table:table-cell table:style-name="ce8" office:value-type="string" calcext:value-type="string">
            <text:p><text:a xlink:href="#cite_note-33" xlink:type="simple">[2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exico" xlink:type="simple">Mexico</text:a> </text:p>
          </table:table-cell>
          <table:table-cell table:style-name="ce8" office:value-type="string" calcext:value-type="string">
            <text:p>1,078,594</text:p>
          </table:table-cell>
          <table:table-cell table:style-name="ce8" office:value-type="float" office:value="104.242" calcext:value-type="float">
            <text:p>104,242</text:p>
          </table:table-cell>
          <table:table-cell table:style-name="ce8" office:value-type="float" office:value="803.581" calcext:value-type="float">
            <text:p>803,581</text:p>
          </table:table-cell>
          <table:table-cell table:style-name="ce8" office:value-type="string" calcext:value-type="string">
            <text:p><text:a xlink:href="#cite_note-34" xlink:type="simple">[2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ermany" xlink:type="simple">Germany</text:a><text:a xlink:href="#cite_note-37" xlink:type="simple">[l]</text:a> </text:p>
          </table:table-cell>
          <table:table-cell table:style-name="ce8" office:value-type="string" calcext:value-type="string">
            <text:p>1,027,235</text:p>
          </table:table-cell>
          <table:table-cell table:style-name="ce8" office:value-type="float" office:value="16.171" calcext:value-type="float">
            <text:p>16,171</text:p>
          </table:table-cell>
          <table:table-cell table:style-name="ce8" office:value-type="float" office:value="695.847" calcext:value-type="float">
            <text:p>695,847</text:p>
          </table:table-cell>
          <table:table-cell table:style-name="ce8" office:value-type="string" calcext:value-type="string">
            <text:p><text:a xlink:href="#cite_note-tagesspiegel-36" xlink:type="simple">[25]</text:a><text:a xlink:href="#cite_note-zeit-35" xlink:type="simple">[2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oland" xlink:type="simple">Poland</text:a> </text:p>
          </table:table-cell>
          <table:table-cell table:style-name="ce8" office:value-type="float" office:value="958.416" calcext:value-type="float">
            <text:p>958,416</text:p>
          </table:table-cell>
          <table:table-cell table:style-name="ce8" office:value-type="float" office:value="16.147" calcext:value-type="float">
            <text:p>16,147</text:p>
          </table:table-cell>
          <table:table-cell table:style-name="ce8" office:value-type="float" office:value="516.636" calcext:value-type="float">
            <text:p>516,636</text:p>
          </table:table-cell>
          <table:table-cell table:style-name="ce8" office:value-type="string" calcext:value-type="string">
            <text:p><text:a xlink:href="#cite_note-38" xlink:type="simple">[2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eru" xlink:type="simple">Peru</text:a> </text:p>
          </table:table-cell>
          <table:table-cell table:style-name="ce8" office:value-type="float" office:value="956.347" calcext:value-type="float">
            <text:p>956,347</text:p>
          </table:table-cell>
          <table:table-cell table:style-name="ce8" office:value-type="float" office:value="35.785" calcext:value-type="float">
            <text:p>35,785</text:p>
          </table:table-cell>
          <table:table-cell table:style-name="ce8" office:value-type="float" office:value="887.019" calcext:value-type="float">
            <text:p>887,019</text:p>
          </table:table-cell>
          <table:table-cell table:style-name="ce8" office:value-type="string" calcext:value-type="string">
            <text:p><text:a xlink:href="#cite_note-39" xlink:type="simple">[27]</text:a><text:a xlink:href="#cite_note-40" xlink:type="simple">[2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ran" xlink:type="simple">Iran</text:a> </text:p>
          </table:table-cell>
          <table:table-cell table:style-name="ce8" office:value-type="float" office:value="922.397" calcext:value-type="float">
            <text:p>922,397</text:p>
          </table:table-cell>
          <table:table-cell table:style-name="ce8" office:value-type="float" office:value="47.095" calcext:value-type="float">
            <text:p>47,095</text:p>
          </table:table-cell>
          <table:table-cell table:style-name="ce8" office:value-type="float" office:value="640.065" calcext:value-type="float">
            <text:p>640,065</text:p>
          </table:table-cell>
          <table:table-cell table:style-name="ce8" office:value-type="string" calcext:value-type="string">
            <text:p><text:a xlink:href="#cite_note-41" xlink:type="simple">[2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uth_Africa" xlink:type="simple">South Africa</text:a> </text:p>
          </table:table-cell>
          <table:table-cell table:style-name="ce8" office:value-type="float" office:value="778.571" calcext:value-type="float">
            <text:p>778,571</text:p>
          </table:table-cell>
          <table:table-cell table:style-name="ce8" office:value-type="float" office:value="21.289" calcext:value-type="float">
            <text:p>21,289</text:p>
          </table:table-cell>
          <table:table-cell table:style-name="ce8" office:value-type="float" office:value="716.444" calcext:value-type="float">
            <text:p>716,444</text:p>
          </table:table-cell>
          <table:table-cell table:style-name="ce8" office:value-type="string" calcext:value-type="string">
            <text:p><text:a xlink:href="#cite_note-42" xlink:type="simple">[30]</text:a><text:a xlink:href="#cite_note-43" xlink:type="simple">[3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Ukraine" xlink:type="simple">Ukraine</text:a><text:a xlink:href="#cite_note-44" xlink:type="simple">[m]</text:a> </text:p>
          </table:table-cell>
          <table:table-cell table:style-name="ce8" office:value-type="float" office:value="693.407" calcext:value-type="float">
            <text:p>693,407</text:p>
          </table:table-cell>
          <table:table-cell table:style-name="ce8" office:value-type="float" office:value="11.909" calcext:value-type="float">
            <text:p>11,909</text:p>
          </table:table-cell>
          <table:table-cell table:style-name="ce8" office:value-type="float" office:value="326.238" calcext:value-type="float">
            <text:p>326,238</text:p>
          </table:table-cell>
          <table:table-cell table:style-name="ce8" office:value-type="string" calcext:value-type="string">
            <text:p><text:a xlink:href="#cite_note-45" xlink:type="simple">[32]</text:a><text:a xlink:href="#cite_note-46" xlink:type="simple">[3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elgium" xlink:type="simple">Belgium</text:a><text:a xlink:href="#cite_note-48" xlink:type="simple">[n]</text:a> </text:p>
          </table:table-cell>
          <table:table-cell table:style-name="ce8" office:value-type="float" office:value="567.532" calcext:value-type="float">
            <text:p>567,532</text:p>
          </table:table-cell>
          <table:table-cell table:style-name="ce8" office:value-type="float" office:value="16.219" calcext:value-type="float">
            <text:p>16,219</text:p>
          </table:table-cell>
          <table:table-cell table:style-name="ce8" office:value-type="string" calcext:value-type="string">
            <text:p>No data</text:p>
          </table:table-cell>
          <table:table-cell table:style-name="ce8" office:value-type="string" calcext:value-type="string">
            <text:p><text:a xlink:href="#cite_note-49" xlink:type="simple">[35]</text:a><text:a xlink:href="#cite_note-50" xlink:type="simple">[3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urkey" xlink:type="simple">Turkey</text:a><text:a xlink:href="#cite_note-55" xlink:type="simple">[o]</text:a> </text:p>
          </table:table-cell>
          <table:table-cell table:style-name="ce8" office:value-type="float" office:value="548.244" calcext:value-type="float">
            <text:p>548,244</text:p>
          </table:table-cell>
          <table:table-cell table:style-name="ce8" office:value-type="float" office:value="13.191" calcext:value-type="float">
            <text:p>13,191</text:p>
          </table:table-cell>
          <table:table-cell table:style-name="ce8" office:value-type="float" office:value="392.616" calcext:value-type="float">
            <text:p>392,616</text:p>
          </table:table-cell>
          <table:table-cell table:style-name="ce8" office:value-type="string" calcext:value-type="string">
            <text:p><text:a xlink:href="#cite_note-56" xlink:type="simple">[4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hile" xlink:type="simple">Chile</text:a><text:a xlink:href="#cite_note-60" xlink:type="simple">[p]</text:a> </text:p>
          </table:table-cell>
          <table:table-cell table:style-name="ce8" office:value-type="float" office:value="547.223" calcext:value-type="float">
            <text:p>547,223</text:p>
          </table:table-cell>
          <table:table-cell table:style-name="ce8" office:value-type="float" office:value="15.278" calcext:value-type="float">
            <text:p>15,278</text:p>
          </table:table-cell>
          <table:table-cell table:style-name="ce8" office:value-type="float" office:value="522.259" calcext:value-type="float">
            <text:p>522,259</text:p>
          </table:table-cell>
          <table:table-cell table:style-name="ce8" office:value-type="string" calcext:value-type="string">
            <text:p><text:a xlink:href="#cite_note-61" xlink:type="simple">[4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raq" xlink:type="simple">Iraq</text:a> </text:p>
          </table:table-cell>
          <table:table-cell table:style-name="ce8" office:value-type="float" office:value="547.215" calcext:value-type="float">
            <text:p>547,215</text:p>
          </table:table-cell>
          <table:table-cell table:style-name="ce8" office:value-type="float" office:value="12.167" calcext:value-type="float">
            <text:p>12,167</text:p>
          </table:table-cell>
          <table:table-cell table:style-name="ce8" office:value-type="float" office:value="476.297" calcext:value-type="float">
            <text:p>476,297</text:p>
          </table:table-cell>
          <table:table-cell table:style-name="ce8" office:value-type="string" calcext:value-type="string">
            <text:p><text:a xlink:href="#cite_note-62" xlink:type="simple">[4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ndonesia" xlink:type="simple">Indonesia</text:a> </text:p>
          </table:table-cell>
          <table:table-cell table:style-name="ce8" office:value-type="float" office:value="522.581" calcext:value-type="float">
            <text:p>522,581</text:p>
          </table:table-cell>
          <table:table-cell table:style-name="ce8" office:value-type="float" office:value="16.521" calcext:value-type="float">
            <text:p>16,521</text:p>
          </table:table-cell>
          <table:table-cell table:style-name="ce8" office:value-type="float" office:value="437.456" calcext:value-type="float">
            <text:p>437,456</text:p>
          </table:table-cell>
          <table:table-cell table:style-name="ce8" office:value-type="string" calcext:value-type="string">
            <text:p><text:a xlink:href="#cite_note-wikidata-342c25f2920184af2952844cf896631c5ee490bb-v3-63" xlink:type="simple">[4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Czech_Republic" xlink:type="simple">Czech Republic</text:a> </text:p>
          </table:table-cell>
          <table:table-cell table:style-name="ce8" office:value-type="float" office:value="513.675" calcext:value-type="float">
            <text:p>513,675</text:p>
          </table:table-cell>
          <table:table-cell table:style-name="ce8" office:value-type="float" office:value="7.934" calcext:value-type="float">
            <text:p>7,934</text:p>
          </table:table-cell>
          <table:table-cell table:style-name="ce8" office:value-type="float" office:value="432.587" calcext:value-type="float">
            <text:p>432,587</text:p>
          </table:table-cell>
          <table:table-cell table:style-name="ce8" office:value-type="string" calcext:value-type="string">
            <text:p><text:a xlink:href="#cite_note-64" xlink:type="simple">[4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Netherlands" xlink:type="simple">Netherlands</text:a><text:a xlink:href="#cite_note-66" xlink:type="simple">[q]</text:a> </text:p>
          </table:table-cell>
          <table:table-cell table:style-name="ce8" office:value-type="float" office:value="508.866" calcext:value-type="float">
            <text:p>508,866</text:p>
          </table:table-cell>
          <table:table-cell table:style-name="ce8" office:value-type="float" office:value="9.267" calcext:value-type="float">
            <text:p>9,267</text:p>
          </table:table-cell>
          <table:table-cell table:style-name="ce8" office:value-type="string" calcext:value-type="string">
            <text:p>No data</text:p>
          </table:table-cell>
          <table:table-cell table:style-name="ce8" office:value-type="string" calcext:value-type="string">
            <text:p><text:a xlink:href="#cite_note-actueel-67" xlink:type="simple">[50]</text:a><text:a xlink:href="#cite_note-68" xlink:type="simple">[5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angladesh" xlink:type="simple">Bangladesh</text:a> </text:p>
          </table:table-cell>
          <table:table-cell table:style-name="ce8" office:value-type="float" office:value="458.711" calcext:value-type="float">
            <text:p>458,711</text:p>
          </table:table-cell>
          <table:table-cell table:style-name="ce8" office:value-type="float" office:value="6.544" calcext:value-type="float">
            <text:p>6,544</text:p>
          </table:table-cell>
          <table:table-cell table:style-name="ce8" office:value-type="float" office:value="373.676" calcext:value-type="float">
            <text:p>373,676</text:p>
          </table:table-cell>
          <table:table-cell table:style-name="ce8" office:value-type="string" calcext:value-type="string">
            <text:p><text:a xlink:href="#cite_note-69" xlink:type="simple">[52]</text:a><text:a xlink:href="#cite_note-70" xlink:type="simple">[5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Romania" xlink:type="simple">Romania</text:a> </text:p>
          </table:table-cell>
          <table:table-cell table:style-name="ce8" office:value-type="float" office:value="457.848" calcext:value-type="float">
            <text:p>457,848</text:p>
          </table:table-cell>
          <table:table-cell table:style-name="ce8" office:value-type="float" office:value="10.884" calcext:value-type="float">
            <text:p>10,884</text:p>
          </table:table-cell>
          <table:table-cell table:style-name="ce8" office:value-type="float" office:value="326.657" calcext:value-type="float">
            <text:p>326,657</text:p>
          </table:table-cell>
          <table:table-cell table:style-name="ce8" office:value-type="string" calcext:value-type="string">
            <text:p><text:a xlink:href="#cite_note-71" xlink:type="simple">[54]</text:a><text:a xlink:href="#cite_note-72" xlink:type="simple">[5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Philippines" xlink:type="simple">Philippines</text:a> </text:p>
          </table:table-cell>
          <table:table-cell table:style-name="ce8" office:value-type="float" office:value="425.918" calcext:value-type="float">
            <text:p>425,918</text:p>
          </table:table-cell>
          <table:table-cell table:style-name="ce8" office:value-type="float" office:value="8.255" calcext:value-type="float">
            <text:p>8,255</text:p>
          </table:table-cell>
          <table:table-cell table:style-name="ce8" office:value-type="float" office:value="387.616" calcext:value-type="float">
            <text:p>387,616</text:p>
          </table:table-cell>
          <table:table-cell table:style-name="ce8" office:value-type="string" calcext:value-type="string">
            <text:p><text:a xlink:href="#cite_note-73" xlink:type="simple">[56]</text:a><text:a xlink:href="#cite_note-74" xlink:type="simple">[5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akistan" xlink:type="simple">Pakistan</text:a> </text:p>
          </table:table-cell>
          <table:table-cell table:style-name="ce8" office:value-type="float" office:value="389.311" calcext:value-type="float">
            <text:p>389,311</text:p>
          </table:table-cell>
          <table:table-cell table:style-name="ce8" office:value-type="float" office:value="7.897" calcext:value-type="float">
            <text:p>7,897</text:p>
          </table:table-cell>
          <table:table-cell table:style-name="ce8" office:value-type="float" office:value="335.811" calcext:value-type="float">
            <text:p>335,811</text:p>
          </table:table-cell>
          <table:table-cell table:style-name="ce8" office:value-type="string" calcext:value-type="string">
            <text:p><text:a xlink:href="#cite_note-75" xlink:type="simple">[5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udi_Arabia" xlink:type="simple">Saudi Arabia</text:a> </text:p>
          </table:table-cell>
          <table:table-cell table:style-name="ce8" office:value-type="float" office:value="356.691" calcext:value-type="float">
            <text:p>356,691</text:p>
          </table:table-cell>
          <table:table-cell table:style-name="ce8" office:value-type="float" office:value="5.857" calcext:value-type="float">
            <text:p>5,857</text:p>
          </table:table-cell>
          <table:table-cell table:style-name="ce8" office:value-type="float" office:value="345.622" calcext:value-type="float">
            <text:p>345,622</text:p>
          </table:table-cell>
          <table:table-cell table:style-name="ce8" office:value-type="string" calcext:value-type="string">
            <text:p><text:a xlink:href="#cite_note-76" xlink:type="simple">[5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anada" xlink:type="simple">Canada</text:a><text:a xlink:href="#cite_note-79" xlink:type="simple">[r]</text:a> </text:p>
          </table:table-cell>
          <table:table-cell table:style-name="ce8" office:value-type="float" office:value="356.926" calcext:value-type="float">
            <text:p>356,926</text:p>
          </table:table-cell>
          <table:table-cell table:style-name="ce8" office:value-type="float" office:value="11.874" calcext:value-type="float">
            <text:p>11,874</text:p>
          </table:table-cell>
          <table:table-cell table:style-name="ce8" office:value-type="float" office:value="284.145" calcext:value-type="float">
            <text:p>284,145</text:p>
          </table:table-cell>
          <table:table-cell table:style-name="ce8" office:value-type="string" calcext:value-type="string">
            <text:p><text:a xlink:href="#cite_note-80" xlink:type="simple">[6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rocco" xlink:type="simple">Morocco</text:a><text:a xlink:href="#cite_note-81" xlink:type="simple">[s]</text:a> </text:p>
          </table:table-cell>
          <table:table-cell table:style-name="ce8" office:value-type="float" office:value="345.276" calcext:value-type="float">
            <text:p>345,276</text:p>
          </table:table-cell>
          <table:table-cell table:style-name="ce8" office:value-type="float" office:value="5.689" calcext:value-type="float">
            <text:p>5,689</text:p>
          </table:table-cell>
          <table:table-cell table:style-name="ce8" office:value-type="float" office:value="294.036" calcext:value-type="float">
            <text:p>294,036</text:p>
          </table:table-cell>
          <table:table-cell table:style-name="ce8" office:value-type="string" calcext:value-type="string">
            <text:p><text:a xlink:href="#cite_note-82" xlink:type="simple">[6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srael" xlink:type="simple">Israel</text:a><text:a xlink:href="#cite_note-83" xlink:type="simple">[t]</text:a> </text:p>
          </table:table-cell>
          <table:table-cell table:style-name="ce8" office:value-type="float" office:value="333.802" calcext:value-type="float">
            <text:p>333,802</text:p>
          </table:table-cell>
          <table:table-cell table:style-name="ce8" office:value-type="float" office:value="2.839" calcext:value-type="float">
            <text:p>2,839</text:p>
          </table:table-cell>
          <table:table-cell table:style-name="ce8" office:value-type="float" office:value="321.346" calcext:value-type="float">
            <text:p>321,346</text:p>
          </table:table-cell>
          <table:table-cell table:style-name="ce8" office:value-type="string" calcext:value-type="string">
            <text:p><text:a xlink:href="#cite_note-84" xlink:type="simple">[6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witzerland" xlink:type="simple">Switzerland</text:a><text:a xlink:href="#cite_note-85" xlink:type="simple">[u]</text:a> </text:p>
          </table:table-cell>
          <table:table-cell table:style-name="ce8" office:value-type="float" office:value="318.29" calcext:value-type="float">
            <text:p>318,29</text:p>
          </table:table-cell>
          <table:table-cell table:style-name="ce8" office:value-type="float" office:value="4.25" calcext:value-type="float">
            <text:p>4,25</text:p>
          </table:table-cell>
          <table:table-cell table:style-name="ce8" office:value-type="float" office:value="223.5" calcext:value-type="float">
            <text:p>223,5</text:p>
          </table:table-cell>
          <table:table-cell table:style-name="ce8" office:value-type="string" calcext:value-type="string">
            <text:p><text:a xlink:href="#cite_note-86" xlink:type="simple">[65]</text:a><text:a xlink:href="#cite_note-87" xlink:type="simple">[6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ortugal" xlink:type="simple">Portugal</text:a> </text:p>
          </table:table-cell>
          <table:table-cell table:style-name="ce8" office:value-type="float" office:value="285.838" calcext:value-type="float">
            <text:p>285,838</text:p>
          </table:table-cell>
          <table:table-cell table:style-name="ce8" office:value-type="float" office:value="4.276" calcext:value-type="float">
            <text:p>4,276</text:p>
          </table:table-cell>
          <table:table-cell table:style-name="ce8" office:value-type="float" office:value="199.446" calcext:value-type="float">
            <text:p>199,446</text:p>
          </table:table-cell>
          <table:table-cell table:style-name="ce8" office:value-type="string" calcext:value-type="string">
            <text:p><text:a xlink:href="#cite_note-88" xlink:type="simple">[67]</text:a><text:a xlink:href="#cite_note-89" xlink:type="simple">[6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ustria" xlink:type="simple">Austria</text:a> </text:p>
          </table:table-cell>
          <table:table-cell table:style-name="ce8" office:value-type="float" office:value="270.992" calcext:value-type="float">
            <text:p>270,992</text:p>
          </table:table-cell>
          <table:table-cell table:style-name="ce8" office:value-type="float" office:value="2.886" calcext:value-type="float">
            <text:p>2,886</text:p>
          </table:table-cell>
          <table:table-cell table:style-name="ce8" office:value-type="float" office:value="203.251" calcext:value-type="float">
            <text:p>203,251</text:p>
          </table:table-cell>
          <table:table-cell table:style-name="ce8" office:value-type="string" calcext:value-type="string">
            <text:p><text:a xlink:href="#cite_note-Innenministerium-90" xlink:type="simple">[6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weden" xlink:type="simple">Sweden</text:a> </text:p>
          </table:table-cell>
          <table:table-cell table:style-name="ce8" office:value-type="float" office:value="243.129" calcext:value-type="float">
            <text:p>243,129</text:p>
          </table:table-cell>
          <table:table-cell table:style-name="ce8" office:value-type="float" office:value="6.681" calcext:value-type="float">
            <text:p>6,681</text:p>
          </table:table-cell>
          <table:table-cell table:style-name="ce8" office:value-type="string" calcext:value-type="string">
            <text:p>No data</text:p>
          </table:table-cell>
          <table:table-cell table:style-name="ce8" office:value-type="string" calcext:value-type="string">
            <text:p><text:a xlink:href="#cite_note-FHM_Official_stats-91" xlink:type="simple">[7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epal" xlink:type="simple">Nepal</text:a> </text:p>
          </table:table-cell>
          <table:table-cell table:style-name="ce8" office:value-type="float" office:value="229.343" calcext:value-type="float">
            <text:p>229,343</text:p>
          </table:table-cell>
          <table:table-cell table:style-name="ce8" office:value-type="float" office:value="1.435" calcext:value-type="float">
            <text:p>1,435</text:p>
          </table:table-cell>
          <table:table-cell table:style-name="ce8" office:value-type="float" office:value="209.435" calcext:value-type="float">
            <text:p>209,435</text:p>
          </table:table-cell>
          <table:table-cell table:style-name="ce8" office:value-type="string" calcext:value-type="string">
            <text:p><text:a xlink:href="#cite_note-92" xlink:type="simple">[7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Jordan" xlink:type="simple">Jordan</text:a> </text:p>
          </table:table-cell>
          <table:table-cell table:style-name="ce8" office:value-type="float" office:value="203.021" calcext:value-type="float">
            <text:p>203,021</text:p>
          </table:table-cell>
          <table:table-cell table:style-name="ce8" office:value-type="float" office:value="2.509" calcext:value-type="float">
            <text:p>2,509</text:p>
          </table:table-cell>
          <table:table-cell table:style-name="ce8" office:value-type="float" office:value="135.65" calcext:value-type="float">
            <text:p>135,65</text:p>
          </table:table-cell>
          <table:table-cell table:style-name="ce8" office:value-type="string" calcext:value-type="string">
            <text:p><text:a xlink:href="#cite_note-93" xlink:type="simple">[72]</text:a> </text:p>
          </table:table-cell>
        </table:table-row>
        <table:table-row table:style-name="ro1">
          <table:table-cell office:value-type="string" calcext:value-type="string">
            <text:p><text:a xlink:href="https://en.wikipedia.org/wiki/File:Flag_of_Hungary.svg" xlink:type="simple"> </text:a> </text:p>
          </table:table-cell>
          <table:table-cell table:style-name="ce6" office:value-type="string" calcext:value-type="string">
            <text:p><text:a xlink:href="https://en.wikipedia.org/wiki/COVID-19_pandemic_in_Hungary" xlink:type="simple">Hungary</text:a> </text:p>
          </table:table-cell>
          <table:table-cell table:style-name="ce8" office:value-type="float" office:value="198.44" calcext:value-type="float">
            <text:p>198,44</text:p>
          </table:table-cell>
          <table:table-cell table:style-name="ce8" office:value-type="float" office:value="4.364" calcext:value-type="float">
            <text:p>4,364</text:p>
          </table:table-cell>
          <table:table-cell table:style-name="ce8" office:value-type="float" office:value="52.126" calcext:value-type="float">
            <text:p>52,126</text:p>
          </table:table-cell>
          <table:table-cell table:style-name="ce8" office:value-type="string" calcext:value-type="string">
            <text:p><text:a xlink:href="#cite_note-94" xlink:type="simple">[7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cuador" xlink:type="simple">Ecuador</text:a> </text:p>
          </table:table-cell>
          <table:table-cell table:style-name="ce8" office:value-type="float" office:value="189.534" calcext:value-type="float">
            <text:p>189,534</text:p>
          </table:table-cell>
          <table:table-cell table:style-name="ce8" office:value-type="float" office:value="13.358" calcext:value-type="float">
            <text:p>13,358</text:p>
          </table:table-cell>
          <table:table-cell table:style-name="ce8" office:value-type="float" office:value="164.009" calcext:value-type="float">
            <text:p>164,009</text:p>
          </table:table-cell>
          <table:table-cell table:style-name="ce8" office:value-type="string" calcext:value-type="string">
            <text:p><text:a xlink:href="#cite_note-95" xlink:type="simple">[74]</text:a><text:a xlink:href="#cite_note-96" xlink:type="simple">[7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United_Arab_Emirates" xlink:type="simple">United Arab Emirates</text:a> </text:p>
          </table:table-cell>
          <table:table-cell table:style-name="ce8" office:value-type="float" office:value="165.25" calcext:value-type="float">
            <text:p>165,25</text:p>
          </table:table-cell>
          <table:table-cell table:style-name="ce8" office:value-type="float" office:value="567" calcext:value-type="float">
            <text:p>567</text:p>
          </table:table-cell>
          <table:table-cell table:style-name="ce8" office:value-type="float" office:value="152.708" calcext:value-type="float">
            <text:p>152,708</text:p>
          </table:table-cell>
          <table:table-cell table:style-name="ce8" office:value-type="string" calcext:value-type="string">
            <text:p><text:a xlink:href="#cite_note-97" xlink:type="simple">[7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anama" xlink:type="simple">Panama</text:a> </text:p>
          </table:table-cell>
          <table:table-cell table:style-name="ce8" office:value-type="float" office:value="160.287" calcext:value-type="float">
            <text:p>160,287</text:p>
          </table:table-cell>
          <table:table-cell table:style-name="ce8" office:value-type="float" office:value="3.018" calcext:value-type="float">
            <text:p>3,018</text:p>
          </table:table-cell>
          <table:table-cell table:style-name="ce8" office:value-type="float" office:value="140.976" calcext:value-type="float">
            <text:p>140,976</text:p>
          </table:table-cell>
          <table:table-cell table:style-name="ce8" office:value-type="string" calcext:value-type="string">
            <text:p><text:a xlink:href="#cite_note-98" xlink:type="simple">[7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erbia" xlink:type="simple">Serbia</text:a><text:a xlink:href="#cite_note-99" xlink:type="simple">[v]</text:a> </text:p>
          </table:table-cell>
          <table:table-cell table:style-name="ce8" office:value-type="float" office:value="155.994" calcext:value-type="float">
            <text:p>155,994</text:p>
          </table:table-cell>
          <table:table-cell table:style-name="ce8" office:value-type="float" office:value="1.423" calcext:value-type="float">
            <text:p>1,423</text:p>
          </table:table-cell>
          <table:table-cell table:style-name="ce8" office:value-type="string" calcext:value-type="string">
            <text:p>No data</text:p>
          </table:table-cell>
          <table:table-cell table:style-name="ce8" office:value-type="string" calcext:value-type="string">
            <text:p><text:a xlink:href="#cite_note-100" xlink:type="simple">[7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olivia" xlink:type="simple">Bolivia</text:a> </text:p>
          </table:table-cell>
          <table:table-cell table:style-name="ce8" office:value-type="float" office:value="144.39" calcext:value-type="float">
            <text:p>144,39</text:p>
          </table:table-cell>
          <table:table-cell table:style-name="ce8" office:value-type="float" office:value="8.939" calcext:value-type="float">
            <text:p>8,939</text:p>
          </table:table-cell>
          <table:table-cell table:style-name="ce8" office:value-type="float" office:value="120.72" calcext:value-type="float">
            <text:p>120,72</text:p>
          </table:table-cell>
          <table:table-cell table:style-name="ce8" office:value-type="string" calcext:value-type="string">
            <text:p><text:a xlink:href="#cite_note-101" xlink:type="simple">[7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Kuwait" xlink:type="simple">Kuwait</text:a> </text:p>
          </table:table-cell>
          <table:table-cell table:style-name="ce8" office:value-type="float" office:value="141.876" calcext:value-type="float">
            <text:p>141,876</text:p>
          </table:table-cell>
          <table:table-cell table:style-name="ce8" office:value-type="float" office:value="874" calcext:value-type="float">
            <text:p>874</text:p>
          </table:table-cell>
          <table:table-cell table:style-name="ce8" office:value-type="float" office:value="135.303" calcext:value-type="float">
            <text:p>135,303</text:p>
          </table:table-cell>
          <table:table-cell table:style-name="ce8" office:value-type="string" calcext:value-type="string">
            <text:p><text:a xlink:href="#cite_note-102" xlink:type="simple">[8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Japan" xlink:type="simple">Japan</text:a><text:a xlink:href="#cite_note-DiamondPrincess-103" xlink:type="simple">[w]</text:a> </text:p>
          </table:table-cell>
          <table:table-cell table:style-name="ce8" office:value-type="float" office:value="139.491" calcext:value-type="float">
            <text:p>139,491</text:p>
          </table:table-cell>
          <table:table-cell table:style-name="ce8" office:value-type="float" office:value="2.051" calcext:value-type="float">
            <text:p>2,051</text:p>
          </table:table-cell>
          <table:table-cell table:style-name="ce8" office:value-type="float" office:value="118.135" calcext:value-type="float">
            <text:p>118,135</text:p>
          </table:table-cell>
          <table:table-cell table:style-name="ce8" office:value-type="string" calcext:value-type="string">
            <text:p><text:a xlink:href="#cite_note-104" xlink:type="simple">[8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Dominican_Republic" xlink:type="simple">Dominican Republic</text:a> </text:p>
          </table:table-cell>
          <table:table-cell table:style-name="ce8" office:value-type="float" office:value="139.396" calcext:value-type="float">
            <text:p>139,396</text:p>
          </table:table-cell>
          <table:table-cell table:style-name="ce8" office:value-type="float" office:value="2.315" calcext:value-type="float">
            <text:p>2,315</text:p>
          </table:table-cell>
          <table:table-cell table:style-name="ce8" office:value-type="float" office:value="113.263" calcext:value-type="float">
            <text:p>113,263</text:p>
          </table:table-cell>
          <table:table-cell table:style-name="ce8" office:value-type="string" calcext:value-type="string">
            <text:p><text:a xlink:href="#cite_note-105" xlink:type="simple">[8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Qatar" xlink:type="simple">Qatar</text:a> </text:p>
          </table:table-cell>
          <table:table-cell table:style-name="ce8" office:value-type="float" office:value="138.25" calcext:value-type="float">
            <text:p>138,25</text:p>
          </table:table-cell>
          <table:table-cell table:style-name="ce8" office:value-type="float" office:value="237" calcext:value-type="float">
            <text:p>237</text:p>
          </table:table-cell>
          <table:table-cell table:style-name="ce8" office:value-type="float" office:value="135.37" calcext:value-type="float">
            <text:p>135,37</text:p>
          </table:table-cell>
          <table:table-cell table:style-name="ce8" office:value-type="string" calcext:value-type="string">
            <text:p><text:a xlink:href="#cite_note-106" xlink:type="simple">[8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ulgaria" xlink:type="simple">Bulgaria</text:a> </text:p>
          </table:table-cell>
          <table:table-cell table:style-name="ce8" office:value-type="float" office:value="136.628" calcext:value-type="float">
            <text:p>136,628</text:p>
          </table:table-cell>
          <table:table-cell table:style-name="ce8" office:value-type="float" office:value="3.529" calcext:value-type="float">
            <text:p>3,529</text:p>
          </table:table-cell>
          <table:table-cell table:style-name="ce8" office:value-type="float" office:value="44.875" calcext:value-type="float">
            <text:p>44,875</text:p>
          </table:table-cell>
          <table:table-cell table:style-name="ce8" office:value-type="string" calcext:value-type="string">
            <text:p><text:a xlink:href="#cite_note-107" xlink:type="simple">[84]</text:a><text:a xlink:href="#cite_note-108" xlink:type="simple">[8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osta_Rica" xlink:type="simple">Costa Rica</text:a> </text:p>
          </table:table-cell>
          <table:table-cell table:style-name="ce8" office:value-type="float" office:value="135.742" calcext:value-type="float">
            <text:p>135,742</text:p>
          </table:table-cell>
          <table:table-cell table:style-name="ce8" office:value-type="float" office:value="1.679" calcext:value-type="float">
            <text:p>1,679</text:p>
          </table:table-cell>
          <table:table-cell table:style-name="ce8" office:value-type="float" office:value="83.273" calcext:value-type="float">
            <text:p>83,273</text:p>
          </table:table-cell>
          <table:table-cell table:style-name="ce8" office:value-type="string" calcext:value-type="string">
            <text:p><text:a xlink:href="#cite_note-109" xlink:type="simple">[8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elarus" xlink:type="simple">Belarus</text:a> </text:p>
          </table:table-cell>
          <table:table-cell table:style-name="ce8" office:value-type="float" office:value="131.633" calcext:value-type="float">
            <text:p>131,633</text:p>
          </table:table-cell>
          <table:table-cell table:style-name="ce8" office:value-type="float" office:value="1.136" calcext:value-type="float">
            <text:p>1,136</text:p>
          </table:table-cell>
          <table:table-cell table:style-name="ce8" office:value-type="float" office:value="110.152" calcext:value-type="float">
            <text:p>110,152</text:p>
          </table:table-cell>
          <table:table-cell table:style-name="ce8" office:value-type="string" calcext:value-type="string">
            <text:p><text:a xlink:href="#cite_note-tut_131633-110" xlink:type="simple">[8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rmenia" xlink:type="simple">Armenia</text:a> </text:p>
          </table:table-cell>
          <table:table-cell table:style-name="ce8" office:value-type="float" office:value="130.87" calcext:value-type="float">
            <text:p>130,87</text:p>
          </table:table-cell>
          <table:table-cell table:style-name="ce8" office:value-type="float" office:value="2.068" calcext:value-type="float">
            <text:p>2,068</text:p>
          </table:table-cell>
          <table:table-cell table:style-name="ce8" office:value-type="float" office:value="103.055" calcext:value-type="float">
            <text:p>103,055</text:p>
          </table:table-cell>
          <table:table-cell table:style-name="ce8" office:value-type="string" calcext:value-type="string">
            <text:p><text:a xlink:href="#cite_note-111" xlink:type="simple">[8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Kazakhstan" xlink:type="simple">Kazakhstan</text:a> </text:p>
          </table:table-cell>
          <table:table-cell table:style-name="ce8" office:value-type="float" office:value="129.213" calcext:value-type="float">
            <text:p>129,213</text:p>
          </table:table-cell>
          <table:table-cell table:style-name="ce8" office:value-type="float" office:value="1.99" calcext:value-type="float">
            <text:p>1,99</text:p>
          </table:table-cell>
          <table:table-cell table:style-name="ce8" office:value-type="float" office:value="115.384" calcext:value-type="float">
            <text:p>115,384</text:p>
          </table:table-cell>
          <table:table-cell table:style-name="ce8" office:value-type="string" calcext:value-type="string">
            <text:p><text:a xlink:href="#cite_note-112" xlink:type="simple">[89]</text:a><text:a xlink:href="#cite_note-113" xlink:type="simple">[9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Oman" xlink:type="simple">Oman</text:a> </text:p>
          </table:table-cell>
          <table:table-cell table:style-name="ce8" office:value-type="float" office:value="122.579" calcext:value-type="float">
            <text:p>122,579</text:p>
          </table:table-cell>
          <table:table-cell table:style-name="ce8" office:value-type="float" office:value="1.391" calcext:value-type="float">
            <text:p>1,391</text:p>
          </table:table-cell>
          <table:table-cell table:style-name="ce8" office:value-type="float" office:value="113.856" calcext:value-type="float">
            <text:p>113,856</text:p>
          </table:table-cell>
          <table:table-cell table:style-name="ce8" office:value-type="string" calcext:value-type="string">
            <text:p><text:a xlink:href="#cite_note-114" xlink:type="simple">[91]</text:a><text:a xlink:href="#cite_note-115" xlink:type="simple">[9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ebanon" xlink:type="simple">Lebanon</text:a> </text:p>
          </table:table-cell>
          <table:table-cell table:style-name="ce8" office:value-type="float" office:value="122.2" calcext:value-type="float">
            <text:p>122,2</text:p>
          </table:table-cell>
          <table:table-cell table:style-name="ce8" office:value-type="float" office:value="974" calcext:value-type="float">
            <text:p>974</text:p>
          </table:table-cell>
          <table:table-cell table:style-name="ce8" office:value-type="float" office:value="72.152" calcext:value-type="float">
            <text:p>72,152</text:p>
          </table:table-cell>
          <table:table-cell table:style-name="ce8" office:value-type="string" calcext:value-type="string">
            <text:p><text:a xlink:href="#cite_note-116" xlink:type="simple">[9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atemala" xlink:type="simple">Guatemala</text:a> </text:p>
          </table:table-cell>
          <table:table-cell table:style-name="ce8" office:value-type="float" office:value="119.989" calcext:value-type="float">
            <text:p>119,989</text:p>
          </table:table-cell>
          <table:table-cell table:style-name="ce8" office:value-type="float" office:value="4.107" calcext:value-type="float">
            <text:p>4,107</text:p>
          </table:table-cell>
          <table:table-cell table:style-name="ce8" office:value-type="float" office:value="108.854" calcext:value-type="float">
            <text:p>108,854</text:p>
          </table:table-cell>
          <table:table-cell table:style-name="ce8" office:value-type="string" calcext:value-type="string">
            <text:p><text:a xlink:href="#cite_note-117" xlink:type="simple">[9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roatia" xlink:type="simple">Croatia</text:a> </text:p>
          </table:table-cell>
          <table:table-cell table:style-name="ce8" office:value-type="float" office:value="119.706" calcext:value-type="float">
            <text:p>119,706</text:p>
          </table:table-cell>
          <table:table-cell table:style-name="ce8" office:value-type="float" office:value="1.6" calcext:value-type="float">
            <text:p>1,6</text:p>
          </table:table-cell>
          <table:table-cell table:style-name="ce8" office:value-type="float" office:value="95.698" calcext:value-type="float">
            <text:p>95,698</text:p>
          </table:table-cell>
          <table:table-cell table:style-name="ce8" office:value-type="string" calcext:value-type="string">
            <text:p><text:a xlink:href="#cite_note-118" xlink:type="simple">[9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eorgia_(country)" xlink:type="simple">Georgia</text:a><text:a xlink:href="#cite_note-119" xlink:type="simple">[x]</text:a> </text:p>
          </table:table-cell>
          <table:table-cell table:style-name="ce8" office:value-type="float" office:value="118.69" calcext:value-type="float">
            <text:p>118,69</text:p>
          </table:table-cell>
          <table:table-cell table:style-name="ce8" office:value-type="float" office:value="1.124" calcext:value-type="float">
            <text:p>1,124</text:p>
          </table:table-cell>
          <table:table-cell table:style-name="ce8" office:value-type="float" office:value="98.781" calcext:value-type="float">
            <text:p>98,781</text:p>
          </table:table-cell>
          <table:table-cell table:style-name="ce8" office:value-type="string" calcext:value-type="string">
            <text:p><text:a xlink:href="#cite_note-120" xlink:type="simple">[9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gypt" xlink:type="simple">Egypt</text:a><text:a xlink:href="#cite_note-121" xlink:type="simple">[y]</text:a> </text:p>
          </table:table-cell>
          <table:table-cell table:style-name="ce8" office:value-type="float" office:value="114.475" calcext:value-type="float">
            <text:p>114,475</text:p>
          </table:table-cell>
          <table:table-cell table:style-name="ce8" office:value-type="float" office:value="6.596" calcext:value-type="float">
            <text:p>6,596</text:p>
          </table:table-cell>
          <table:table-cell table:style-name="ce8" office:value-type="float" office:value="102.268" calcext:value-type="float">
            <text:p>102,268</text:p>
          </table:table-cell>
          <table:table-cell table:style-name="ce8" office:value-type="string" calcext:value-type="string">
            <text:p><text:a xlink:href="#cite_note-122" xlink:type="simple">[9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thiopia" xlink:type="simple">Ethiopia</text:a> </text:p>
          </table:table-cell>
          <table:table-cell table:style-name="ce8" office:value-type="float" office:value="108.438" calcext:value-type="float">
            <text:p>108,438</text:p>
          </table:table-cell>
          <table:table-cell table:style-name="ce8" office:value-type="float" office:value="1.686" calcext:value-type="float">
            <text:p>1,686</text:p>
          </table:table-cell>
          <table:table-cell table:style-name="ce8" office:value-type="float" office:value="67.506" calcext:value-type="float">
            <text:p>67,506</text:p>
          </table:table-cell>
          <table:table-cell table:style-name="ce8" office:value-type="string" calcext:value-type="string">
            <text:p><text:a xlink:href="#cite_note-et-web-123" xlink:type="simple">[98]</text:a><text:a xlink:href="#cite_note-124" xlink:type="simple">[9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Honduras" xlink:type="simple">Honduras</text:a> </text:p>
          </table:table-cell>
          <table:table-cell table:style-name="ce8" office:value-type="float" office:value="106.681" calcext:value-type="float">
            <text:p>106,681</text:p>
          </table:table-cell>
          <table:table-cell table:style-name="ce8" office:value-type="float" office:value="2.892" calcext:value-type="float">
            <text:p>2,892</text:p>
          </table:table-cell>
          <table:table-cell table:style-name="ce8" office:value-type="float" office:value="47.354" calcext:value-type="float">
            <text:p>47,354</text:p>
          </table:table-cell>
          <table:table-cell table:style-name="ce8" office:value-type="string" calcext:value-type="string">
            <text:p><text:a xlink:href="#cite_note-125" xlink:type="simple">[100]</text:a><text:a xlink:href="#cite_note-126" xlink:type="simple">[10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zerbaijan" xlink:type="simple">Azerbaijan</text:a><text:a xlink:href="#cite_note-127" xlink:type="simple">[z]</text:a> </text:p>
          </table:table-cell>
          <table:table-cell table:style-name="ce8" office:value-type="float" office:value="106.101" calcext:value-type="float">
            <text:p>106,101</text:p>
          </table:table-cell>
          <table:table-cell table:style-name="ce8" office:value-type="float" office:value="1.256" calcext:value-type="float">
            <text:p>1,256</text:p>
          </table:table-cell>
          <table:table-cell table:style-name="ce8" office:value-type="float" office:value="68.572" calcext:value-type="float">
            <text:p>68,572</text:p>
          </table:table-cell>
          <table:table-cell table:style-name="ce8" office:value-type="string" calcext:value-type="string">
            <text:p><text:a xlink:href="#cite_note-128" xlink:type="simple">[10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ldova" xlink:type="simple">Moldova</text:a><text:a xlink:href="#cite_note-129" xlink:type="simple">[aa]</text:a> </text:p>
          </table:table-cell>
          <table:table-cell table:style-name="ce8" office:value-type="float" office:value="104.14" calcext:value-type="float">
            <text:p>104,14</text:p>
          </table:table-cell>
          <table:table-cell table:style-name="ce8" office:value-type="float" office:value="2.25" calcext:value-type="float">
            <text:p>2,25</text:p>
          </table:table-cell>
          <table:table-cell table:style-name="ce8" office:value-type="float" office:value="91.797" calcext:value-type="float">
            <text:p>91,797</text:p>
          </table:table-cell>
          <table:table-cell table:style-name="ce8" office:value-type="string" calcext:value-type="string">
            <text:p><text:a xlink:href="#cite_note-130" xlink:type="simple">[10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lovakia" xlink:type="simple">Slovakia</text:a> </text:p>
          </table:table-cell>
          <table:table-cell table:style-name="ce8" office:value-type="float" office:value="103.106" calcext:value-type="float">
            <text:p>103,106</text:p>
          </table:table-cell>
          <table:table-cell table:style-name="ce8" office:value-type="float" office:value="771" calcext:value-type="float">
            <text:p>771</text:p>
          </table:table-cell>
          <table:table-cell table:style-name="ce8" office:value-type="float" office:value="59.285" calcext:value-type="float">
            <text:p>59,285</text:p>
          </table:table-cell>
          <table:table-cell table:style-name="ce8" office:value-type="string" calcext:value-type="string">
            <text:p><text:a xlink:href="#cite_note-131" xlink:type="simple">[10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Venezuela" xlink:type="simple">Venezuela</text:a> </text:p>
          </table:table-cell>
          <table:table-cell table:style-name="ce8" office:value-type="float" office:value="100.817" calcext:value-type="float">
            <text:p>100,817</text:p>
          </table:table-cell>
          <table:table-cell table:style-name="ce8" office:value-type="float" office:value="880" calcext:value-type="float">
            <text:p>880</text:p>
          </table:table-cell>
          <table:table-cell table:style-name="ce8" office:value-type="float" office:value="95.669" calcext:value-type="float">
            <text:p>95,669</text:p>
          </table:table-cell>
          <table:table-cell table:style-name="ce8" office:value-type="string" calcext:value-type="string">
            <text:p><text:a xlink:href="#cite_note-132" xlink:type="simple">[10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reece" xlink:type="simple">Greece</text:a> </text:p>
          </table:table-cell>
          <table:table-cell table:style-name="ce8" office:value-type="float" office:value="99.306" calcext:value-type="float">
            <text:p>99,306</text:p>
          </table:table-cell>
          <table:table-cell table:style-name="ce8" office:value-type="float" office:value="2.001" calcext:value-type="float">
            <text:p>2,001</text:p>
          </table:table-cell>
          <table:table-cell table:style-name="ce8" office:value-type="string" calcext:value-type="string">
            <text:p>No data</text:p>
          </table:table-cell>
          <table:table-cell table:style-name="ce8" office:value-type="string" calcext:value-type="string">
            <text:p><text:a xlink:href="#cite_note-133" xlink:type="simple">[10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unisia" xlink:type="simple">Tunisia</text:a> </text:p>
          </table:table-cell>
          <table:table-cell table:style-name="ce8" office:value-type="float" office:value="92.475" calcext:value-type="float">
            <text:p>92,475</text:p>
          </table:table-cell>
          <table:table-cell table:style-name="ce8" office:value-type="float" office:value="3.034" calcext:value-type="float">
            <text:p>3,034</text:p>
          </table:table-cell>
          <table:table-cell table:style-name="ce8" office:value-type="float" office:value="67.453" calcext:value-type="float">
            <text:p>67,453</text:p>
          </table:table-cell>
          <table:table-cell table:style-name="ce8" office:value-type="string" calcext:value-type="string">
            <text:p><text:a xlink:href="#cite_note-mdls-134" xlink:type="simple">[10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yanmar" xlink:type="simple">Myanmar</text:a> </text:p>
          </table:table-cell>
          <table:table-cell table:style-name="ce8" office:value-type="float" office:value="86.633" calcext:value-type="float">
            <text:p>86,633</text:p>
          </table:table-cell>
          <table:table-cell table:style-name="ce8" office:value-type="float" office:value="1.865" calcext:value-type="float">
            <text:p>1,865</text:p>
          </table:table-cell>
          <table:table-cell table:style-name="ce8" office:value-type="float" office:value="65.972" calcext:value-type="float">
            <text:p>65,972</text:p>
          </table:table-cell>
          <table:table-cell table:style-name="ce8" office:value-type="string" calcext:value-type="string">
            <text:p><text:a xlink:href="#cite_note-135" xlink:type="simple">[10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inland_China" xlink:type="simple">China</text:a><text:a xlink:href="#cite_note-136" xlink:type="simple">[ab]</text:a> </text:p>
          </table:table-cell>
          <table:table-cell table:style-name="ce8" office:value-type="float" office:value="86.495" calcext:value-type="float">
            <text:p>86,495</text:p>
          </table:table-cell>
          <table:table-cell table:style-name="ce8" office:value-type="float" office:value="4.634" calcext:value-type="float">
            <text:p>4,634</text:p>
          </table:table-cell>
          <table:table-cell table:style-name="ce8" office:value-type="float" office:value="81.558" calcext:value-type="float">
            <text:p>81,558</text:p>
          </table:table-cell>
          <table:table-cell table:style-name="ce8" office:value-type="string" calcext:value-type="string">
            <text:p><text:a xlink:href="#cite_note-137" xlink:type="simple">[10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ahrain" xlink:type="simple">Bahrain</text:a> </text:p>
          </table:table-cell>
          <table:table-cell table:style-name="ce8" office:value-type="float" office:value="86.185" calcext:value-type="float">
            <text:p>86,185</text:p>
          </table:table-cell>
          <table:table-cell table:style-name="ce8" office:value-type="float" office:value="340" calcext:value-type="float">
            <text:p>340</text:p>
          </table:table-cell>
          <table:table-cell table:style-name="ce8" office:value-type="float" office:value="84.335" calcext:value-type="float">
            <text:p>84,335</text:p>
          </table:table-cell>
          <table:table-cell table:style-name="ce8" office:value-type="string" calcext:value-type="string">
            <text:p><text:a xlink:href="#cite_note-138" xlink:type="simple">[11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osnia_and_Herzegovina" xlink:type="simple">Bosnia and Herzegovina</text:a> </text:p>
          </table:table-cell>
          <table:table-cell table:style-name="ce8" office:value-type="float" office:value="85.431" calcext:value-type="float">
            <text:p>85,431</text:p>
          </table:table-cell>
          <table:table-cell table:style-name="ce8" office:value-type="float" office:value="2.542" calcext:value-type="float">
            <text:p>2,542</text:p>
          </table:table-cell>
          <table:table-cell table:style-name="ce8" office:value-type="float" office:value="50.001" calcext:value-type="float">
            <text:p>50,001</text:p>
          </table:table-cell>
          <table:table-cell table:style-name="ce8" office:value-type="string" calcext:value-type="string">
            <text:p><text:a xlink:href="#cite_note-139" xlink:type="simple">[11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Kenya" xlink:type="simple">Kenya</text:a> </text:p>
          </table:table-cell>
          <table:table-cell table:style-name="ce8" office:value-type="float" office:value="81.656" calcext:value-type="float">
            <text:p>81,656</text:p>
          </table:table-cell>
          <table:table-cell table:style-name="ce8" office:value-type="float" office:value="1.441" calcext:value-type="float">
            <text:p>1,441</text:p>
          </table:table-cell>
          <table:table-cell table:style-name="ce8" office:value-type="float" office:value="54.125" calcext:value-type="float">
            <text:p>54,125</text:p>
          </table:table-cell>
          <table:table-cell table:style-name="ce8" office:value-type="string" calcext:value-type="string">
            <text:p><text:a xlink:href="#cite_note-140" xlink:type="simple">[11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ibya" xlink:type="simple">Libya</text:a> </text:p>
          </table:table-cell>
          <table:table-cell table:style-name="ce8" office:value-type="float" office:value="80.407" calcext:value-type="float">
            <text:p>80,407</text:p>
          </table:table-cell>
          <table:table-cell table:style-name="ce8" office:value-type="float" office:value="1.14" calcext:value-type="float">
            <text:p>1,14</text:p>
          </table:table-cell>
          <table:table-cell table:style-name="ce8" office:value-type="float" office:value="51.585" calcext:value-type="float">
            <text:p>51,585</text:p>
          </table:table-cell>
          <table:table-cell table:style-name="ce8" office:value-type="string" calcext:value-type="string">
            <text:p><text:a xlink:href="#cite_note-141" xlink:type="simple">[113]</text:a><text:a xlink:href="#cite_note-142" xlink:type="simple">[11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araguay" xlink:type="simple">Paraguay</text:a> </text:p>
          </table:table-cell>
          <table:table-cell table:style-name="ce8" office:value-type="float" office:value="79.517" calcext:value-type="float">
            <text:p>79,517</text:p>
          </table:table-cell>
          <table:table-cell table:style-name="ce8" office:value-type="float" office:value="1.704" calcext:value-type="float">
            <text:p>1,704</text:p>
          </table:table-cell>
          <table:table-cell table:style-name="ce8" office:value-type="float" office:value="56.51" calcext:value-type="float">
            <text:p>56,51</text:p>
          </table:table-cell>
          <table:table-cell table:style-name="ce8" office:value-type="string" calcext:value-type="string">
            <text:p><text:a xlink:href="#cite_note-143" xlink:type="simple">[11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lgeria" xlink:type="simple">Algeria</text:a> </text:p>
          </table:table-cell>
          <table:table-cell table:style-name="ce8" office:value-type="float" office:value="79.11" calcext:value-type="float">
            <text:p>79,11</text:p>
          </table:table-cell>
          <table:table-cell table:style-name="ce8" office:value-type="float" office:value="2.352" calcext:value-type="float">
            <text:p>2,352</text:p>
          </table:table-cell>
          <table:table-cell table:style-name="ce8" office:value-type="float" office:value="51.334" calcext:value-type="float">
            <text:p>51,334</text:p>
          </table:table-cell>
          <table:table-cell table:style-name="ce8" office:value-type="string" calcext:value-type="string">
            <text:p><text:a xlink:href="#cite_note-144" xlink:type="simple">[116]</text:a><text:a xlink:href="#cite_note-145" xlink:type="simple">[11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State_of_Palestine" xlink:type="simple">Palestine</text:a> </text:p>
          </table:table-cell>
          <table:table-cell table:style-name="ce8" office:value-type="float" office:value="76.727" calcext:value-type="float">
            <text:p>76,727</text:p>
          </table:table-cell>
          <table:table-cell table:style-name="ce8" office:value-type="float" office:value="665" calcext:value-type="float">
            <text:p>665</text:p>
          </table:table-cell>
          <table:table-cell table:style-name="ce8" office:value-type="float" office:value="60.499" calcext:value-type="float">
            <text:p>60,499</text:p>
          </table:table-cell>
          <table:table-cell table:style-name="ce8" office:value-type="string" calcext:value-type="string">
            <text:p><text:a xlink:href="#cite_note-146" xlink:type="simple">[11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Uzbekistan" xlink:type="simple">Uzbekistan</text:a> </text:p>
          </table:table-cell>
          <table:table-cell table:style-name="ce8" office:value-type="float" office:value="72.409" calcext:value-type="float">
            <text:p>72,409</text:p>
          </table:table-cell>
          <table:table-cell table:style-name="ce8" office:value-type="float" office:value="607" calcext:value-type="float">
            <text:p>607</text:p>
          </table:table-cell>
          <table:table-cell table:style-name="ce8" office:value-type="float" office:value="69.67" calcext:value-type="float">
            <text:p>69,67</text:p>
          </table:table-cell>
          <table:table-cell table:style-name="ce8" office:value-type="string" calcext:value-type="string">
            <text:p><text:a xlink:href="#cite_note-147" xlink:type="simple">[11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Denmark" xlink:type="simple">Denmark</text:a><text:a xlink:href="#cite_note-148" xlink:type="simple">[ac]</text:a> </text:p>
          </table:table-cell>
          <table:table-cell table:style-name="ce8" office:value-type="float" office:value="71.654" calcext:value-type="float">
            <text:p>71,654</text:p>
          </table:table-cell>
          <table:table-cell table:style-name="ce8" office:value-type="float" office:value="789" calcext:value-type="float">
            <text:p>789</text:p>
          </table:table-cell>
          <table:table-cell table:style-name="ce8" office:value-type="float" office:value="56.032" calcext:value-type="float">
            <text:p>56,032</text:p>
          </table:table-cell>
          <table:table-cell table:style-name="ce8" office:value-type="string" calcext:value-type="string">
            <text:p><text:a xlink:href="#cite_note-gov-dk-149" xlink:type="simple">[120]</text:a><text:a xlink:href="#cite_note-150" xlink:type="simple">[12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Kyrgyzstan" xlink:type="simple">Kyrgyzstan</text:a> </text:p>
          </table:table-cell>
          <table:table-cell table:style-name="ce8" office:value-type="float" office:value="71.548" calcext:value-type="float">
            <text:p>71,548</text:p>
          </table:table-cell>
          <table:table-cell table:style-name="ce8" office:value-type="float" office:value="1.256" calcext:value-type="float">
            <text:p>1,256</text:p>
          </table:table-cell>
          <table:table-cell table:style-name="ce8" office:value-type="float" office:value="62.946" calcext:value-type="float">
            <text:p>62,946</text:p>
          </table:table-cell>
          <table:table-cell table:style-name="ce8" office:value-type="string" calcext:value-type="string">
            <text:p><text:a xlink:href="#cite_note-151" xlink:type="simple">[12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Republic_of_Ireland" xlink:type="simple">Ireland</text:a> </text:p>
          </table:table-cell>
          <table:table-cell table:style-name="ce8" office:value-type="float" office:value="71.699" calcext:value-type="float">
            <text:p>71,699</text:p>
          </table:table-cell>
          <table:table-cell table:style-name="ce8" office:value-type="float" office:value="2.043" calcext:value-type="float">
            <text:p>2,043</text:p>
          </table:table-cell>
          <table:table-cell table:style-name="ce8" office:value-type="float" office:value="25.097" calcext:value-type="float">
            <text:p>25,097</text:p>
          </table:table-cell>
          <table:table-cell table:style-name="ce8" office:value-type="string" calcext:value-type="string">
            <text:p><text:a xlink:href="#cite_note-152" xlink:type="simple">[123]</text:a><text:a xlink:href="#cite_note-153" xlink:type="simple">[12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lovenia" xlink:type="simple">Slovenia</text:a> </text:p>
          </table:table-cell>
          <table:table-cell table:style-name="ce8" office:value-type="float" office:value="69.306" calcext:value-type="float">
            <text:p>69,306</text:p>
          </table:table-cell>
          <table:table-cell table:style-name="ce8" office:value-type="float" office:value="1.199" calcext:value-type="float">
            <text:p>1,199</text:p>
          </table:table-cell>
          <table:table-cell table:style-name="ce8" office:value-type="string" calcext:value-type="string">
            <text:p>No data</text:p>
          </table:table-cell>
          <table:table-cell table:style-name="ce8" office:value-type="string" calcext:value-type="string">
            <text:p><text:a xlink:href="#cite_note-154" xlink:type="simple">[125]</text:a><text:a xlink:href="#cite_note-155" xlink:type="simple">[12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igeria" xlink:type="simple">Nigeria</text:a> </text:p>
          </table:table-cell>
          <table:table-cell table:style-name="ce8" office:value-type="float" office:value="66.974" calcext:value-type="float">
            <text:p>66,974</text:p>
          </table:table-cell>
          <table:table-cell table:style-name="ce8" office:value-type="float" office:value="1.169" calcext:value-type="float">
            <text:p>1,169</text:p>
          </table:table-cell>
          <table:table-cell table:style-name="ce8" office:value-type="float" office:value="62.585" calcext:value-type="float">
            <text:p>62,585</text:p>
          </table:table-cell>
          <table:table-cell table:style-name="ce8" office:value-type="string" calcext:value-type="string">
            <text:p><text:a xlink:href="#cite_note-156" xlink:type="simple">[12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laysia" xlink:type="simple">Malaysia</text:a> </text:p>
          </table:table-cell>
          <table:table-cell table:style-name="ce8" office:value-type="float" office:value="61.861" calcext:value-type="float">
            <text:p>61,861</text:p>
          </table:table-cell>
          <table:table-cell table:style-name="ce8" office:value-type="float" office:value="350" calcext:value-type="float">
            <text:p>350</text:p>
          </table:table-cell>
          <table:table-cell table:style-name="ce8" office:value-type="float" office:value="50.204" calcext:value-type="float">
            <text:p>50,204</text:p>
          </table:table-cell>
          <table:table-cell table:style-name="ce8" office:value-type="string" calcext:value-type="string">
            <text:p><text:a xlink:href="#cite_note-157" xlink:type="simple">[12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orth_Macedonia" xlink:type="simple">North Macedonia</text:a> </text:p>
          </table:table-cell>
          <table:table-cell table:style-name="ce8" office:value-type="float" office:value="59.701" calcext:value-type="float">
            <text:p>59,701</text:p>
          </table:table-cell>
          <table:table-cell table:style-name="ce8" office:value-type="float" office:value="1.658" calcext:value-type="float">
            <text:p>1,658</text:p>
          </table:table-cell>
          <table:table-cell table:style-name="ce8" office:value-type="float" office:value="36.825" calcext:value-type="float">
            <text:p>36,825</text:p>
          </table:table-cell>
          <table:table-cell table:style-name="ce8" office:value-type="string" calcext:value-type="string">
            <text:p><text:a xlink:href="#cite_note-158" xlink:type="simple">[129]</text:a><text:a xlink:href="#cite_note-159" xlink:type="simple">[13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ingapore" xlink:type="simple">Singapore</text:a> </text:p>
          </table:table-cell>
          <table:table-cell table:style-name="ce8" office:value-type="float" office:value="58.195" calcext:value-type="float">
            <text:p>58,195</text:p>
          </table:table-cell>
          <table:table-cell table:style-name="ce8" office:value-type="float" office:value="28" calcext:value-type="float">
            <text:p>28</text:p>
          </table:table-cell>
          <table:table-cell table:style-name="ce8" office:value-type="float" office:value="58.104" calcext:value-type="float">
            <text:p>58,104</text:p>
          </table:table-cell>
          <table:table-cell table:style-name="ce8" office:value-type="string" calcext:value-type="string">
            <text:p><text:a xlink:href="#cite_note-160" xlink:type="simple">[13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ithuania" xlink:type="simple">Lithuania</text:a> </text:p>
          </table:table-cell>
          <table:table-cell table:style-name="ce8" office:value-type="float" office:value="56.095" calcext:value-type="float">
            <text:p>56,095</text:p>
          </table:table-cell>
          <table:table-cell table:style-name="ce8" office:value-type="float" office:value="471" calcext:value-type="float">
            <text:p>471</text:p>
          </table:table-cell>
          <table:table-cell table:style-name="ce8" office:value-type="float" office:value="13.514" calcext:value-type="float">
            <text:p>13,514</text:p>
          </table:table-cell>
          <table:table-cell table:style-name="ce8" office:value-type="string" calcext:value-type="string">
            <text:p><text:a xlink:href="#cite_note-161" xlink:type="simple">[132]</text:a><text:a xlink:href="#cite_note-162" xlink:type="simple">[13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hana" xlink:type="simple">Ghana</text:a> </text:p>
          </table:table-cell>
          <table:table-cell table:style-name="ce8" office:value-type="float" office:value="51.225" calcext:value-type="float">
            <text:p>51,225</text:p>
          </table:table-cell>
          <table:table-cell table:style-name="ce8" office:value-type="float" office:value="323" calcext:value-type="float">
            <text:p>323</text:p>
          </table:table-cell>
          <table:table-cell table:style-name="ce8" office:value-type="float" office:value="50.127" calcext:value-type="float">
            <text:p>50,127</text:p>
          </table:table-cell>
          <table:table-cell table:style-name="ce8" office:value-type="string" calcext:value-type="string">
            <text:p><text:a xlink:href="#cite_note-163" xlink:type="simple">[13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uerto_Rico" xlink:type="simple">Puerto Rico</text:a> </text:p>
          </table:table-cell>
          <table:table-cell table:style-name="ce8" office:value-type="float" office:value="47.345" calcext:value-type="float">
            <text:p>47,345</text:p>
          </table:table-cell>
          <table:table-cell table:style-name="ce8" office:value-type="float" office:value="1.052" calcext:value-type="float">
            <text:p>1,052</text:p>
          </table:table-cell>
          <table:table-cell table:style-name="ce8" office:value-type="string" calcext:value-type="string">
            <text:p>No data</text:p>
          </table:table-cell>
          <table:table-cell table:style-name="ce8" office:value-type="string" calcext:value-type="string">
            <text:p><text:a xlink:href="#cite_note-164" xlink:type="simple">[135]</text:a><text:a xlink:href="#cite_note-165" xlink:type="simple">[13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fghanistan" xlink:type="simple">Afghanistan</text:a> </text:p>
          </table:table-cell>
          <table:table-cell table:style-name="ce8" office:value-type="float" office:value="45.402" calcext:value-type="float">
            <text:p>45,402</text:p>
          </table:table-cell>
          <table:table-cell table:style-name="ce8" office:value-type="float" office:value="1.737" calcext:value-type="float">
            <text:p>1,737</text:p>
          </table:table-cell>
          <table:table-cell table:style-name="ce8" office:value-type="float" office:value="36.177" calcext:value-type="float">
            <text:p>36,177</text:p>
          </table:table-cell>
          <table:table-cell table:style-name="ce8" office:value-type="string" calcext:value-type="string">
            <text:p><text:a xlink:href="#cite_note-166" xlink:type="simple">[13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l_Salvador" xlink:type="simple">El Salvador</text:a> </text:p>
          </table:table-cell>
          <table:table-cell table:style-name="ce8" office:value-type="float" office:value="38.405" calcext:value-type="float">
            <text:p>38,405</text:p>
          </table:table-cell>
          <table:table-cell table:style-name="ce8" office:value-type="float" office:value="1.102" calcext:value-type="float">
            <text:p>1,102</text:p>
          </table:table-cell>
          <table:table-cell table:style-name="ce8" office:value-type="float" office:value="35.078" calcext:value-type="float">
            <text:p>35,078</text:p>
          </table:table-cell>
          <table:table-cell table:style-name="ce8" office:value-type="string" calcext:value-type="string">
            <text:p><text:a xlink:href="#cite_note-167" xlink:type="simple">[13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Kosovo" xlink:type="simple">Kosovo</text:a> </text:p>
          </table:table-cell>
          <table:table-cell table:style-name="ce8" office:value-type="float" office:value="37.792" calcext:value-type="float">
            <text:p>37,792</text:p>
          </table:table-cell>
          <table:table-cell table:style-name="ce8" office:value-type="float" office:value="975" calcext:value-type="float">
            <text:p>975</text:p>
          </table:table-cell>
          <table:table-cell table:style-name="ce8" office:value-type="float" office:value="23.274" calcext:value-type="float">
            <text:p>23,274</text:p>
          </table:table-cell>
          <table:table-cell table:style-name="ce8" office:value-type="string" calcext:value-type="string">
            <text:p><text:a xlink:href="#cite_note-168" xlink:type="simple">[13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lbania" xlink:type="simple">Albania</text:a> </text:p>
          </table:table-cell>
          <table:table-cell table:style-name="ce8" office:value-type="float" office:value="36.245" calcext:value-type="float">
            <text:p>36,245</text:p>
          </table:table-cell>
          <table:table-cell table:style-name="ce8" office:value-type="float" office:value="771" calcext:value-type="float">
            <text:p>771</text:p>
          </table:table-cell>
          <table:table-cell table:style-name="ce8" office:value-type="float" office:value="17.755" calcext:value-type="float">
            <text:p>17,755</text:p>
          </table:table-cell>
          <table:table-cell table:style-name="ce8" office:value-type="string" calcext:value-type="string">
            <text:p><text:a xlink:href="#cite_note-169" xlink:type="simple">[140]</text:a><text:a xlink:href="#cite_note-170" xlink:type="simple">[14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orway" xlink:type="simple">Norway</text:a><text:a xlink:href="#cite_note-173" xlink:type="simple">[ad]</text:a> </text:p>
          </table:table-cell>
          <table:table-cell table:style-name="ce8" office:value-type="float" office:value="33.988" calcext:value-type="float">
            <text:p>33,988</text:p>
          </table:table-cell>
          <table:table-cell table:style-name="ce8" office:value-type="float" office:value="316" calcext:value-type="float">
            <text:p>316</text:p>
          </table:table-cell>
          <table:table-cell table:style-name="ce8" office:value-type="float" office:value="20.956" calcext:value-type="float">
            <text:p>20,956</text:p>
          </table:table-cell>
          <table:table-cell table:style-name="ce8" office:value-type="string" calcext:value-type="string">
            <text:p><text:a xlink:href="#cite_note-VG-174" xlink:type="simple">[14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ntenegro" xlink:type="simple">Montenegro</text:a> </text:p>
          </table:table-cell>
          <table:table-cell table:style-name="ce8" office:value-type="float" office:value="33.316" calcext:value-type="float">
            <text:p>33,316</text:p>
          </table:table-cell>
          <table:table-cell table:style-name="ce8" office:value-type="float" office:value="469" calcext:value-type="float">
            <text:p>469</text:p>
          </table:table-cell>
          <table:table-cell table:style-name="ce8" office:value-type="float" office:value="21.721" calcext:value-type="float">
            <text:p>21,721</text:p>
          </table:table-cell>
          <table:table-cell table:style-name="ce8" office:value-type="string" calcext:value-type="string">
            <text:p><text:a xlink:href="#cite_note-175" xlink:type="simple">[14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uth_Korea" xlink:type="simple">South Korea</text:a> </text:p>
          </table:table-cell>
          <table:table-cell table:style-name="ce8" office:value-type="float" office:value="32.887" calcext:value-type="float">
            <text:p>32,887</text:p>
          </table:table-cell>
          <table:table-cell table:style-name="ce8" office:value-type="float" office:value="516" calcext:value-type="float">
            <text:p>516</text:p>
          </table:table-cell>
          <table:table-cell table:style-name="ce8" office:value-type="float" office:value="27.103" calcext:value-type="float">
            <text:p>27,103</text:p>
          </table:table-cell>
          <table:table-cell table:style-name="ce8" office:value-type="string" calcext:value-type="string">
            <text:p><text:a xlink:href="#cite_note-176" xlink:type="simple">[146]</text:a><text:a xlink:href="#cite_note-177" xlink:type="simple">[14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uxembourg" xlink:type="simple">Luxembourg</text:a> </text:p>
          </table:table-cell>
          <table:table-cell table:style-name="ce8" office:value-type="float" office:value="32.873" calcext:value-type="float">
            <text:p>32,873</text:p>
          </table:table-cell>
          <table:table-cell table:style-name="ce8" office:value-type="float" office:value="294" calcext:value-type="float">
            <text:p>294</text:p>
          </table:table-cell>
          <table:table-cell table:style-name="ce8" office:value-type="float" office:value="23.404" calcext:value-type="float">
            <text:p>23,404</text:p>
          </table:table-cell>
          <table:table-cell table:style-name="ce8" office:value-type="string" calcext:value-type="string">
            <text:p><text:a xlink:href="#cite_note-178" xlink:type="simple">[14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ustralia" xlink:type="simple">Australia</text:a><text:a xlink:href="#cite_note-179" xlink:type="simple">[ae]</text:a> </text:p>
          </table:table-cell>
          <table:table-cell table:style-name="ce8" office:value-type="float" office:value="27.874" calcext:value-type="float">
            <text:p>27,874</text:p>
          </table:table-cell>
          <table:table-cell table:style-name="ce8" office:value-type="float" office:value="907" calcext:value-type="float">
            <text:p>907</text:p>
          </table:table-cell>
          <table:table-cell table:style-name="ce8" office:value-type="float" office:value="25.384" calcext:value-type="float">
            <text:p>25,384</text:p>
          </table:table-cell>
          <table:table-cell table:style-name="ce8" office:value-type="string" calcext:value-type="string">
            <text:p><text:a xlink:href="#cite_note-180" xlink:type="simple">[14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Finland" xlink:type="simple">Finland</text:a><text:a xlink:href="#cite_note-183" xlink:type="simple">[af]</text:a> </text:p>
          </table:table-cell>
          <table:table-cell table:style-name="ce8" office:value-type="float" office:value="23.766" calcext:value-type="float">
            <text:p>23,766</text:p>
          </table:table-cell>
          <table:table-cell table:style-name="ce8" office:value-type="float" office:value="384" calcext:value-type="float">
            <text:p>384</text:p>
          </table:table-cell>
          <table:table-cell table:style-name="ce8" office:value-type="float" office:value="15.3" calcext:value-type="float">
            <text:p>15,3</text:p>
          </table:table-cell>
          <table:table-cell table:style-name="ce8" office:value-type="string" calcext:value-type="string">
            <text:p><text:a xlink:href="#cite_note-fi-map-184" xlink:type="simple">[15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ameroon" xlink:type="simple">Cameroon</text:a> </text:p>
          </table:table-cell>
          <table:table-cell table:style-name="ce8" office:value-type="float" office:value="22.692" calcext:value-type="float">
            <text:p>22,692</text:p>
          </table:table-cell>
          <table:table-cell table:style-name="ce8" office:value-type="float" office:value="433" calcext:value-type="float">
            <text:p>433</text:p>
          </table:table-cell>
          <table:table-cell table:style-name="ce8" office:value-type="float" office:value="21.51" calcext:value-type="float">
            <text:p>21,51</text:p>
          </table:table-cell>
          <table:table-cell table:style-name="ce8" office:value-type="string" calcext:value-type="string">
            <text:p><text:a xlink:href="#cite_note-185" xlink:type="simple">[153]</text:a><text:a xlink:href="#cite_note-186" xlink:type="simple">[15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ri_Lanka" xlink:type="simple">Sri Lanka</text:a> </text:p>
          </table:table-cell>
          <table:table-cell table:style-name="ce8" office:value-type="float" office:value="22.279" calcext:value-type="float">
            <text:p>22,279</text:p>
          </table:table-cell>
          <table:table-cell table:style-name="ce8" office:value-type="float" office:value="99" calcext:value-type="float">
            <text:p>99</text:p>
          </table:table-cell>
          <table:table-cell table:style-name="ce8" office:value-type="float" office:value="16.266" calcext:value-type="float">
            <text:p>16,266</text:p>
          </table:table-cell>
          <table:table-cell table:style-name="ce8" office:value-type="string" calcext:value-type="string">
            <text:p><text:a xlink:href="#cite_note-187" xlink:type="simple">[155]</text:a><text:a xlink:href="#cite_note-188" xlink:type="simple">[15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vory_Coast" xlink:type="simple">Ivory Coast</text:a> </text:p>
          </table:table-cell>
          <table:table-cell table:style-name="ce8" office:value-type="float" office:value="21.148" calcext:value-type="float">
            <text:p>21,148</text:p>
          </table:table-cell>
          <table:table-cell table:style-name="ce8" office:value-type="float" office:value="131" calcext:value-type="float">
            <text:p>131</text:p>
          </table:table-cell>
          <table:table-cell table:style-name="ce8" office:value-type="float" office:value="20.819" calcext:value-type="float">
            <text:p>20,819</text:p>
          </table:table-cell>
          <table:table-cell table:style-name="ce8" office:value-type="string" calcext:value-type="string">
            <text:p><text:a xlink:href="#cite_note-189" xlink:type="simple">[15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Uganda" xlink:type="simple">Uganda</text:a> </text:p>
          </table:table-cell>
          <table:table-cell table:style-name="ce8" office:value-type="float" office:value="19.588" calcext:value-type="float">
            <text:p>19,588</text:p>
          </table:table-cell>
          <table:table-cell table:style-name="ce8" office:value-type="float" office:value="197" calcext:value-type="float">
            <text:p>197</text:p>
          </table:table-cell>
          <table:table-cell table:style-name="ce8" office:value-type="float" office:value="8.84" calcext:value-type="float">
            <text:p>8,84</text:p>
          </table:table-cell>
          <table:table-cell table:style-name="ce8" office:value-type="string" calcext:value-type="string">
            <text:p><text:a xlink:href="#cite_note-190" xlink:type="simple">[158]</text:a><text:a xlink:href="#cite_note-191" xlink:type="simple">[15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Zambia" xlink:type="simple">Zambia</text:a> </text:p>
          </table:table-cell>
          <table:table-cell table:style-name="ce8" office:value-type="float" office:value="17.553" calcext:value-type="float">
            <text:p>17,553</text:p>
          </table:table-cell>
          <table:table-cell table:style-name="ce8" office:value-type="float" office:value="357" calcext:value-type="float">
            <text:p>357</text:p>
          </table:table-cell>
          <table:table-cell table:style-name="ce8" office:value-type="float" office:value="16.779" calcext:value-type="float">
            <text:p>16,779</text:p>
          </table:table-cell>
          <table:table-cell table:style-name="ce8" office:value-type="string" calcext:value-type="string">
            <text:p><text:a xlink:href="#cite_note-192" xlink:type="simple">[160]</text:a><text:a xlink:href="#cite_note-193" xlink:type="simple">[16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dagascar" xlink:type="simple">Madagascar</text:a> </text:p>
          </table:table-cell>
          <table:table-cell table:style-name="ce8" office:value-type="float" office:value="17.31" calcext:value-type="float">
            <text:p>17,31</text:p>
          </table:table-cell>
          <table:table-cell table:style-name="ce8" office:value-type="float" office:value="250" calcext:value-type="float">
            <text:p>250</text:p>
          </table:table-cell>
          <table:table-cell table:style-name="ce8" office:value-type="float" office:value="16.592" calcext:value-type="float">
            <text:p>16,592</text:p>
          </table:table-cell>
          <table:table-cell table:style-name="ce8" office:value-type="string" calcext:value-type="string">
            <text:p><text:a xlink:href="#cite_note-194" xlink:type="simple">[16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udan" xlink:type="simple">Sudan</text:a> </text:p>
          </table:table-cell>
          <table:table-cell table:style-name="ce8" office:value-type="float" office:value="16.431" calcext:value-type="float">
            <text:p>16,431</text:p>
          </table:table-cell>
          <table:table-cell table:style-name="ce8" office:value-type="float" office:value="1.202" calcext:value-type="float">
            <text:p>1,202</text:p>
          </table:table-cell>
          <table:table-cell table:style-name="ce8" office:value-type="float" office:value="9.854" calcext:value-type="float">
            <text:p>9,854</text:p>
          </table:table-cell>
          <table:table-cell table:style-name="ce8" office:value-type="string" calcext:value-type="string">
            <text:p><text:a xlink:href="#cite_note-195" xlink:type="simple">[163]</text:a><text:a xlink:href="#cite_note-196" xlink:type="simple">[16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enegal" xlink:type="simple">Senegal</text:a> </text:p>
          </table:table-cell>
          <table:table-cell table:style-name="ce8" office:value-type="float" office:value="15.927" calcext:value-type="float">
            <text:p>15,927</text:p>
          </table:table-cell>
          <table:table-cell table:style-name="ce8" office:value-type="float" office:value="330" calcext:value-type="float">
            <text:p>330</text:p>
          </table:table-cell>
          <table:table-cell table:style-name="ce8" office:value-type="float" office:value="15.54" calcext:value-type="float">
            <text:p>15,54</text:p>
          </table:table-cell>
          <table:table-cell table:style-name="ce8" office:value-type="string" calcext:value-type="string">
            <text:p><text:a xlink:href="#cite_note-197" xlink:type="simple">[16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zambique" xlink:type="simple">Mozambique</text:a> </text:p>
          </table:table-cell>
          <table:table-cell table:style-name="ce8" office:value-type="float" office:value="15.467" calcext:value-type="float">
            <text:p>15,467</text:p>
          </table:table-cell>
          <table:table-cell table:style-name="ce8" office:value-type="float" office:value="128" calcext:value-type="float">
            <text:p>128</text:p>
          </table:table-cell>
          <table:table-cell table:style-name="ce8" office:value-type="float" office:value="13.52" calcext:value-type="float">
            <text:p>13,52</text:p>
          </table:table-cell>
          <table:table-cell table:style-name="ce8" office:value-type="string" calcext:value-type="string">
            <text:p><text:a xlink:href="#cite_note-198" xlink:type="simple">[16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atvia" xlink:type="simple">Latvia</text:a> </text:p>
          </table:table-cell>
          <table:table-cell table:style-name="ce8" office:value-type="float" office:value="15.171" calcext:value-type="float">
            <text:p>15,171</text:p>
          </table:table-cell>
          <table:table-cell table:style-name="ce8" office:value-type="float" office:value="187" calcext:value-type="float">
            <text:p>187</text:p>
          </table:table-cell>
          <table:table-cell table:style-name="ce8" office:value-type="float" office:value="1.719" calcext:value-type="float">
            <text:p>1,719</text:p>
          </table:table-cell>
          <table:table-cell table:style-name="ce8" office:value-type="string" calcext:value-type="string">
            <text:p><text:a xlink:href="#cite_note-199" xlink:type="simple">[16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ngola" xlink:type="simple">Angola</text:a> </text:p>
          </table:table-cell>
          <table:table-cell table:style-name="ce8" office:value-type="float" office:value="14.92" calcext:value-type="float">
            <text:p>14,92</text:p>
          </table:table-cell>
          <table:table-cell table:style-name="ce8" office:value-type="float" office:value="341" calcext:value-type="float">
            <text:p>341</text:p>
          </table:table-cell>
          <table:table-cell table:style-name="ce8" office:value-type="float" office:value="7.617" calcext:value-type="float">
            <text:p>7,617</text:p>
          </table:table-cell>
          <table:table-cell table:style-name="ce8" office:value-type="string" calcext:value-type="string">
            <text:p><text:a xlink:href="#cite_note-200" xlink:type="simple">[16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amibia" xlink:type="simple">Namibia</text:a> </text:p>
          </table:table-cell>
          <table:table-cell table:style-name="ce8" office:value-type="float" office:value="13.897" calcext:value-type="float">
            <text:p>13,897</text:p>
          </table:table-cell>
          <table:table-cell table:style-name="ce8" office:value-type="float" office:value="145" calcext:value-type="float">
            <text:p>145</text:p>
          </table:table-cell>
          <table:table-cell table:style-name="ce8" office:value-type="float" office:value="13.234" calcext:value-type="float">
            <text:p>13,234</text:p>
          </table:table-cell>
          <table:table-cell table:style-name="ce8" office:value-type="string" calcext:value-type="string">
            <text:p><text:a xlink:href="#cite_note-201" xlink:type="simple">[16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French_Polynesia" xlink:type="simple">French Polynesia</text:a> </text:p>
          </table:table-cell>
          <table:table-cell table:style-name="ce8" office:value-type="float" office:value="13.517" calcext:value-type="float">
            <text:p>13,517</text:p>
          </table:table-cell>
          <table:table-cell table:style-name="ce8" office:value-type="float" office:value="70" calcext:value-type="float">
            <text:p>70</text:p>
          </table:table-cell>
          <table:table-cell table:style-name="ce8" office:value-type="float" office:value="5.167" calcext:value-type="float">
            <text:p>5,167</text:p>
          </table:table-cell>
          <table:table-cell table:style-name="ce8" office:value-type="string" calcext:value-type="string">
            <text:p><text:a xlink:href="#cite_note-202" xlink:type="simple">[170]</text:a><text:a xlink:href="#cite_note-203" xlink:type="simple">[17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Maldives" xlink:type="simple">Maldives</text:a> </text:p>
          </table:table-cell>
          <table:table-cell table:style-name="ce8" office:value-type="float" office:value="12.889" calcext:value-type="float">
            <text:p>12,889</text:p>
          </table:table-cell>
          <table:table-cell table:style-name="ce8" office:value-type="float" office:value="46" calcext:value-type="float">
            <text:p>46</text:p>
          </table:table-cell>
          <table:table-cell table:style-name="ce8" office:value-type="float" office:value="11.717" calcext:value-type="float">
            <text:p>11,717</text:p>
          </table:table-cell>
          <table:table-cell table:style-name="ce8" office:value-type="string" calcext:value-type="string">
            <text:p><text:a xlink:href="#cite_note-204" xlink:type="simple">[17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inea" xlink:type="simple">Guinea</text:a> </text:p>
          </table:table-cell>
          <table:table-cell table:style-name="ce8" office:value-type="float" office:value="12.841" calcext:value-type="float">
            <text:p>12,841</text:p>
          </table:table-cell>
          <table:table-cell table:style-name="ce8" office:value-type="float" office:value="75" calcext:value-type="float">
            <text:p>75</text:p>
          </table:table-cell>
          <table:table-cell table:style-name="ce8" office:value-type="float" office:value="11.853" calcext:value-type="float">
            <text:p>11,853</text:p>
          </table:table-cell>
          <table:table-cell table:style-name="ce8" office:value-type="string" calcext:value-type="string">
            <text:p><text:a xlink:href="#cite_note-205" xlink:type="simple">[173]</text:a><text:a xlink:href="#cite_note-206" xlink:type="simple">[17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Democratic_Republic_of_the_Congo" xlink:type="simple">DR Congo</text:a><text:a xlink:href="#cite_note-207" xlink:type="simple">[ag]</text:a> </text:p>
          </table:table-cell>
          <table:table-cell table:style-name="ce8" office:value-type="float" office:value="12.365" calcext:value-type="float">
            <text:p>12,365</text:p>
          </table:table-cell>
          <table:table-cell table:style-name="ce8" office:value-type="float" office:value="331" calcext:value-type="float">
            <text:p>331</text:p>
          </table:table-cell>
          <table:table-cell table:style-name="ce8" office:value-type="float" office:value="11.433" calcext:value-type="float">
            <text:p>11,433</text:p>
          </table:table-cell>
          <table:table-cell table:style-name="ce8" office:value-type="string" calcext:value-type="string">
            <text:p><text:a xlink:href="#cite_note-208" xlink:type="simple">[17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ajikistan" xlink:type="simple">Tajikistan</text:a> </text:p>
          </table:table-cell>
          <table:table-cell table:style-name="ce8" office:value-type="float" office:value="11.932" calcext:value-type="float">
            <text:p>11,932</text:p>
          </table:table-cell>
          <table:table-cell table:style-name="ce8" office:value-type="float" office:value="86" calcext:value-type="float">
            <text:p>86</text:p>
          </table:table-cell>
          <table:table-cell table:style-name="ce8" office:value-type="float" office:value="11.312" calcext:value-type="float">
            <text:p>11,312</text:p>
          </table:table-cell>
          <table:table-cell table:style-name="ce8" office:value-type="string" calcext:value-type="string">
            <text:p><text:a xlink:href="#cite_note-209" xlink:type="simple">[17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stonia" xlink:type="simple">Estonia</text:a> </text:p>
          </table:table-cell>
          <table:table-cell table:style-name="ce8" office:value-type="float" office:value="11.323" calcext:value-type="float">
            <text:p>11,323</text:p>
          </table:table-cell>
          <table:table-cell table:style-name="ce8" office:value-type="float" office:value="104" calcext:value-type="float">
            <text:p>104</text:p>
          </table:table-cell>
          <table:table-cell table:style-name="ce8" office:value-type="float" office:value="6.71" calcext:value-type="float">
            <text:p>6,71</text:p>
          </table:table-cell>
          <table:table-cell table:style-name="ce8" office:value-type="string" calcext:value-type="string">
            <text:p><text:a xlink:href="#cite_note-210" xlink:type="simple">[177]</text:a><text:a xlink:href="#cite_note-211" xlink:type="simple">[17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Jamaica" xlink:type="simple">Jamaica</text:a> </text:p>
          </table:table-cell>
          <table:table-cell table:style-name="ce8" office:value-type="float" office:value="10.537" calcext:value-type="float">
            <text:p>10,537</text:p>
          </table:table-cell>
          <table:table-cell table:style-name="ce8" office:value-type="float" office:value="248" calcext:value-type="float">
            <text:p>248</text:p>
          </table:table-cell>
          <table:table-cell table:style-name="ce8" office:value-type="float" office:value="5.718" calcext:value-type="float">
            <text:p>5,718</text:p>
          </table:table-cell>
          <table:table-cell table:style-name="ce8" office:value-type="string" calcext:value-type="string">
            <text:p><text:a xlink:href="#cite_note-212" xlink:type="simple">[179]</text:a><text:a xlink:href="#cite_note-213" xlink:type="simple">[18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ape_Verde" xlink:type="simple">Cape Verde</text:a> </text:p>
          </table:table-cell>
          <table:table-cell table:style-name="ce8" office:value-type="float" office:value="10.526" calcext:value-type="float">
            <text:p>10,526</text:p>
          </table:table-cell>
          <table:table-cell table:style-name="ce8" office:value-type="float" office:value="104" calcext:value-type="float">
            <text:p>104</text:p>
          </table:table-cell>
          <table:table-cell table:style-name="ce8" office:value-type="float" office:value="9.9" calcext:value-type="float">
            <text:p>9,9</text:p>
          </table:table-cell>
          <table:table-cell table:style-name="ce8" office:value-type="string" calcext:value-type="string">
            <text:p><text:a xlink:href="#cite_note-214" xlink:type="simple">[18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Donetsk_People%27s_Republic" xlink:type="simple">Donetsk PR</text:a><text:a xlink:href="#cite_note-DNR-LNR-215" xlink:type="simple">[ah]</text:a> </text:p>
          </table:table-cell>
          <table:table-cell table:style-name="ce8" office:value-type="float" office:value="9.844" calcext:value-type="float">
            <text:p>9,844</text:p>
          </table:table-cell>
          <table:table-cell table:style-name="ce8" office:value-type="float" office:value="915" calcext:value-type="float">
            <text:p>915</text:p>
          </table:table-cell>
          <table:table-cell table:style-name="ce8" office:value-type="float" office:value="4.597" calcext:value-type="float">
            <text:p>4,597</text:p>
          </table:table-cell>
          <table:table-cell table:style-name="ce8" office:value-type="string" calcext:value-type="string">
            <text:p><text:a xlink:href="#cite_note-216" xlink:type="simple">[18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lta" xlink:type="simple">Malta</text:a> </text:p>
          </table:table-cell>
          <table:table-cell table:style-name="ce8" office:value-type="float" office:value="9.501" calcext:value-type="float">
            <text:p>9,501</text:p>
          </table:table-cell>
          <table:table-cell table:style-name="ce8" office:value-type="float" office:value="128" calcext:value-type="float">
            <text:p>128</text:p>
          </table:table-cell>
          <table:table-cell table:style-name="ce8" office:value-type="float" office:value="7.297" calcext:value-type="float">
            <text:p>7,297</text:p>
          </table:table-cell>
          <table:table-cell table:style-name="ce8" office:value-type="string" calcext:value-type="string">
            <text:p><text:a xlink:href="#cite_note-217" xlink:type="simple">[183]</text:a><text:a xlink:href="#cite_note-218" xlink:type="simple">[18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Zimbabwe" xlink:type="simple">Zimbabwe</text:a> </text:p>
          </table:table-cell>
          <table:table-cell table:style-name="ce8" office:value-type="float" office:value="9.398" calcext:value-type="float">
            <text:p>9,398</text:p>
          </table:table-cell>
          <table:table-cell table:style-name="ce8" office:value-type="float" office:value="274" calcext:value-type="float">
            <text:p>274</text:p>
          </table:table-cell>
          <table:table-cell table:style-name="ce8" office:value-type="float" office:value="8.297" calcext:value-type="float">
            <text:p>8,297</text:p>
          </table:table-cell>
          <table:table-cell table:style-name="ce8" office:value-type="string" calcext:value-type="string">
            <text:p><text:a xlink:href="#cite_note-219" xlink:type="simple">[18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Haiti" xlink:type="simple">Haiti</text:a> </text:p>
          </table:table-cell>
          <table:table-cell table:style-name="ce8" office:value-type="float" office:value="9.208" calcext:value-type="float">
            <text:p>9,208</text:p>
          </table:table-cell>
          <table:table-cell table:style-name="ce8" office:value-type="float" office:value="232" calcext:value-type="float">
            <text:p>232</text:p>
          </table:table-cell>
          <table:table-cell table:style-name="ce8" office:value-type="float" office:value="7.82" calcext:value-type="float">
            <text:p>7,82</text:p>
          </table:table-cell>
          <table:table-cell table:style-name="ce8" office:value-type="string" calcext:value-type="string">
            <text:p><text:a xlink:href="#cite_note-220" xlink:type="simple">[18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abon" xlink:type="simple">Gabon</text:a> </text:p>
          </table:table-cell>
          <table:table-cell table:style-name="ce8" office:value-type="float" office:value="9.173" calcext:value-type="float">
            <text:p>9,173</text:p>
          </table:table-cell>
          <table:table-cell table:style-name="ce8" office:value-type="float" office:value="59" calcext:value-type="float">
            <text:p>59</text:p>
          </table:table-cell>
          <table:table-cell table:style-name="ce8" office:value-type="float" office:value="9.016" calcext:value-type="float">
            <text:p>9,016</text:p>
          </table:table-cell>
          <table:table-cell table:style-name="ce8" office:value-type="string" calcext:value-type="string">
            <text:p><text:a xlink:href="#cite_note-221" xlink:type="simple">[18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otswana" xlink:type="simple">Botswana</text:a><text:a xlink:href="#cite_note-223" xlink:type="simple">[ai]</text:a> </text:p>
          </table:table-cell>
          <table:table-cell table:style-name="ce8" office:value-type="float" office:value="8.531" calcext:value-type="float">
            <text:p>8,531</text:p>
          </table:table-cell>
          <table:table-cell table:style-name="ce8" office:value-type="float" office:value="31" calcext:value-type="float">
            <text:p>31</text:p>
          </table:table-cell>
          <table:table-cell table:style-name="ce8" office:value-type="float" office:value="7.692" calcext:value-type="float">
            <text:p>7,692</text:p>
          </table:table-cell>
          <table:table-cell table:style-name="ce8" office:value-type="string" calcext:value-type="string">
            <text:p><text:a xlink:href="#cite_note-224" xlink:type="simple">[18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yprus" xlink:type="simple">Cyprus</text:a><text:a xlink:href="#cite_note-225" xlink:type="simple">[aj]</text:a> </text:p>
          </table:table-cell>
          <table:table-cell table:style-name="ce8" office:value-type="float" office:value="8.456" calcext:value-type="float">
            <text:p>8,456</text:p>
          </table:table-cell>
          <table:table-cell table:style-name="ce8" office:value-type="float" office:value="43" calcext:value-type="float">
            <text:p>43</text:p>
          </table:table-cell>
          <table:table-cell table:style-name="ce8" office:value-type="float" office:value="2.055" calcext:value-type="float">
            <text:p>2,055</text:p>
          </table:table-cell>
          <table:table-cell table:style-name="ce8" office:value-type="string" calcext:value-type="string">
            <text:p><text:a xlink:href="#cite_note-226" xlink:type="simple">[190]</text:a><text:a xlink:href="#cite_note-cyprus-and-akdh-227" xlink:type="simple">[19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uritania" xlink:type="simple">Mauritania</text:a> </text:p>
          </table:table-cell>
          <table:table-cell table:style-name="ce8" office:value-type="float" office:value="8.288" calcext:value-type="float">
            <text:p>8,288</text:p>
          </table:table-cell>
          <table:table-cell table:style-name="ce8" office:value-type="float" office:value="171" calcext:value-type="float">
            <text:p>171</text:p>
          </table:table-cell>
          <table:table-cell table:style-name="ce8" office:value-type="float" office:value="7.652" calcext:value-type="float">
            <text:p>7,652</text:p>
          </table:table-cell>
          <table:table-cell table:style-name="ce8" office:value-type="string" calcext:value-type="string">
            <text:p><text:a xlink:href="#cite_note-228" xlink:type="simple">[192]</text:a><text:a xlink:href="#cite_note-229" xlink:type="simple">[19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uba" xlink:type="simple">Cuba</text:a><text:a xlink:href="#cite_note-230" xlink:type="simple">[ak]</text:a> </text:p>
          </table:table-cell>
          <table:table-cell table:style-name="ce8" office:value-type="float" office:value="8.026" calcext:value-type="float">
            <text:p>8,026</text:p>
          </table:table-cell>
          <table:table-cell table:style-name="ce8" office:value-type="float" office:value="133" calcext:value-type="float">
            <text:p>133</text:p>
          </table:table-cell>
          <table:table-cell table:style-name="ce8" office:value-type="float" office:value="7.47" calcext:value-type="float">
            <text:p>7,47</text:p>
          </table:table-cell>
          <table:table-cell table:style-name="ce8" office:value-type="string" calcext:value-type="string">
            <text:p><text:a xlink:href="#cite_note-231" xlink:type="simple">[19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yria" xlink:type="simple">Syria</text:a><text:a xlink:href="#cite_note-232" xlink:type="simple">[al]</text:a> </text:p>
          </table:table-cell>
          <table:table-cell table:style-name="ce8" office:value-type="float" office:value="7.542" calcext:value-type="float">
            <text:p>7,542</text:p>
          </table:table-cell>
          <table:table-cell table:style-name="ce8" office:value-type="float" office:value="399" calcext:value-type="float">
            <text:p>399</text:p>
          </table:table-cell>
          <table:table-cell table:style-name="ce8" office:value-type="float" office:value="3.33" calcext:value-type="float">
            <text:p>3,33</text:p>
          </table:table-cell>
          <table:table-cell table:style-name="ce8" office:value-type="string" calcext:value-type="string">
            <text:p><text:a xlink:href="#cite_note-233" xlink:type="simple">[19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Bahamas" xlink:type="simple">Bahamas</text:a><text:a xlink:href="#cite_note-234" xlink:type="simple">[am]</text:a> </text:p>
          </table:table-cell>
          <table:table-cell table:style-name="ce8" office:value-type="float" office:value="7.395" calcext:value-type="float">
            <text:p>7,395</text:p>
          </table:table-cell>
          <table:table-cell table:style-name="ce8" office:value-type="float" office:value="163" calcext:value-type="float">
            <text:p>163</text:p>
          </table:table-cell>
          <table:table-cell table:style-name="ce8" office:value-type="float" office:value="5.628" calcext:value-type="float">
            <text:p>5,628</text:p>
          </table:table-cell>
          <table:table-cell table:style-name="ce8" office:value-type="string" calcext:value-type="string">
            <text:p><text:a xlink:href="#cite_note-235" xlink:type="simple">[196]</text:a><text:a xlink:href="#cite_note-236" xlink:type="simple">[19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ndorra" xlink:type="simple">Andorra</text:a> </text:p>
          </table:table-cell>
          <table:table-cell table:style-name="ce8" office:value-type="float" office:value="6.61" calcext:value-type="float">
            <text:p>6,61</text:p>
          </table:table-cell>
          <table:table-cell table:style-name="ce8" office:value-type="float" office:value="76" calcext:value-type="float">
            <text:p>76</text:p>
          </table:table-cell>
          <table:table-cell table:style-name="ce8" office:value-type="float" office:value="5.71" calcext:value-type="float">
            <text:p>5,71</text:p>
          </table:table-cell>
          <table:table-cell table:style-name="ce8" office:value-type="string" calcext:value-type="string">
            <text:p><text:a xlink:href="#cite_note-237" xlink:type="simple">[19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rinidad_and_Tobago" xlink:type="simple">Trinidad and Tobago</text:a> </text:p>
          </table:table-cell>
          <table:table-cell table:style-name="ce8" office:value-type="float" office:value="6.56" calcext:value-type="float">
            <text:p>6,56</text:p>
          </table:table-cell>
          <table:table-cell table:style-name="ce8" office:value-type="float" office:value="116" calcext:value-type="float">
            <text:p>116</text:p>
          </table:table-cell>
          <table:table-cell table:style-name="ce8" office:value-type="float" office:value="5.67" calcext:value-type="float">
            <text:p>5,67</text:p>
          </table:table-cell>
          <table:table-cell table:style-name="ce8" office:value-type="string" calcext:value-type="string">
            <text:p><text:a xlink:href="#cite_note-238" xlink:type="simple">[199]</text:a><text:a xlink:href="#cite_note-239" xlink:type="simple">[20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am" xlink:type="simple">Guam</text:a><text:a xlink:href="#cite_note-TheodoreRoosevelt-240" xlink:type="simple">[an]</text:a> </text:p>
          </table:table-cell>
          <table:table-cell table:style-name="ce8" office:value-type="float" office:value="6.476" calcext:value-type="float">
            <text:p>6,476</text:p>
          </table:table-cell>
          <table:table-cell table:style-name="ce8" office:value-type="float" office:value="104" calcext:value-type="float">
            <text:p>104</text:p>
          </table:table-cell>
          <table:table-cell table:style-name="ce8" office:value-type="float" office:value="4.43" calcext:value-type="float">
            <text:p>4,43</text:p>
          </table:table-cell>
          <table:table-cell table:style-name="ce8" office:value-type="string" calcext:value-type="string">
            <text:p><text:a xlink:href="#cite_note-:1p3a-15" xlink:type="simple">[9]</text:a><text:a xlink:href="#cite_note-241" xlink:type="simple">[20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swatini" xlink:type="simple">Eswatini</text:a> </text:p>
          </table:table-cell>
          <table:table-cell table:style-name="ce8" office:value-type="float" office:value="6.247" calcext:value-type="float">
            <text:p>6,247</text:p>
          </table:table-cell>
          <table:table-cell table:style-name="ce8" office:value-type="float" office:value="120" calcext:value-type="float">
            <text:p>120</text:p>
          </table:table-cell>
          <table:table-cell table:style-name="ce8" office:value-type="float" office:value="5.878" calcext:value-type="float">
            <text:p>5,878</text:p>
          </table:table-cell>
          <table:table-cell table:style-name="ce8" office:value-type="string" calcext:value-type="string">
            <text:p><text:a xlink:href="#cite_note-242" xlink:type="simple">[20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Hong_Kong" xlink:type="simple">Hong Kong</text:a> </text:p>
          </table:table-cell>
          <table:table-cell table:style-name="ce8" office:value-type="float" office:value="6.04" calcext:value-type="float">
            <text:p>6,04</text:p>
          </table:table-cell>
          <table:table-cell table:style-name="ce8" office:value-type="float" office:value="108" calcext:value-type="float">
            <text:p>108</text:p>
          </table:table-cell>
          <table:table-cell table:style-name="ce8" office:value-type="float" office:value="5.313" calcext:value-type="float">
            <text:p>5,313</text:p>
          </table:table-cell>
          <table:table-cell table:style-name="ce8" office:value-type="string" calcext:value-type="string">
            <text:p><text:a xlink:href="#cite_note-243" xlink:type="simple">[20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lawi" xlink:type="simple">Malawi</text:a> </text:p>
          </table:table-cell>
          <table:table-cell table:style-name="ce8" office:value-type="float" office:value="6.024" calcext:value-type="float">
            <text:p>6,024</text:p>
          </table:table-cell>
          <table:table-cell table:style-name="ce8" office:value-type="float" office:value="185" calcext:value-type="float">
            <text:p>185</text:p>
          </table:table-cell>
          <table:table-cell table:style-name="ce8" office:value-type="float" office:value="5.453" calcext:value-type="float">
            <text:p>5,453</text:p>
          </table:table-cell>
          <table:table-cell table:style-name="ce8" office:value-type="string" calcext:value-type="string">
            <text:p><text:a xlink:href="#cite_note-244" xlink:type="simple">[20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Rwanda" xlink:type="simple">Rwanda</text:a> </text:p>
          </table:table-cell>
          <table:table-cell table:style-name="ce8" office:value-type="float" office:value="5.75" calcext:value-type="float">
            <text:p>5,75</text:p>
          </table:table-cell>
          <table:table-cell table:style-name="ce8" office:value-type="float" office:value="48" calcext:value-type="float">
            <text:p>48</text:p>
          </table:table-cell>
          <table:table-cell table:style-name="ce8" office:value-type="float" office:value="5.24" calcext:value-type="float">
            <text:p>5,24</text:p>
          </table:table-cell>
          <table:table-cell table:style-name="ce8" office:value-type="string" calcext:value-type="string">
            <text:p><text:a xlink:href="#cite_note-245" xlink:type="simple">[205]</text:a><text:a xlink:href="#cite_note-246" xlink:type="simple">[20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icaragua" xlink:type="simple">Nicaragua</text:a> </text:p>
          </table:table-cell>
          <table:table-cell table:style-name="ce8" office:value-type="float" office:value="5.725" calcext:value-type="float">
            <text:p>5,725</text:p>
          </table:table-cell>
          <table:table-cell table:style-name="ce8" office:value-type="float" office:value="159" calcext:value-type="float">
            <text:p>159</text:p>
          </table:table-cell>
          <table:table-cell table:style-name="ce8" office:value-type="float" office:value="4.225" calcext:value-type="float">
            <text:p>4,225</text:p>
          </table:table-cell>
          <table:table-cell table:style-name="ce8" office:value-type="string" calcext:value-type="string">
            <text:p><text:a xlink:href="#cite_note-247" xlink:type="simple">[20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Djibouti" xlink:type="simple">Djibouti</text:a> </text:p>
          </table:table-cell>
          <table:table-cell table:style-name="ce8" office:value-type="float" office:value="5.661" calcext:value-type="float">
            <text:p>5,661</text:p>
          </table:table-cell>
          <table:table-cell table:style-name="ce8" office:value-type="float" office:value="61" calcext:value-type="float">
            <text:p>61</text:p>
          </table:table-cell>
          <table:table-cell table:style-name="ce8" office:value-type="float" office:value="5.552" calcext:value-type="float">
            <text:p>5,552</text:p>
          </table:table-cell>
          <table:table-cell table:style-name="ce8" office:value-type="string" calcext:value-type="string">
            <text:p><text:a xlink:href="#cite_note-248" xlink:type="simple">[20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Republic_of_the_Congo" xlink:type="simple">Congo</text:a><text:a xlink:href="#cite_note-249" xlink:type="simple">[ao]</text:a> </text:p>
          </table:table-cell>
          <table:table-cell table:style-name="ce8" office:value-type="float" office:value="5.632" calcext:value-type="float">
            <text:p>5,632</text:p>
          </table:table-cell>
          <table:table-cell table:style-name="ce8" office:value-type="float" office:value="93" calcext:value-type="float">
            <text:p>93</text:p>
          </table:table-cell>
          <table:table-cell table:style-name="ce8" office:value-type="float" office:value="3.887" calcext:value-type="float">
            <text:p>3,887</text:p>
          </table:table-cell>
          <table:table-cell table:style-name="ce8" office:value-type="string" calcext:value-type="string">
            <text:p><text:a xlink:href="#cite_note-250" xlink:type="simple">[209]</text:a><text:a xlink:href="#cite_note-251" xlink:type="simple">[21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Iceland" xlink:type="simple">Iceland</text:a> </text:p>
          </table:table-cell>
          <table:table-cell table:style-name="ce8" office:value-type="float" office:value="5.323" calcext:value-type="float">
            <text:p>5,323</text:p>
          </table:table-cell>
          <table:table-cell table:style-name="ce8" office:value-type="float" office:value="26" calcext:value-type="float">
            <text:p>26</text:p>
          </table:table-cell>
          <table:table-cell table:style-name="ce8" office:value-type="float" office:value="5.131" calcext:value-type="float">
            <text:p>5,131</text:p>
          </table:table-cell>
          <table:table-cell table:style-name="ce8" office:value-type="string" calcext:value-type="string">
            <text:p><text:a xlink:href="#cite_note-252" xlink:type="simple">[21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bkhazia" xlink:type="simple">Abkhazia</text:a><text:a xlink:href="#cite_note-Abkhazia-253" xlink:type="simple">[ap]</text:a> </text:p>
          </table:table-cell>
          <table:table-cell table:style-name="ce8" office:value-type="float" office:value="5.318" calcext:value-type="float">
            <text:p>5,318</text:p>
          </table:table-cell>
          <table:table-cell table:style-name="ce8" office:value-type="float" office:value="68" calcext:value-type="float">
            <text:p>68</text:p>
          </table:table-cell>
          <table:table-cell table:style-name="ce8" office:value-type="float" office:value="3.616" calcext:value-type="float">
            <text:p>3,616</text:p>
          </table:table-cell>
          <table:table-cell table:style-name="ce8" office:value-type="string" calcext:value-type="string">
            <text:p><text:a xlink:href="#cite_note-254" xlink:type="simple">[21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uriname" xlink:type="simple">Suriname</text:a> </text:p>
          </table:table-cell>
          <table:table-cell table:style-name="ce8" office:value-type="float" office:value="5.307" calcext:value-type="float">
            <text:p>5,307</text:p>
          </table:table-cell>
          <table:table-cell table:style-name="ce8" office:value-type="float" office:value="117" calcext:value-type="float">
            <text:p>117</text:p>
          </table:table-cell>
          <table:table-cell table:style-name="ce8" office:value-type="float" office:value="5.185" calcext:value-type="float">
            <text:p>5,185</text:p>
          </table:table-cell>
          <table:table-cell table:style-name="ce8" office:value-type="string" calcext:value-type="string">
            <text:p><text:a xlink:href="#cite_note-255" xlink:type="simple">[21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yana" xlink:type="simple">Guyana</text:a> </text:p>
          </table:table-cell>
          <table:table-cell table:style-name="ce8" office:value-type="float" office:value="5.236" calcext:value-type="float">
            <text:p>5,236</text:p>
          </table:table-cell>
          <table:table-cell table:style-name="ce8" office:value-type="float" office:value="147" calcext:value-type="float">
            <text:p>147</text:p>
          </table:table-cell>
          <table:table-cell table:style-name="ce8" office:value-type="float" office:value="4.242" calcext:value-type="float">
            <text:p>4,242</text:p>
          </table:table-cell>
          <table:table-cell table:style-name="ce8" office:value-type="string" calcext:value-type="string">
            <text:p><text:a xlink:href="#cite_note-256" xlink:type="simple">[21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quatorial_Guinea" xlink:type="simple">Equatorial Guinea</text:a> </text:p>
          </table:table-cell>
          <table:table-cell table:style-name="ce8" office:value-type="float" office:value="5.13" calcext:value-type="float">
            <text:p>5,13</text:p>
          </table:table-cell>
          <table:table-cell table:style-name="ce8" office:value-type="float" office:value="85" calcext:value-type="float">
            <text:p>85</text:p>
          </table:table-cell>
          <table:table-cell table:style-name="ce8" office:value-type="float" office:value="4.975" calcext:value-type="float">
            <text:p>4,975</text:p>
          </table:table-cell>
          <table:table-cell table:style-name="ce8" office:value-type="string" calcext:value-type="string">
            <text:p><text:a xlink:href="#cite_note-257" xlink:type="simple">[21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Uruguay" xlink:type="simple">Uruguay</text:a><text:a xlink:href="#cite_note-GregMortimer-258" xlink:type="simple">[aq]</text:a> </text:p>
          </table:table-cell>
          <table:table-cell table:style-name="ce8" office:value-type="float" office:value="5.117" calcext:value-type="float">
            <text:p>5,117</text:p>
          </table:table-cell>
          <table:table-cell table:style-name="ce8" office:value-type="float" office:value="74" calcext:value-type="float">
            <text:p>74</text:p>
          </table:table-cell>
          <table:table-cell table:style-name="ce8" office:value-type="float" office:value="4.021" calcext:value-type="float">
            <text:p>4,021</text:p>
          </table:table-cell>
          <table:table-cell table:style-name="ce8" office:value-type="string" calcext:value-type="string">
            <text:p><text:a xlink:href="#cite_note-259" xlink:type="simple">[216]</text:a><text:a xlink:href="#cite_note-260" xlink:type="simple">[21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elize" xlink:type="simple">Belize</text:a> </text:p>
          </table:table-cell>
          <table:table-cell table:style-name="ce8" office:value-type="float" office:value="5.056" calcext:value-type="float">
            <text:p>5,056</text:p>
          </table:table-cell>
          <table:table-cell table:style-name="ce8" office:value-type="float" office:value="107" calcext:value-type="float">
            <text:p>107</text:p>
          </table:table-cell>
          <table:table-cell table:style-name="ce8" office:value-type="float" office:value="2.76" calcext:value-type="float">
            <text:p>2,76</text:p>
          </table:table-cell>
          <table:table-cell table:style-name="ce8" office:value-type="string" calcext:value-type="string">
            <text:p><text:a xlink:href="#cite_note-261" xlink:type="simple">[21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Central_African_Republic" xlink:type="simple">Central African Republic</text:a> </text:p>
          </table:table-cell>
          <table:table-cell table:style-name="ce8" office:value-type="float" office:value="4.911" calcext:value-type="float">
            <text:p>4,911</text:p>
          </table:table-cell>
          <table:table-cell table:style-name="ce8" office:value-type="float" office:value="63" calcext:value-type="float">
            <text:p>63</text:p>
          </table:table-cell>
          <table:table-cell table:style-name="ce8" office:value-type="float" office:value="1.924" calcext:value-type="float">
            <text:p>1,924</text:p>
          </table:table-cell>
          <table:table-cell table:style-name="ce8" office:value-type="string" calcext:value-type="string">
            <text:p><text:a xlink:href="#cite_note-262" xlink:type="simple">[219]</text:a><text:a xlink:href="#cite_note-263" xlink:type="simple">[22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ruba" xlink:type="simple">Aruba</text:a> </text:p>
          </table:table-cell>
          <table:table-cell table:style-name="ce8" office:value-type="float" office:value="4.808" calcext:value-type="float">
            <text:p>4,808</text:p>
          </table:table-cell>
          <table:table-cell table:style-name="ce8" office:value-type="float" office:value="45" calcext:value-type="float">
            <text:p>45</text:p>
          </table:table-cell>
          <table:table-cell table:style-name="ce8" office:value-type="float" office:value="4.648" calcext:value-type="float">
            <text:p>4,648</text:p>
          </table:table-cell>
          <table:table-cell table:style-name="ce8" office:value-type="string" calcext:value-type="string">
            <text:p><text:a xlink:href="#cite_note-264" xlink:type="simple">[22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malia" xlink:type="simple">Somalia</text:a><text:a xlink:href="#cite_note-265" xlink:type="simple">[ar]</text:a> </text:p>
          </table:table-cell>
          <table:table-cell table:style-name="ce8" office:value-type="float" office:value="4.445" calcext:value-type="float">
            <text:p>4,445</text:p>
          </table:table-cell>
          <table:table-cell table:style-name="ce8" office:value-type="float" office:value="113" calcext:value-type="float">
            <text:p>113</text:p>
          </table:table-cell>
          <table:table-cell table:style-name="ce8" office:value-type="float" office:value="3.412" calcext:value-type="float">
            <text:p>3,412</text:p>
          </table:table-cell>
          <table:table-cell table:style-name="ce8" office:value-type="string" calcext:value-type="string">
            <text:p><text:a xlink:href="#cite_note-266" xlink:type="simple">[22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li" xlink:type="simple">Mali</text:a> </text:p>
          </table:table-cell>
          <table:table-cell table:style-name="ce8" office:value-type="float" office:value="4.326" calcext:value-type="float">
            <text:p>4,326</text:p>
          </table:table-cell>
          <table:table-cell table:style-name="ce8" office:value-type="float" office:value="146" calcext:value-type="float">
            <text:p>146</text:p>
          </table:table-cell>
          <table:table-cell table:style-name="ce8" office:value-type="float" office:value="3.044" calcext:value-type="float">
            <text:p>3,044</text:p>
          </table:table-cell>
          <table:table-cell table:style-name="ce8" office:value-type="string" calcext:value-type="string">
            <text:p><text:a xlink:href="#cite_note-267" xlink:type="simple">[22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ailand" xlink:type="simple">Thailand</text:a> </text:p>
          </table:table-cell>
          <table:table-cell table:style-name="ce8" office:value-type="float" office:value="3.961" calcext:value-type="float">
            <text:p>3,961</text:p>
          </table:table-cell>
          <table:table-cell table:style-name="ce8" office:value-type="float" office:value="60" calcext:value-type="float">
            <text:p>60</text:p>
          </table:table-cell>
          <table:table-cell table:style-name="ce8" office:value-type="float" office:value="3.79" calcext:value-type="float">
            <text:p>3,79</text:p>
          </table:table-cell>
          <table:table-cell table:style-name="ce8" office:value-type="string" calcext:value-type="string">
            <text:p><text:a xlink:href="#cite_note-268" xlink:type="simple">[22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Gambia" xlink:type="simple">The Gambia</text:a> </text:p>
          </table:table-cell>
          <table:table-cell table:style-name="ce8" office:value-type="float" office:value="3.726" calcext:value-type="float">
            <text:p>3,726</text:p>
          </table:table-cell>
          <table:table-cell table:style-name="ce8" office:value-type="float" office:value="123" calcext:value-type="float">
            <text:p>123</text:p>
          </table:table-cell>
          <table:table-cell table:style-name="ce8" office:value-type="float" office:value="3.582" calcext:value-type="float">
            <text:p>3,582</text:p>
          </table:table-cell>
          <table:table-cell table:style-name="ce8" office:value-type="string" calcext:value-type="string">
            <text:p><text:a xlink:href="#cite_note-269" xlink:type="simple">[22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uth_Sudan" xlink:type="simple">South Sudan</text:a> </text:p>
          </table:table-cell>
          <table:table-cell table:style-name="ce8" office:value-type="float" office:value="3.047" calcext:value-type="float">
            <text:p>3,047</text:p>
          </table:table-cell>
          <table:table-cell table:style-name="ce8" office:value-type="float" office:value="60" calcext:value-type="float">
            <text:p>60</text:p>
          </table:table-cell>
          <table:table-cell table:style-name="ce8" office:value-type="float" office:value="1.29" calcext:value-type="float">
            <text:p>1,29</text:p>
          </table:table-cell>
          <table:table-cell table:style-name="ce8" office:value-type="string" calcext:value-type="string">
            <text:p><text:a xlink:href="#cite_note-270" xlink:type="simple">[226]</text:a><text:a xlink:href="#cite_note-271" xlink:type="simple">[22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enin" xlink:type="simple">Benin</text:a> </text:p>
          </table:table-cell>
          <table:table-cell table:style-name="ce8" office:value-type="float" office:value="2.844" calcext:value-type="float">
            <text:p>2,844</text:p>
          </table:table-cell>
          <table:table-cell table:style-name="ce8" office:value-type="float" office:value="43" calcext:value-type="float">
            <text:p>43</text:p>
          </table:table-cell>
          <table:table-cell table:style-name="ce8" office:value-type="float" office:value="2.515" calcext:value-type="float">
            <text:p>2,515</text:p>
          </table:table-cell>
          <table:table-cell table:style-name="ce8" office:value-type="string" calcext:value-type="string">
            <text:p><text:a xlink:href="#cite_note-272" xlink:type="simple">[228]</text:a><text:a xlink:href="#cite_note-273" xlink:type="simple">[22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ogo" xlink:type="simple">Togo</text:a> </text:p>
          </table:table-cell>
          <table:table-cell table:style-name="ce8" office:value-type="float" office:value="2.651" calcext:value-type="float">
            <text:p>2,651</text:p>
          </table:table-cell>
          <table:table-cell table:style-name="ce8" office:value-type="float" office:value="61" calcext:value-type="float">
            <text:p>61</text:p>
          </table:table-cell>
          <table:table-cell table:style-name="ce8" office:value-type="float" office:value="1.885" calcext:value-type="float">
            <text:p>1,885</text:p>
          </table:table-cell>
          <table:table-cell table:style-name="ce8" office:value-type="string" calcext:value-type="string">
            <text:p><text:a xlink:href="#cite_note-274" xlink:type="simple">[23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urkina_Faso" xlink:type="simple">Burkina Faso</text:a> </text:p>
          </table:table-cell>
          <table:table-cell table:style-name="ce8" office:value-type="float" office:value="2.635" calcext:value-type="float">
            <text:p>2,635</text:p>
          </table:table-cell>
          <table:table-cell table:style-name="ce8" office:value-type="float" office:value="68" calcext:value-type="float">
            <text:p>68</text:p>
          </table:table-cell>
          <table:table-cell table:style-name="ce8" office:value-type="float" office:value="2.426" calcext:value-type="float">
            <text:p>2,426</text:p>
          </table:table-cell>
          <table:table-cell table:style-name="ce8" office:value-type="string" calcext:value-type="string">
            <text:p><text:a xlink:href="#cite_note-275" xlink:type="simple">[231]</text:a><text:a xlink:href="#cite_note-276" xlink:type="simple">[23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inea-Bissau" xlink:type="simple">Guinea-Bissau</text:a> </text:p>
          </table:table-cell>
          <table:table-cell table:style-name="ce8" office:value-type="float" office:value="2.419" calcext:value-type="float">
            <text:p>2,419</text:p>
          </table:table-cell>
          <table:table-cell table:style-name="ce8" office:value-type="float" office:value="43" calcext:value-type="float">
            <text:p>43</text:p>
          </table:table-cell>
          <table:table-cell table:style-name="ce8" office:value-type="float" office:value="2.255" calcext:value-type="float">
            <text:p>2,255</text:p>
          </table:table-cell>
          <table:table-cell table:style-name="ce8" office:value-type="string" calcext:value-type="string">
            <text:p><text:a xlink:href="#cite_note-277" xlink:type="simple">[233]</text:a><text:a xlink:href="#cite_note-278" xlink:type="simple">[23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ierra_Leone" xlink:type="simple">Sierra Leone</text:a> </text:p>
          </table:table-cell>
          <table:table-cell table:style-name="ce8" office:value-type="float" office:value="2.41" calcext:value-type="float">
            <text:p>2,41</text:p>
          </table:table-cell>
          <table:table-cell table:style-name="ce8" office:value-type="float" office:value="74" calcext:value-type="float">
            <text:p>74</text:p>
          </table:table-cell>
          <table:table-cell table:style-name="ce8" office:value-type="float" office:value="1.833" calcext:value-type="float">
            <text:p>1,833</text:p>
          </table:table-cell>
          <table:table-cell table:style-name="ce8" office:value-type="string" calcext:value-type="string">
            <text:p><text:a xlink:href="#cite_note-279" xlink:type="simple">[235]</text:a><text:a xlink:href="#cite_note-280" xlink:type="simple">[23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uraçao" xlink:type="simple">Curaçao</text:a> </text:p>
          </table:table-cell>
          <table:table-cell table:style-name="ce8" office:value-type="float" office:value="2.157" calcext:value-type="float">
            <text:p>2,157</text:p>
          </table:table-cell>
          <table:table-cell table:style-name="ce8" office:value-type="float" office:value="3" calcext:value-type="float">
            <text:p>3</text:p>
          </table:table-cell>
          <table:table-cell table:style-name="ce8" office:value-type="float" office:value="1.114" calcext:value-type="float">
            <text:p>1,114</text:p>
          </table:table-cell>
          <table:table-cell table:style-name="ce8" office:value-type="string" calcext:value-type="string">
            <text:p><text:a xlink:href="#cite_note-281" xlink:type="simple">[23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Yemen" xlink:type="simple">Yemen</text:a> </text:p>
          </table:table-cell>
          <table:table-cell table:style-name="ce8" office:value-type="float" office:value="2.124" calcext:value-type="float">
            <text:p>2,124</text:p>
          </table:table-cell>
          <table:table-cell table:style-name="ce8" office:value-type="float" office:value="611" calcext:value-type="float">
            <text:p>611</text:p>
          </table:table-cell>
          <table:table-cell table:style-name="ce8" office:value-type="float" office:value="1.474" calcext:value-type="float">
            <text:p>1,474</text:p>
          </table:table-cell>
          <table:table-cell table:style-name="ce8" office:value-type="string" calcext:value-type="string">
            <text:p><text:a xlink:href="#cite_note-282" xlink:type="simple">[23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esotho" xlink:type="simple">Lesotho</text:a> </text:p>
          </table:table-cell>
          <table:table-cell table:style-name="ce8" office:value-type="float" office:value="2.109" calcext:value-type="float">
            <text:p>2,109</text:p>
          </table:table-cell>
          <table:table-cell table:style-name="ce8" office:value-type="float" office:value="44" calcext:value-type="float">
            <text:p>44</text:p>
          </table:table-cell>
          <table:table-cell table:style-name="ce8" office:value-type="float" office:value="1.278" calcext:value-type="float">
            <text:p>1,278</text:p>
          </table:table-cell>
          <table:table-cell table:style-name="ce8" office:value-type="string" calcext:value-type="string">
            <text:p><text:a xlink:href="#cite_note-283" xlink:type="simple">[239]</text:a><text:a xlink:href="#cite_note-284" xlink:type="simple">[24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uth_Ossetia" xlink:type="simple">South Ossetia</text:a><text:a xlink:href="#cite_note-South_Ossetia-285" xlink:type="simple">[as]</text:a> </text:p>
          </table:table-cell>
          <table:table-cell table:style-name="ce8" office:value-type="float" office:value="1.689" calcext:value-type="float">
            <text:p>1,689</text:p>
          </table:table-cell>
          <table:table-cell table:style-name="ce8" office:value-type="float" office:value="27" calcext:value-type="float">
            <text:p>27</text:p>
          </table:table-cell>
          <table:table-cell table:style-name="ce8" office:value-type="float" office:value="547" calcext:value-type="float">
            <text:p>547</text:p>
          </table:table-cell>
          <table:table-cell table:style-name="ce8" office:value-type="string" calcext:value-type="string">
            <text:p><text:a xlink:href="#cite_note-286" xlink:type="simple">[24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ew_Zealand" xlink:type="simple">New Zealand</text:a> </text:p>
          </table:table-cell>
          <table:table-cell table:style-name="ce8" office:value-type="float" office:value="1.684" calcext:value-type="float">
            <text:p>1,684</text:p>
          </table:table-cell>
          <table:table-cell table:style-name="ce8" office:value-type="float" office:value="25" calcext:value-type="float">
            <text:p>25</text:p>
          </table:table-cell>
          <table:table-cell table:style-name="ce8" office:value-type="float" office:value="1.599" calcext:value-type="float">
            <text:p>1,599</text:p>
          </table:table-cell>
          <table:table-cell table:style-name="ce8" office:value-type="string" calcext:value-type="string">
            <text:p><text:a xlink:href="#cite_note-287" xlink:type="simple">[24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Luhansk_People%27s_Republic" xlink:type="simple">Luhansk PR</text:a><text:a xlink:href="#cite_note-DNR-LNR-215" xlink:type="simple">[ah]</text:a> </text:p>
          </table:table-cell>
          <table:table-cell table:style-name="ce8" office:value-type="float" office:value="1.669" calcext:value-type="float">
            <text:p>1,669</text:p>
          </table:table-cell>
          <table:table-cell table:style-name="ce8" office:value-type="float" office:value="121" calcext:value-type="float">
            <text:p>121</text:p>
          </table:table-cell>
          <table:table-cell table:style-name="ce8" office:value-type="float" office:value="1.391" calcext:value-type="float">
            <text:p>1,391</text:p>
          </table:table-cell>
          <table:table-cell table:style-name="ce8" office:value-type="string" calcext:value-type="string">
            <text:p><text:a xlink:href="#cite_note-288" xlink:type="simple">[24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had" xlink:type="simple">Chad</text:a> </text:p>
          </table:table-cell>
          <table:table-cell table:style-name="ce8" office:value-type="float" office:value="1.649" calcext:value-type="float">
            <text:p>1,649</text:p>
          </table:table-cell>
          <table:table-cell table:style-name="ce8" office:value-type="float" office:value="101" calcext:value-type="float">
            <text:p>101</text:p>
          </table:table-cell>
          <table:table-cell table:style-name="ce8" office:value-type="float" office:value="1.493" calcext:value-type="float">
            <text:p>1,493</text:p>
          </table:table-cell>
          <table:table-cell table:style-name="ce8" office:value-type="string" calcext:value-type="string">
            <text:p><text:a xlink:href="#cite_note-289" xlink:type="simple">[24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United_States_Virgin_Islands" xlink:type="simple">U.S. Virgin Islands</text:a> </text:p>
          </table:table-cell>
          <table:table-cell table:style-name="ce8" office:value-type="float" office:value="1.491" calcext:value-type="float">
            <text:p>1,491</text:p>
          </table:table-cell>
          <table:table-cell table:style-name="ce8" office:value-type="float" office:value="23" calcext:value-type="float">
            <text:p>23</text:p>
          </table:table-cell>
          <table:table-cell table:style-name="ce8" office:value-type="float" office:value="1.402" calcext:value-type="float">
            <text:p>1,402</text:p>
          </table:table-cell>
          <table:table-cell table:style-name="ce8" office:value-type="string" calcext:value-type="string">
            <text:p><text:a xlink:href="#cite_note-290" xlink:type="simple">[24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iberia" xlink:type="simple">Liberia</text:a> </text:p>
          </table:table-cell>
          <table:table-cell table:style-name="ce8" office:value-type="float" office:value="1.452" calcext:value-type="float">
            <text:p>1,452</text:p>
          </table:table-cell>
          <table:table-cell table:style-name="ce8" office:value-type="float" office:value="82" calcext:value-type="float">
            <text:p>82</text:p>
          </table:table-cell>
          <table:table-cell table:style-name="ce8" office:value-type="float" office:value="1.311" calcext:value-type="float">
            <text:p>1,311</text:p>
          </table:table-cell>
          <table:table-cell table:style-name="ce8" office:value-type="string" calcext:value-type="string">
            <text:p><text:a xlink:href="#cite_note-291" xlink:type="simple">[24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n_Marino" xlink:type="simple">San Marino</text:a> </text:p>
          </table:table-cell>
          <table:table-cell table:style-name="ce8" office:value-type="float" office:value="1.428" calcext:value-type="float">
            <text:p>1,428</text:p>
          </table:table-cell>
          <table:table-cell table:style-name="ce8" office:value-type="float" office:value="44" calcext:value-type="float">
            <text:p>44</text:p>
          </table:table-cell>
          <table:table-cell table:style-name="ce8" office:value-type="float" office:value="1.149" calcext:value-type="float">
            <text:p>1,149</text:p>
          </table:table-cell>
          <table:table-cell table:style-name="ce8" office:value-type="string" calcext:value-type="string">
            <text:p><text:a xlink:href="#cite_note-292" xlink:type="simple">[24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iger" xlink:type="simple">Niger</text:a> </text:p>
          </table:table-cell>
          <table:table-cell table:style-name="ce8" office:value-type="float" office:value="1.381" calcext:value-type="float">
            <text:p>1,381</text:p>
          </table:table-cell>
          <table:table-cell table:style-name="ce8" office:value-type="float" office:value="70" calcext:value-type="float">
            <text:p>70</text:p>
          </table:table-cell>
          <table:table-cell table:style-name="ce8" office:value-type="float" office:value="1.166" calcext:value-type="float">
            <text:p>1,166</text:p>
          </table:table-cell>
          <table:table-cell table:style-name="ce8" office:value-type="string" calcext:value-type="string">
            <text:p><text:a xlink:href="#cite_note-293" xlink:type="simple">[24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Vietnam" xlink:type="simple">Vietnam</text:a> </text:p>
          </table:table-cell>
          <table:table-cell table:style-name="ce8" office:value-type="float" office:value="1.331" calcext:value-type="float">
            <text:p>1,331</text:p>
          </table:table-cell>
          <table:table-cell table:style-name="ce8" office:value-type="float" office:value="35" calcext:value-type="float">
            <text:p>35</text:p>
          </table:table-cell>
          <table:table-cell table:style-name="ce8" office:value-type="float" office:value="1.166" calcext:value-type="float">
            <text:p>1,166</text:p>
          </table:table-cell>
          <table:table-cell table:style-name="ce8" office:value-type="string" calcext:value-type="string">
            <text:p><text:a xlink:href="#cite_note-294" xlink:type="simple">[24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omaliland" xlink:type="simple">Somaliland</text:a><text:a xlink:href="#cite_note-295" xlink:type="simple">[at]</text:a> </text:p>
          </table:table-cell>
          <table:table-cell table:style-name="ce8" office:value-type="float" office:value="1.223" calcext:value-type="float">
            <text:p>1,223</text:p>
          </table:table-cell>
          <table:table-cell table:style-name="ce8" office:value-type="float" office:value="37" calcext:value-type="float">
            <text:p>37</text:p>
          </table:table-cell>
          <table:table-cell table:style-name="ce8" office:value-type="float" office:value="1.11" calcext:value-type="float">
            <text:p>1,11</text:p>
          </table:table-cell>
          <table:table-cell table:style-name="ce8" office:value-type="string" calcext:value-type="string">
            <text:p><text:a xlink:href="#cite_note-296" xlink:type="simple">[250]</text:a><text:a xlink:href="#cite_note-297" xlink:type="simple">[25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iechtenstein" xlink:type="simple">Liechtenstein</text:a> </text:p>
          </table:table-cell>
          <table:table-cell table:style-name="ce8" office:value-type="float" office:value="1.208" calcext:value-type="float">
            <text:p>1,208</text:p>
          </table:table-cell>
          <table:table-cell table:style-name="ce8" office:value-type="float" office:value="14" calcext:value-type="float">
            <text:p>14</text:p>
          </table:table-cell>
          <table:table-cell table:style-name="ce8" office:value-type="float" office:value="1.01" calcext:value-type="float">
            <text:p>1,01</text:p>
          </table:table-cell>
          <table:table-cell table:style-name="ce8" office:value-type="string" calcext:value-type="string">
            <text:p><text:a xlink:href="#cite_note-298" xlink:type="simple">[252]</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USS_Theodore_Roosevelt" xlink:type="simple">USS Theodore Roosevelt</text:a><text:a xlink:href="#cite_note-TheodoreRoosevelt-240" xlink:type="simple">[an]</text:a> </text:p>
          </table:table-cell>
          <table:table-cell table:style-name="ce8" office:value-type="float" office:value="1.102" calcext:value-type="float">
            <text:p>1,102</text:p>
          </table:table-cell>
          <table:table-cell table:style-name="ce8" office:value-type="float" office:value="1" calcext:value-type="float">
            <text:p>1</text:p>
          </table:table-cell>
          <table:table-cell table:style-name="ce8" office:value-type="float" office:value="751" calcext:value-type="float">
            <text:p>751</text:p>
          </table:table-cell>
          <table:table-cell table:style-name="ce8" office:value-type="string" calcext:value-type="string">
            <text:p><text:a xlink:href="#cite_note-US_Navy-299" xlink:type="simple">[253]</text:a><text:a xlink:href="#cite_note-300" xlink:type="simple">[254]</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harles_de_Gaulle" xlink:type="simple">Charles de Gaulle</text:a><text:a xlink:href="#cite_note-305" xlink:type="simple">[au]</text:a> </text:p>
          </table:table-cell>
          <table:table-cell table:style-name="ce8" office:value-type="float" office:value="1.081" calcext:value-type="float">
            <text:p>1,081</text:p>
          </table:table-cell>
          <table:table-cell table:number-columns-repeated="2" table:style-name="ce8" office:value-type="float" office:value="0" calcext:value-type="float">
            <text:p>0</text:p>
          </table:table-cell>
          <table:table-cell table:style-name="ce8" office:value-type="string" calcext:value-type="string">
            <text:p><text:a xlink:href="#cite_note-groupe.aeronaval.defense-301" xlink:type="simple">[25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orthern_Cyprus" xlink:type="simple">Northern Cyprus</text:a><text:a xlink:href="#cite_note-TRNC-306" xlink:type="simple">[av]</text:a> </text:p>
          </table:table-cell>
          <table:table-cell table:style-name="ce8" office:value-type="float" office:value="1.048" calcext:value-type="float">
            <text:p>1,048</text:p>
          </table:table-cell>
          <table:table-cell table:style-name="ce8" office:value-type="float" office:value="5" calcext:value-type="float">
            <text:p>5</text:p>
          </table:table-cell>
          <table:table-cell table:style-name="ce8" office:value-type="float" office:value="982" calcext:value-type="float">
            <text:p>982</text:p>
          </table:table-cell>
          <table:table-cell table:style-name="ce8" office:value-type="string" calcext:value-type="string">
            <text:p><text:a xlink:href="#cite_note-307" xlink:type="simple">[25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int_Maarten" xlink:type="simple">Sint Maarten</text:a> </text:p>
          </table:table-cell>
          <table:table-cell table:style-name="ce8" office:value-type="float" office:value="1.041" calcext:value-type="float">
            <text:p>1,041</text:p>
          </table:table-cell>
          <table:table-cell table:style-name="ce8" office:value-type="float" office:value="25" calcext:value-type="float">
            <text:p>25</text:p>
          </table:table-cell>
          <table:table-cell table:style-name="ce8" office:value-type="float" office:value="928" calcext:value-type="float">
            <text:p>928</text:p>
          </table:table-cell>
          <table:table-cell table:style-name="ce8" office:value-type="string" calcext:value-type="string">
            <text:p><text:a xlink:href="#cite_note-308" xlink:type="simple">[26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ão_Tomé_and_Príncipe" xlink:type="simple">São Tomé and Príncipe</text:a> </text:p>
          </table:table-cell>
          <table:table-cell table:style-name="ce8" office:value-type="float" office:value="985" calcext:value-type="float">
            <text:p>985</text:p>
          </table:table-cell>
          <table:table-cell table:style-name="ce8" office:value-type="float" office:value="17" calcext:value-type="float">
            <text:p>17</text:p>
          </table:table-cell>
          <table:table-cell table:style-name="ce8" office:value-type="float" office:value="928" calcext:value-type="float">
            <text:p>928</text:p>
          </table:table-cell>
          <table:table-cell table:style-name="ce8" office:value-type="string" calcext:value-type="string">
            <text:p><text:a xlink:href="#cite_note-309" xlink:type="simple">[26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ibraltar" xlink:type="simple">Gibraltar</text:a> </text:p>
          </table:table-cell>
          <table:table-cell table:style-name="ce8" office:value-type="float" office:value="887" calcext:value-type="float">
            <text:p>887</text:p>
          </table:table-cell>
          <table:table-cell table:style-name="ce8" office:value-type="float" office:value="1" calcext:value-type="float">
            <text:p>1</text:p>
          </table:table-cell>
          <table:table-cell table:style-name="ce8" office:value-type="float" office:value="742" calcext:value-type="float">
            <text:p>742</text:p>
          </table:table-cell>
          <table:table-cell table:style-name="ce8" office:value-type="string" calcext:value-type="string">
            <text:p><text:a xlink:href="#cite_note-310" xlink:type="simple">[26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Turks_and_Caicos_Islands" xlink:type="simple">Turks and Caicos Islands</text:a> </text:p>
          </table:table-cell>
          <table:table-cell table:style-name="ce8" office:value-type="float" office:value="746" calcext:value-type="float">
            <text:p>746</text:p>
          </table:table-cell>
          <table:table-cell table:style-name="ce8" office:value-type="float" office:value="6" calcext:value-type="float">
            <text:p>6</text:p>
          </table:table-cell>
          <table:table-cell table:style-name="ce8" office:value-type="float" office:value="702" calcext:value-type="float">
            <text:p>702</text:p>
          </table:table-cell>
          <table:table-cell table:style-name="ce8" office:value-type="string" calcext:value-type="string">
            <text:p><text:a xlink:href="#cite_note-311" xlink:type="simple">[263]</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Diamond_Princess" xlink:type="simple">Diamond Princess</text:a><text:a xlink:href="#cite_note-DiamondPrincess-103" xlink:type="simple">[w]</text:a> </text:p>
          </table:table-cell>
          <table:table-cell table:style-name="ce8" office:value-type="float" office:value="712" calcext:value-type="float">
            <text:p>712</text:p>
          </table:table-cell>
          <table:table-cell table:style-name="ce8" office:value-type="float" office:value="14" calcext:value-type="float">
            <text:p>14</text:p>
          </table:table-cell>
          <table:table-cell table:style-name="ce8" office:value-type="float" office:value="653" calcext:value-type="float">
            <text:p>653</text:p>
          </table:table-cell>
          <table:table-cell table:style-name="ce8" office:value-type="string" calcext:value-type="string">
            <text:p><text:a xlink:href="#cite_note-NHK-312" xlink:type="simple">[264]</text:a><text:a xlink:href="#cite_note-313" xlink:type="simple">[26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Jersey" xlink:type="simple">Jersey</text:a> </text:p>
          </table:table-cell>
          <table:table-cell table:style-name="ce8" office:value-type="float" office:value="672" calcext:value-type="float">
            <text:p>672</text:p>
          </table:table-cell>
          <table:table-cell table:style-name="ce8" office:value-type="float" office:value="32" calcext:value-type="float">
            <text:p>32</text:p>
          </table:table-cell>
          <table:table-cell table:style-name="ce8" office:value-type="float" office:value="534" calcext:value-type="float">
            <text:p>534</text:p>
          </table:table-cell>
          <table:table-cell table:style-name="ce8" office:value-type="string" calcext:value-type="string">
            <text:p><text:a xlink:href="#cite_note-314" xlink:type="simple">[26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ngolia" xlink:type="simple">Mongolia</text:a> </text:p>
          </table:table-cell>
          <table:table-cell table:style-name="ce8" office:value-type="float" office:value="672" calcext:value-type="float">
            <text:p>672</text:p>
          </table:table-cell>
          <table:table-cell table:style-name="ce8" office:value-type="float" office:value="0" calcext:value-type="float">
            <text:p>0</text:p>
          </table:table-cell>
          <table:table-cell table:style-name="ce8" office:value-type="float" office:value="342" calcext:value-type="float">
            <text:p>342</text:p>
          </table:table-cell>
          <table:table-cell table:style-name="ce8" office:value-type="string" calcext:value-type="string">
            <text:p><text:a xlink:href="#cite_note-315" xlink:type="simple">[26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aiwan" xlink:type="simple">Taiwan</text:a><text:a xlink:href="#cite_note-317" xlink:type="simple">[aw]</text:a> </text:p>
          </table:table-cell>
          <table:table-cell table:style-name="ce8" office:value-type="float" office:value="639" calcext:value-type="float">
            <text:p>639</text:p>
          </table:table-cell>
          <table:table-cell table:style-name="ce8" office:value-type="float" office:value="7" calcext:value-type="float">
            <text:p>7</text:p>
          </table:table-cell>
          <table:table-cell table:style-name="ce8" office:value-type="float" office:value="555" calcext:value-type="float">
            <text:p>555</text:p>
          </table:table-cell>
          <table:table-cell table:style-name="ce8" office:value-type="string" calcext:value-type="string">
            <text:p><text:a xlink:href="#cite_note-318" xlink:type="simple">[26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Papua_New_Guinea" xlink:type="simple">Papua New Guinea</text:a> </text:p>
          </table:table-cell>
          <table:table-cell table:style-name="ce8" office:value-type="float" office:value="599" calcext:value-type="float">
            <text:p>599</text:p>
          </table:table-cell>
          <table:table-cell table:style-name="ce8" office:value-type="float" office:value="7" calcext:value-type="float">
            <text:p>7</text:p>
          </table:table-cell>
          <table:table-cell table:style-name="ce8" office:value-type="float" office:value="585" calcext:value-type="float">
            <text:p>585</text:p>
          </table:table-cell>
          <table:table-cell table:style-name="ce8" office:value-type="string" calcext:value-type="string">
            <text:p><text:a xlink:href="#cite_note-319" xlink:type="simple">[27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Comoros" xlink:type="simple">Comoros</text:a> </text:p>
          </table:table-cell>
          <table:table-cell table:style-name="ce8" office:value-type="float" office:value="596" calcext:value-type="float">
            <text:p>596</text:p>
          </table:table-cell>
          <table:table-cell table:style-name="ce8" office:value-type="float" office:value="7" calcext:value-type="float">
            <text:p>7</text:p>
          </table:table-cell>
          <table:table-cell table:style-name="ce8" office:value-type="float" office:value="572" calcext:value-type="float">
            <text:p>572</text:p>
          </table:table-cell>
          <table:table-cell table:style-name="ce8" office:value-type="string" calcext:value-type="string">
            <text:p><text:a xlink:href="#cite_note-320" xlink:type="simple">[27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urundi" xlink:type="simple">Burundi</text:a> </text:p>
          </table:table-cell>
          <table:table-cell table:style-name="ce8" office:value-type="float" office:value="589" calcext:value-type="float">
            <text:p>589</text:p>
          </table:table-cell>
          <table:table-cell table:style-name="ce8" office:value-type="float" office:value="1" calcext:value-type="float">
            <text:p>1</text:p>
          </table:table-cell>
          <table:table-cell table:style-name="ce8" office:value-type="float" office:value="511" calcext:value-type="float">
            <text:p>511</text:p>
          </table:table-cell>
          <table:table-cell table:style-name="ce8" office:value-type="string" calcext:value-type="string">
            <text:p><text:a xlink:href="#cite_note-321" xlink:type="simple">[27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naco" xlink:type="simple">Monaco</text:a> </text:p>
          </table:table-cell>
          <table:table-cell table:style-name="ce8" office:value-type="float" office:value="573" calcext:value-type="float">
            <text:p>573</text:p>
          </table:table-cell>
          <table:table-cell table:style-name="ce8" office:value-type="float" office:value="3" calcext:value-type="float">
            <text:p>3</text:p>
          </table:table-cell>
          <table:table-cell table:style-name="ce8" office:value-type="float" office:value="497" calcext:value-type="float">
            <text:p>497</text:p>
          </table:table-cell>
          <table:table-cell table:style-name="ce8" office:value-type="string" calcext:value-type="string">
            <text:p><text:a xlink:href="#cite_note-322" xlink:type="simple">[27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Faroe_Islands" xlink:type="simple">Faroe Islands</text:a> </text:p>
          </table:table-cell>
          <table:table-cell table:style-name="ce8" office:value-type="float" office:value="497" calcext:value-type="float">
            <text:p>497</text:p>
          </table:table-cell>
          <table:table-cell table:style-name="ce8" office:value-type="float" office:value="0" calcext:value-type="float">
            <text:p>0</text:p>
          </table:table-cell>
          <table:table-cell table:style-name="ce8" office:value-type="float" office:value="494" calcext:value-type="float">
            <text:p>494</text:p>
          </table:table-cell>
          <table:table-cell table:style-name="ce8" office:value-type="string" calcext:value-type="string">
            <text:p><text:a xlink:href="#cite_note-323" xlink:type="simple">[274]</text:a><text:a xlink:href="#cite_note-324" xlink:type="simple">[27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ritrea" xlink:type="simple">Eritrea</text:a> </text:p>
          </table:table-cell>
          <table:table-cell table:style-name="ce8" office:value-type="float" office:value="491" calcext:value-type="float">
            <text:p>491</text:p>
          </table:table-cell>
          <table:table-cell table:style-name="ce8" office:value-type="float" office:value="0" calcext:value-type="float">
            <text:p>0</text:p>
          </table:table-cell>
          <table:table-cell table:style-name="ce8" office:value-type="float" office:value="438" calcext:value-type="float">
            <text:p>438</text:p>
          </table:table-cell>
          <table:table-cell table:style-name="ce8" office:value-type="string" calcext:value-type="string">
            <text:p><text:a xlink:href="#cite_note-325" xlink:type="simple">[27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uritius" xlink:type="simple">Mauritius</text:a> </text:p>
          </table:table-cell>
          <table:table-cell table:style-name="ce8" office:value-type="float" office:value="453" calcext:value-type="float">
            <text:p>453</text:p>
          </table:table-cell>
          <table:table-cell table:style-name="ce8" office:value-type="float" office:value="10" calcext:value-type="float">
            <text:p>10</text:p>
          </table:table-cell>
          <table:table-cell table:style-name="ce8" office:value-type="float" office:value="416" calcext:value-type="float">
            <text:p>416</text:p>
          </table:table-cell>
          <table:table-cell table:style-name="ce8" office:value-type="string" calcext:value-type="string">
            <text:p><text:a xlink:href="#cite_note-326" xlink:type="simple">[27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Republic_of_Artsakh" xlink:type="simple">Artsakh</text:a><text:a xlink:href="#cite_note-Nagorno-Karabakh-327" xlink:type="simple">[ax]</text:a> </text:p>
          </table:table-cell>
          <table:table-cell table:style-name="ce8" office:value-type="float" office:value="404" calcext:value-type="float">
            <text:p>404</text:p>
          </table:table-cell>
          <table:table-cell table:style-name="ce8" office:value-type="float" office:value="2" calcext:value-type="float">
            <text:p>2</text:p>
          </table:table-cell>
          <table:table-cell table:style-name="ce8" office:value-type="float" office:value="337" calcext:value-type="float">
            <text:p>337</text:p>
          </table:table-cell>
          <table:table-cell table:style-name="ce8" office:value-type="string" calcext:value-type="string">
            <text:p><text:a xlink:href="#cite_note-oc-media1-328" xlink:type="simple">[27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hutan" xlink:type="simple">Bhutan</text:a> </text:p>
          </table:table-cell>
          <table:table-cell table:style-name="ce8" office:value-type="float" office:value="386" calcext:value-type="float">
            <text:p>386</text:p>
          </table:table-cell>
          <table:table-cell table:style-name="ce8" office:value-type="float" office:value="0" calcext:value-type="float">
            <text:p>0</text:p>
          </table:table-cell>
          <table:table-cell table:style-name="ce8" office:value-type="float" office:value="367" calcext:value-type="float">
            <text:p>367</text:p>
          </table:table-cell>
          <table:table-cell table:style-name="ce8" office:value-type="string" calcext:value-type="string">
            <text:p><text:a xlink:href="#cite_note-329" xlink:type="simple">[27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Isle_of_Man" xlink:type="simple">Isle of Man</text:a><text:a xlink:href="#cite_note-331" xlink:type="simple">[ay]</text:a> </text:p>
          </table:table-cell>
          <table:table-cell table:style-name="ce8" office:value-type="float" office:value="369" calcext:value-type="float">
            <text:p>369</text:p>
          </table:table-cell>
          <table:table-cell table:style-name="ce8" office:value-type="float" office:value="25" calcext:value-type="float">
            <text:p>25</text:p>
          </table:table-cell>
          <table:table-cell table:style-name="ce8" office:value-type="float" office:value="324" calcext:value-type="float">
            <text:p>324</text:p>
          </table:table-cell>
          <table:table-cell table:style-name="ce8" office:value-type="string" calcext:value-type="string">
            <text:p><text:a xlink:href="#cite_note-isle-of-man-330" xlink:type="simple">[28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Cambodia" xlink:type="simple">Cambodia</text:a> </text:p>
          </table:table-cell>
          <table:table-cell table:style-name="ce8" office:value-type="float" office:value="307" calcext:value-type="float">
            <text:p>307</text:p>
          </table:table-cell>
          <table:table-cell table:style-name="ce8" office:value-type="float" office:value="0" calcext:value-type="float">
            <text:p>0</text:p>
          </table:table-cell>
          <table:table-cell table:style-name="ce8" office:value-type="float" office:value="298" calcext:value-type="float">
            <text:p>298</text:p>
          </table:table-cell>
          <table:table-cell table:style-name="ce8" office:value-type="string" calcext:value-type="string">
            <text:p><text:a xlink:href="#cite_note-332" xlink:type="simple">[28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uernsey" xlink:type="simple">Guernsey</text:a> </text:p>
          </table:table-cell>
          <table:table-cell table:style-name="ce8" office:value-type="float" office:value="282" calcext:value-type="float">
            <text:p>282</text:p>
          </table:table-cell>
          <table:table-cell table:style-name="ce8" office:value-type="float" office:value="13" calcext:value-type="float">
            <text:p>13</text:p>
          </table:table-cell>
          <table:table-cell table:style-name="ce8" office:value-type="float" office:value="253" calcext:value-type="float">
            <text:p>253</text:p>
          </table:table-cell>
          <table:table-cell table:style-name="ce8" office:value-type="string" calcext:value-type="string">
            <text:p><text:a xlink:href="#cite_note-333" xlink:type="simple">[28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arbados" xlink:type="simple">Barbados</text:a> </text:p>
          </table:table-cell>
          <table:table-cell table:style-name="ce8" office:value-type="float" office:value="266" calcext:value-type="float">
            <text:p>266</text:p>
          </table:table-cell>
          <table:table-cell table:style-name="ce8" office:value-type="float" office:value="7" calcext:value-type="float">
            <text:p>7</text:p>
          </table:table-cell>
          <table:table-cell table:style-name="ce8" office:value-type="float" office:value="246" calcext:value-type="float">
            <text:p>246</text:p>
          </table:table-cell>
          <table:table-cell table:style-name="ce8" office:value-type="string" calcext:value-type="string">
            <text:p><text:a xlink:href="#cite_note-current-cases-334" xlink:type="simple">[28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Cayman_Islands" xlink:type="simple">Cayman Islands</text:a> </text:p>
          </table:table-cell>
          <table:table-cell table:style-name="ce8" office:value-type="float" office:value="250" calcext:value-type="float">
            <text:p>250</text:p>
          </table:table-cell>
          <table:table-cell table:style-name="ce8" office:value-type="float" office:value="1" calcext:value-type="float">
            <text:p>1</text:p>
          </table:table-cell>
          <table:table-cell table:style-name="ce8" office:value-type="float" office:value="236" calcext:value-type="float">
            <text:p>236</text:p>
          </table:table-cell>
          <table:table-cell table:style-name="ce8" office:value-type="string" calcext:value-type="string">
            <text:p><text:a xlink:href="#cite_note-335" xlink:type="simple">[28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int_Lucia" xlink:type="simple">Saint Lucia</text:a> </text:p>
          </table:table-cell>
          <table:table-cell table:style-name="ce8" office:value-type="float" office:value="238" calcext:value-type="float">
            <text:p>238</text:p>
          </table:table-cell>
          <table:table-cell table:style-name="ce8" office:value-type="float" office:value="2" calcext:value-type="float">
            <text:p>2</text:p>
          </table:table-cell>
          <table:table-cell table:style-name="ce8" office:value-type="float" office:value="109" calcext:value-type="float">
            <text:p>109</text:p>
          </table:table-cell>
          <table:table-cell table:style-name="ce8" office:value-type="string" calcext:value-type="string">
            <text:p><text:a xlink:href="#cite_note-336" xlink:type="simple">[28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ermuda" xlink:type="simple">Bermuda</text:a> </text:p>
          </table:table-cell>
          <table:table-cell table:style-name="ce8" office:value-type="float" office:value="214" calcext:value-type="float">
            <text:p>214</text:p>
          </table:table-cell>
          <table:table-cell table:style-name="ce8" office:value-type="float" office:value="9" calcext:value-type="float">
            <text:p>9</text:p>
          </table:table-cell>
          <table:table-cell table:style-name="ce8" office:value-type="float" office:value="182" calcext:value-type="float">
            <text:p>182</text:p>
          </table:table-cell>
          <table:table-cell table:style-name="ce8" office:value-type="string" calcext:value-type="string">
            <text:p><text:a xlink:href="#cite_note-337" xlink:type="simple">[28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eychelles" xlink:type="simple">Seychelles</text:a> </text:p>
          </table:table-cell>
          <table:table-cell table:style-name="ce8" office:value-type="float" office:value="166" calcext:value-type="float">
            <text:p>166</text:p>
          </table:table-cell>
          <table:table-cell table:style-name="ce8" office:value-type="float" office:value="0" calcext:value-type="float">
            <text:p>0</text:p>
          </table:table-cell>
          <table:table-cell table:style-name="ce8" office:value-type="float" office:value="159" calcext:value-type="float">
            <text:p>159</text:p>
          </table:table-cell>
          <table:table-cell table:style-name="ce8" office:value-type="string" calcext:value-type="string">
            <text:p><text:a xlink:href="#cite_note-338" xlink:type="simple">[287]</text:a><text:a xlink:href="#cite_note-339" xlink:type="simple">[288]</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ruise_ships#Costa_Atlantica" xlink:type="simple">Costa Atlantica</text:a> </text:p>
          </table:table-cell>
          <table:table-cell table:style-name="ce8" office:value-type="float" office:value="148" calcext:value-type="float">
            <text:p>148</text:p>
          </table:table-cell>
          <table:table-cell table:style-name="ce8" office:value-type="float" office:value="0" calcext:value-type="float">
            <text:p>0</text:p>
          </table:table-cell>
          <table:table-cell table:style-name="ce8" office:value-type="float" office:value="148" calcext:value-type="float">
            <text:p>148</text:p>
          </table:table-cell>
          <table:table-cell table:style-name="ce8" office:value-type="string" calcext:value-type="string">
            <text:p><text:a xlink:href="#cite_note-340" xlink:type="simple">[289]</text:a><text:a xlink:href="#cite_note-341" xlink:type="simple">[29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runei" xlink:type="simple">Brunei</text:a> </text:p>
          </table:table-cell>
          <table:table-cell table:style-name="ce8" office:value-type="float" office:value="148" calcext:value-type="float">
            <text:p>148</text:p>
          </table:table-cell>
          <table:table-cell table:style-name="ce8" office:value-type="float" office:value="3" calcext:value-type="float">
            <text:p>3</text:p>
          </table:table-cell>
          <table:table-cell table:style-name="ce8" office:value-type="float" office:value="143" calcext:value-type="float">
            <text:p>143</text:p>
          </table:table-cell>
          <table:table-cell table:style-name="ce8" office:value-type="string" calcext:value-type="string">
            <text:p><text:a xlink:href="#cite_note-342" xlink:type="simple">[291]</text:a><text:a xlink:href="#cite_note-343" xlink:type="simple">[29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ntigua_and_Barbuda" xlink:type="simple">Antigua and Barbuda</text:a> </text:p>
          </table:table-cell>
          <table:table-cell table:style-name="ce8" office:value-type="float" office:value="139" calcext:value-type="float">
            <text:p>139</text:p>
          </table:table-cell>
          <table:table-cell table:style-name="ce8" office:value-type="float" office:value="3" calcext:value-type="float">
            <text:p>3</text:p>
          </table:table-cell>
          <table:table-cell table:style-name="ce8" office:value-type="float" office:value="127" calcext:value-type="float">
            <text:p>127</text:p>
          </table:table-cell>
          <table:table-cell table:style-name="ce8" office:value-type="string" calcext:value-type="string">
            <text:p><text:a xlink:href="#cite_note-344" xlink:type="simple">[293]</text:a><text:a xlink:href="#cite_note-345" xlink:type="simple">[29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Bonaire" xlink:type="simple">Bonaire</text:a> </text:p>
          </table:table-cell>
          <table:table-cell table:style-name="ce8" office:value-type="float" office:value="134" calcext:value-type="float">
            <text:p>134</text:p>
          </table:table-cell>
          <table:table-cell table:style-name="ce8" office:value-type="float" office:value="3" calcext:value-type="float">
            <text:p>3</text:p>
          </table:table-cell>
          <table:table-cell table:style-name="ce8" office:value-type="float" office:value="126" calcext:value-type="float">
            <text:p>126</text:p>
          </table:table-cell>
          <table:table-cell table:style-name="ce8" office:value-type="string" calcext:value-type="string">
            <text:p><text:a xlink:href="#cite_note-346" xlink:type="simple">[295]</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ruise_ships#Greg_Mortimer" xlink:type="simple">Greg Mortimer</text:a><text:a xlink:href="#cite_note-GregMortimer-258" xlink:type="simple">[aq]</text:a> </text:p>
          </table:table-cell>
          <table:table-cell table:style-name="ce8" office:value-type="float" office:value="128" calcext:value-type="float">
            <text:p>128</text:p>
          </table:table-cell>
          <table:table-cell table:style-name="ce8" office:value-type="float" office:value="1" calcext:value-type="float">
            <text:p>1</text:p>
          </table:table-cell>
          <table:table-cell table:style-name="ce8" office:value-type="string" calcext:value-type="string">
            <text:p>No data</text:p>
          </table:table-cell>
          <table:table-cell table:style-name="ce8" office:value-type="string" calcext:value-type="string">
            <text:p><text:a xlink:href="#cite_note-347" xlink:type="simple">[296]</text:a><text:a xlink:href="#cite_note-348" xlink:type="simple">[29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Northern_Mariana_Islands" xlink:type="simple">Northern Mariana Islands </text:a> </text:p>
          </table:table-cell>
          <table:table-cell table:style-name="ce8" office:value-type="float" office:value="104" calcext:value-type="float">
            <text:p>104</text:p>
          </table:table-cell>
          <table:table-cell table:style-name="ce8" office:value-type="float" office:value="2" calcext:value-type="float">
            <text:p>2</text:p>
          </table:table-cell>
          <table:table-cell table:style-name="ce8" office:value-type="float" office:value="32" calcext:value-type="float">
            <text:p>32</text:p>
          </table:table-cell>
          <table:table-cell table:style-name="ce8" office:value-type="string" calcext:value-type="string">
            <text:p><text:a xlink:href="#cite_note-349" xlink:type="simple">[298]</text:a><text:a xlink:href="#cite_note-350" xlink:type="simple">[29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int_Vincent_and_the_Grenadines" xlink:type="simple">Saint Vincent</text:a><text:a xlink:href="#cite_note-351" xlink:type="simple">[az]</text:a> </text:p>
          </table:table-cell>
          <table:table-cell table:style-name="ce8" office:value-type="float" office:value="84" calcext:value-type="float">
            <text:p>84</text:p>
          </table:table-cell>
          <table:table-cell table:style-name="ce8" office:value-type="float" office:value="0" calcext:value-type="float">
            <text:p>0</text:p>
          </table:table-cell>
          <table:table-cell table:style-name="ce8" office:value-type="float" office:value="78" calcext:value-type="float">
            <text:p>78</text:p>
          </table:table-cell>
          <table:table-cell table:style-name="ce8" office:value-type="string" calcext:value-type="string">
            <text:p><text:a xlink:href="#cite_note-Gov1611-352" xlink:type="simple">[300]</text:a><text:a xlink:href="#cite_note-iWitnessNews181120-353" xlink:type="simple">[30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Dominica" xlink:type="simple">Dominica</text:a> </text:p>
          </table:table-cell>
          <table:table-cell table:style-name="ce8" office:value-type="float" office:value="77" calcext:value-type="float">
            <text:p>77</text:p>
          </table:table-cell>
          <table:table-cell table:style-name="ce8" office:value-type="float" office:value="0" calcext:value-type="float">
            <text:p>0</text:p>
          </table:table-cell>
          <table:table-cell table:style-name="ce8" office:value-type="float" office:value="63" calcext:value-type="float">
            <text:p>63</text:p>
          </table:table-cell>
          <table:table-cell table:style-name="ce8" office:value-type="string" calcext:value-type="string">
            <text:p><text:a xlink:href="#cite_note-Dominica2111-354" xlink:type="simple">[302]</text:a><text:a xlink:href="#cite_note-DN1811-355" xlink:type="simple">[30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British_Virgin_Islands" xlink:type="simple">British Virgin Islands</text:a> </text:p>
          </table:table-cell>
          <table:table-cell table:style-name="ce8" office:value-type="float" office:value="72" calcext:value-type="float">
            <text:p>72</text:p>
          </table:table-cell>
          <table:table-cell table:style-name="ce8" office:value-type="float" office:value="1" calcext:value-type="float">
            <text:p>1</text:p>
          </table:table-cell>
          <table:table-cell table:style-name="ce8" office:value-type="float" office:value="70" calcext:value-type="float">
            <text:p>70</text:p>
          </table:table-cell>
          <table:table-cell table:style-name="ce8" office:value-type="string" calcext:value-type="string">
            <text:p><text:a xlink:href="#cite_note-356" xlink:type="simple">[30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acau" xlink:type="simple">Macau</text:a> </text:p>
          </table:table-cell>
          <table:table-cell table:style-name="ce8" office:value-type="float" office:value="46" calcext:value-type="float">
            <text:p>46</text:p>
          </table:table-cell>
          <table:table-cell table:style-name="ce8" office:value-type="float" office:value="0" calcext:value-type="float">
            <text:p>0</text:p>
          </table:table-cell>
          <table:table-cell table:style-name="ce8" office:value-type="float" office:value="46" calcext:value-type="float">
            <text:p>46</text:p>
          </table:table-cell>
          <table:table-cell table:style-name="ce8" office:value-type="string" calcext:value-type="string">
            <text:p><text:a xlink:href="#cite_note-357" xlink:type="simple">[30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renada" xlink:type="simple">Grenada</text:a> </text:p>
          </table:table-cell>
          <table:table-cell table:style-name="ce8" office:value-type="float" office:value="41" calcext:value-type="float">
            <text:p>41</text:p>
          </table:table-cell>
          <table:table-cell table:style-name="ce8" office:value-type="float" office:value="0" calcext:value-type="float">
            <text:p>0</text:p>
          </table:table-cell>
          <table:table-cell table:style-name="ce8" office:value-type="float" office:value="30" calcext:value-type="float">
            <text:p>30</text:p>
          </table:table-cell>
          <table:table-cell table:style-name="ce8" office:value-type="string" calcext:value-type="string">
            <text:p><text:a xlink:href="#cite_note-358" xlink:type="simple">[306]</text:a><text:a xlink:href="#cite_note-359" xlink:type="simple">[30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Laos" xlink:type="simple">Laos</text:a> </text:p>
          </table:table-cell>
          <table:table-cell table:style-name="ce8" office:value-type="float" office:value="39" calcext:value-type="float">
            <text:p>39</text:p>
          </table:table-cell>
          <table:table-cell table:style-name="ce8" office:value-type="float" office:value="0" calcext:value-type="float">
            <text:p>0</text:p>
          </table:table-cell>
          <table:table-cell table:style-name="ce8" office:value-type="float" office:value="24" calcext:value-type="float">
            <text:p>24</text:p>
          </table:table-cell>
          <table:table-cell table:style-name="ce8" office:value-type="string" calcext:value-type="string">
            <text:p><text:a xlink:href="#cite_note-360" xlink:type="simple">[308]</text:a><text:a xlink:href="#cite_note-361" xlink:type="simple">[30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Fiji" xlink:type="simple">Fiji</text:a> </text:p>
          </table:table-cell>
          <table:table-cell table:style-name="ce8" office:value-type="float" office:value="38" calcext:value-type="float">
            <text:p>38</text:p>
          </table:table-cell>
          <table:table-cell table:style-name="ce8" office:value-type="float" office:value="2" calcext:value-type="float">
            <text:p>2</text:p>
          </table:table-cell>
          <table:table-cell table:style-name="ce8" office:value-type="float" office:value="33" calcext:value-type="float">
            <text:p>33</text:p>
          </table:table-cell>
          <table:table-cell table:style-name="ce8" office:value-type="string" calcext:value-type="string">
            <text:p><text:a xlink:href="#cite_note-362" xlink:type="simple">[310]</text:a><text:a xlink:href="#cite_note-363" xlink:type="simple">[31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New_Caledonia" xlink:type="simple">New Caledonia</text:a> </text:p>
          </table:table-cell>
          <table:table-cell table:style-name="ce8" office:value-type="float" office:value="32" calcext:value-type="float">
            <text:p>32</text:p>
          </table:table-cell>
          <table:table-cell table:style-name="ce8" office:value-type="float" office:value="0" calcext:value-type="float">
            <text:p>0</text:p>
          </table:table-cell>
          <table:table-cell table:style-name="ce8" office:value-type="float" office:value="30" calcext:value-type="float">
            <text:p>30</text:p>
          </table:table-cell>
          <table:table-cell table:style-name="ce8" office:value-type="string" calcext:value-type="string">
            <text:p><text:a xlink:href="#cite_note-364" xlink:type="simple">[31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East_Timor" xlink:type="simple">East Timor</text:a> </text:p>
          </table:table-cell>
          <table:table-cell table:style-name="ce8" office:value-type="float" office:value="30" calcext:value-type="float">
            <text:p>30</text:p>
          </table:table-cell>
          <table:table-cell table:style-name="ce8" office:value-type="float" office:value="0" calcext:value-type="float">
            <text:p>0</text:p>
          </table:table-cell>
          <table:table-cell table:style-name="ce8" office:value-type="float" office:value="30" calcext:value-type="float">
            <text:p>30</text:p>
          </table:table-cell>
          <table:table-cell table:style-name="ce8" office:value-type="string" calcext:value-type="string">
            <text:p><text:a xlink:href="#cite_note-365" xlink:type="simple">[31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Sahrawi_Arab_Democratic_Republic" xlink:type="simple">Sahrawi Arab DR</text:a><text:a xlink:href="#cite_note-366" xlink:type="simple">[ba]</text:a> </text:p>
          </table:table-cell>
          <table:table-cell table:style-name="ce8" office:value-type="float" office:value="28" calcext:value-type="float">
            <text:p>28</text:p>
          </table:table-cell>
          <table:table-cell table:style-name="ce8" office:value-type="float" office:value="2" calcext:value-type="float">
            <text:p>2</text:p>
          </table:table-cell>
          <table:table-cell table:style-name="ce8" office:value-type="float" office:value="26" calcext:value-type="float">
            <text:p>26</text:p>
          </table:table-cell>
          <table:table-cell table:style-name="ce8" office:value-type="string" calcext:value-type="string">
            <text:p><text:a xlink:href="#cite_note-367" xlink:type="simple">[31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Vatican_City" xlink:type="simple">Vatican City</text:a> </text:p>
          </table:table-cell>
          <table:table-cell table:style-name="ce8" office:value-type="float" office:value="27" calcext:value-type="float">
            <text:p>27</text:p>
          </table:table-cell>
          <table:table-cell table:style-name="ce8" office:value-type="float" office:value="0" calcext:value-type="float">
            <text:p>0</text:p>
          </table:table-cell>
          <table:table-cell table:style-name="ce8" office:value-type="float" office:value="15" calcext:value-type="float">
            <text:p>15</text:p>
          </table:table-cell>
          <table:table-cell table:style-name="ce8" office:value-type="string" calcext:value-type="string">
            <text:p><text:a xlink:href="#cite_note-368" xlink:type="simple">[315]</text:a><text:a xlink:href="#cite_note-369" xlink:type="simple">[31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int_Kitts_and_Nevis" xlink:type="simple">Saint Kitts and Nevis</text:a> </text:p>
          </table:table-cell>
          <table:table-cell table:style-name="ce8" office:value-type="float" office:value="22" calcext:value-type="float">
            <text:p>22</text:p>
          </table:table-cell>
          <table:table-cell table:style-name="ce8" office:value-type="float" office:value="0" calcext:value-type="float">
            <text:p>0</text:p>
          </table:table-cell>
          <table:table-cell table:style-name="ce8" office:value-type="float" office:value="19" calcext:value-type="float">
            <text:p>19</text:p>
          </table:table-cell>
          <table:table-cell table:style-name="ce8" office:value-type="string" calcext:value-type="string">
            <text:p><text:a xlink:href="#cite_note-370" xlink:type="simple">[317]</text:a><text:a xlink:href="#cite_note-371" xlink:type="simple">[31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Greenland" xlink:type="simple">Greenland</text:a> </text:p>
          </table:table-cell>
          <table:table-cell table:style-name="ce8" office:value-type="float" office:value="18" calcext:value-type="float">
            <text:p>18</text:p>
          </table:table-cell>
          <table:table-cell table:style-name="ce8" office:value-type="float" office:value="0" calcext:value-type="float">
            <text:p>0</text:p>
          </table:table-cell>
          <table:table-cell table:style-name="ce8" office:value-type="float" office:value="18" calcext:value-type="float">
            <text:p>18</text:p>
          </table:table-cell>
          <table:table-cell table:style-name="ce8" office:value-type="string" calcext:value-type="string">
            <text:p><text:a xlink:href="#cite_note-372" xlink:type="simple">[319]</text:a><text:a xlink:href="#cite_note-373" xlink:type="simple">[32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Solomon_Islands" xlink:type="simple">Solomon Islands</text:a> </text:p>
          </table:table-cell>
          <table:table-cell table:style-name="ce8" office:value-type="float" office:value="17" calcext:value-type="float">
            <text:p>17</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string" calcext:value-type="string">
            <text:p><text:a xlink:href="#cite_note-374" xlink:type="simple">[321]</text:a><text:a xlink:href="#cite_note-375" xlink:type="simple">[322]</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Falkland_Islands" xlink:type="simple">Falkland Islands</text:a> </text:p>
          </table:table-cell>
          <table:table-cell table:style-name="ce8" office:value-type="float" office:value="16" calcext:value-type="float">
            <text:p>16</text:p>
          </table:table-cell>
          <table:table-cell table:style-name="ce8" office:value-type="float" office:value="0" calcext:value-type="float">
            <text:p>0</text:p>
          </table:table-cell>
          <table:table-cell table:style-name="ce8" office:value-type="float" office:value="13" calcext:value-type="float">
            <text:p>13</text:p>
          </table:table-cell>
          <table:table-cell table:style-name="ce8" office:value-type="string" calcext:value-type="string">
            <text:p><text:a xlink:href="#cite_note-376" xlink:type="simple">[32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int_Pierre_and_Miquelon" xlink:type="simple">Saint Pierre and Miquelon</text:a> </text:p>
          </table:table-cell>
          <table:table-cell table:style-name="ce8" office:value-type="float" office:value="16" calcext:value-type="float">
            <text:p>16</text:p>
          </table:table-cell>
          <table:table-cell table:style-name="ce8" office:value-type="float" office:value="0" calcext:value-type="float">
            <text:p>0</text:p>
          </table:table-cell>
          <table:table-cell table:style-name="ce8" office:value-type="float" office:value="12" calcext:value-type="float">
            <text:p>12</text:p>
          </table:table-cell>
          <table:table-cell table:style-name="ce8" office:value-type="string" calcext:value-type="string">
            <text:p><text:a xlink:href="#cite_note-377" xlink:type="simple">[324]</text:a><text:a xlink:href="#cite_note-378" xlink:type="simple">[325]</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int_Eustatius" xlink:type="simple">Sint Eustatius</text:a> </text:p>
          </table:table-cell>
          <table:table-cell table:style-name="ce8" office:value-type="float" office:value="14" calcext:value-type="float">
            <text:p>14</text:p>
          </table:table-cell>
          <table:table-cell table:style-name="ce8" office:value-type="float" office:value="0" calcext:value-type="float">
            <text:p>0</text:p>
          </table:table-cell>
          <table:table-cell table:style-name="ce8" office:value-type="float" office:value="4" calcext:value-type="float">
            <text:p>4</text:p>
          </table:table-cell>
          <table:table-cell table:style-name="ce8" office:value-type="string" calcext:value-type="string">
            <text:p><text:a xlink:href="#cite_note-379" xlink:type="simple">[32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Montserrat" xlink:type="simple">Montserrat</text:a> </text:p>
          </table:table-cell>
          <table:table-cell table:style-name="ce8" office:value-type="float" office:value="13" calcext:value-type="float">
            <text:p>13</text:p>
          </table:table-cell>
          <table:table-cell table:style-name="ce8" office:value-type="float" office:value="1" calcext:value-type="float">
            <text:p>1</text:p>
          </table:table-cell>
          <table:table-cell table:style-name="ce8" office:value-type="float" office:value="12" calcext:value-type="float">
            <text:p>12</text:p>
          </table:table-cell>
          <table:table-cell table:style-name="ce8" office:value-type="string" calcext:value-type="string">
            <text:p><text:a xlink:href="#cite_note-380" xlink:type="simple">[327]</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ruise_ships#Zaandam" xlink:type="simple">MS Zaandam</text:a><text:a xlink:href="#cite_note-383" xlink:type="simple">[bb]</text:a> </text:p>
          </table:table-cell>
          <table:table-cell table:style-name="ce8" office:value-type="float" office:value="13" calcext:value-type="float">
            <text:p>13</text:p>
          </table:table-cell>
          <table:table-cell table:style-name="ce8" office:value-type="float" office:value="4" calcext:value-type="float">
            <text:p>4</text:p>
          </table:table-cell>
          <table:table-cell table:style-name="ce8" office:value-type="string" calcext:value-type="string">
            <text:p>No data</text:p>
          </table:table-cell>
          <table:table-cell table:style-name="ce8" office:value-type="string" calcext:value-type="string">
            <text:p><text:a xlink:href="#cite_note-384" xlink:type="simple">[330]</text:a><text:a xlink:href="#cite_note-385" xlink:type="simple">[331]</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ruise_ships#Coral_Princess" xlink:type="simple">Coral Princess</text:a><text:a xlink:href="#cite_note-387" xlink:type="simple">[bc]</text:a> </text:p>
          </table:table-cell>
          <table:table-cell table:style-name="ce8" office:value-type="float" office:value="12" calcext:value-type="float">
            <text:p>12</text:p>
          </table:table-cell>
          <table:table-cell table:style-name="ce8" office:value-type="float" office:value="3" calcext:value-type="float">
            <text:p>3</text:p>
          </table:table-cell>
          <table:table-cell table:style-name="ce8" office:value-type="string" calcext:value-type="string">
            <text:p>No data</text:p>
          </table:table-cell>
          <table:table-cell table:style-name="ce8" office:value-type="string" calcext:value-type="string">
            <text:p><text:a xlink:href="#cite_note-388" xlink:type="simple">[333]</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cruise_ships#SeaDream_I" xlink:type="simple">SeaDream I</text:a><text:a xlink:href="#cite_note-389" xlink:type="simple">[bd]</text:a> </text:p>
          </table:table-cell>
          <table:table-cell table:style-name="ce8" office:value-type="float" office:value="9" calcext:value-type="float">
            <text:p>9</text:p>
          </table:table-cell>
          <table:table-cell table:style-name="ce8" office:value-type="float" office:value="0" calcext:value-type="float">
            <text:p>0</text:p>
          </table:table-cell>
          <table:table-cell table:style-name="ce8" office:value-type="string" calcext:value-type="string">
            <text:p>No data</text:p>
          </table:table-cell>
          <table:table-cell table:style-name="ce8" office:value-type="string" calcext:value-type="string">
            <text:p><text:a xlink:href="#cite_note-GIS141120-390" xlink:type="simple">[334]</text:a><text:a xlink:href="#cite_note-CNN171120-391" xlink:type="simple">[335]</text:a> </text:p>
          </table:table-cell>
        </table:table-row>
        <table:table-row table:style-name="ro1">
          <table:table-cell office:value-type="string" calcext:value-type="string">
            <text:p/>
          </table:table-cell>
          <table:table-cell table:style-name="ce7" office:value-type="string" calcext:value-type="string">
            <text:p><text:a xlink:href="https://en.wikipedia.org/wiki/COVID-19_pandemic_on_naval_ships#HNLMS_Dolfijn" xlink:type="simple">HNLMS Dolfijn</text:a><text:a xlink:href="#cite_note-395" xlink:type="simple">[be]</text:a> </text:p>
          </table:table-cell>
          <table:table-cell table:style-name="ce8" office:value-type="float" office:value="8" calcext:value-type="float">
            <text:p>8</text:p>
          </table:table-cell>
          <table:table-cell table:style-name="ce8" office:value-type="float" office:value="0" calcext:value-type="float">
            <text:p>0</text:p>
          </table:table-cell>
          <table:table-cell table:style-name="ce8" office:value-type="float" office:value="8" calcext:value-type="float">
            <text:p>8</text:p>
          </table:table-cell>
          <table:table-cell table:style-name="ce8" office:value-type="string" calcext:value-type="string">
            <text:p><text:a xlink:href="#cite_note-dolfijn.defensie-392" xlink:type="simple">[336]</text:a><text:a xlink:href="#cite_note-396" xlink:type="simple">[339]</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ba" xlink:type="simple">Saba</text:a> </text:p>
          </table:table-cell>
          <table:table-cell table:style-name="ce8" office:value-type="float" office:value="5" calcext:value-type="float">
            <text:p>5</text:p>
          </table:table-cell>
          <table:table-cell table:style-name="ce8" office:value-type="float" office:value="0" calcext:value-type="float">
            <text:p>0</text:p>
          </table:table-cell>
          <table:table-cell table:style-name="ce8" office:value-type="float" office:value="5" calcext:value-type="float">
            <text:p>5</text:p>
          </table:table-cell>
          <table:table-cell table:style-name="ce8" office:value-type="string" calcext:value-type="string">
            <text:p><text:a xlink:href="#cite_note-397" xlink:type="simple">[340]</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nguilla" xlink:type="simple">Anguilla</text:a> </text:p>
          </table:table-cell>
          <table:table-cell table:style-name="ce8" office:value-type="float" office:value="4" calcext:value-type="float">
            <text:p>4</text:p>
          </table:table-cell>
          <table:table-cell table:style-name="ce8" office:value-type="float" office:value="0" calcext:value-type="float">
            <text:p>0</text:p>
          </table:table-cell>
          <table:table-cell table:style-name="ce8" office:value-type="float" office:value="3" calcext:value-type="float">
            <text:p>3</text:p>
          </table:table-cell>
          <table:table-cell table:style-name="ce8" office:value-type="string" calcext:value-type="string">
            <text:p><text:a xlink:href="#cite_note-398" xlink:type="simple">[341]</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he_Marshall_Islands" xlink:type="simple">Marshall Islands</text:a> </text:p>
          </table:table-cell>
          <table:table-cell table:style-name="ce8" office:value-type="float" office:value="4" calcext:value-type="float">
            <text:p>4</text:p>
          </table:table-cell>
          <table:table-cell table:style-name="ce8" office:value-type="float" office:value="0" calcext:value-type="float">
            <text:p>0</text:p>
          </table:table-cell>
          <table:table-cell table:style-name="ce8" office:value-type="float" office:value="2" calcext:value-type="float">
            <text:p>2</text:p>
          </table:table-cell>
          <table:table-cell table:style-name="ce8" office:value-type="string" calcext:value-type="string">
            <text:p><text:a xlink:href="#cite_note-399" xlink:type="simple">[342]</text:a><text:a xlink:href="#cite_note-400" xlink:type="simple">[343]</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American_Samoa" xlink:type="simple">American Samoa</text:a> </text:p>
          </table:table-cell>
          <table:table-cell table:style-name="ce8" office:value-type="float" office:value="3" calcext:value-type="float">
            <text:p>3</text:p>
          </table:table-cell>
          <table:table-cell table:number-columns-repeated="2" table:style-name="ce8" office:value-type="float" office:value="0" calcext:value-type="float">
            <text:p>0</text:p>
          </table:table-cell>
          <table:table-cell table:style-name="ce8" office:value-type="string" calcext:value-type="string">
            <text:p><text:a xlink:href="#cite_note-401" xlink:type="simple">[344]</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Wallis_and_Futuna" xlink:type="simple">Wallis and Futuna</text:a> </text:p>
          </table:table-cell>
          <table:table-cell table:style-name="ce8" office:value-type="float" office:value="3" calcext:value-type="float">
            <text:p>3</text:p>
          </table:table-cell>
          <table:table-cell table:style-name="ce8" office:value-type="float" office:value="0" calcext:value-type="float">
            <text:p>0</text:p>
          </table:table-cell>
          <table:table-cell table:style-name="ce8" office:value-type="float" office:value="1" calcext:value-type="float">
            <text:p>1</text:p>
          </table:table-cell>
          <table:table-cell table:style-name="ce8" office:value-type="string" calcext:value-type="string">
            <text:p><text:a xlink:href="#cite_note-402" xlink:type="simple">[345]</text:a><text:a xlink:href="#cite_note-403" xlink:type="simple">[346]</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Samoa" xlink:type="simple">Samoa</text:a> </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string" calcext:value-type="string">
            <text:p><text:a xlink:href="#cite_note-404" xlink:type="simple">[347]</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Vanuatu" xlink:type="simple">Vanuatu</text:a> </text:p>
          </table:table-cell>
          <table:table-cell table:style-name="ce8" office:value-type="float" office:value="1" calcext:value-type="float">
            <text:p>1</text:p>
          </table:table-cell>
          <table:table-cell table:number-columns-repeated="2" table:style-name="ce8" office:value-type="float" office:value="0" calcext:value-type="float">
            <text:p>0</text:p>
          </table:table-cell>
          <table:table-cell table:style-name="ce8" office:value-type="string" calcext:value-type="string">
            <text:p><text:a xlink:href="#cite_note-405" xlink:type="simple">[348]</text:a> </text:p>
          </table:table-cell>
        </table:table-row>
        <table:table-row table:style-name="ro1">
          <table:table-cell office:value-type="string" calcext:value-type="string">
            <text:p/>
          </table:table-cell>
          <table:table-cell table:style-name="ce6" office:value-type="string" calcext:value-type="string">
            <text:p><text:a xlink:href="https://en.wikipedia.org/wiki/COVID-19_pandemic_in_Tanzania" xlink:type="simple">Tanzania</text:a><text:a xlink:href="#cite_note-409" xlink:type="simple">[bf]</text:a> </text:p>
          </table:table-cell>
          <table:table-cell table:number-columns-repeated="3" table:style-name="ce8" office:value-type="string" calcext:value-type="string">
            <text:p>No data</text:p>
          </table:table-cell>
          <table:table-cell table:style-name="ce8" office:value-type="string" calcext:value-type="string">
            <text:p><text:a xlink:href="#cite_note-thecitizen-407" xlink:type="simple">[350]</text:a><text:a xlink:href="#cite_note-ippmedia-408" xlink:type="simple">[351]</text:a> </text:p>
          </table:table-cell>
        </table:table-row>
        <table:table-row table:style-name="ro1">
          <table:table-cell table:style-name="ce3" office:value-type="string" calcext:value-type="string">
            <text:p>As of 27 November 2020 (<text:a xlink:href="https://en.wikipedia.org/wiki/Coordinated_Universal_Time" xlink:type="simple">UTC</text:a>) · History of <text:a xlink:href="https://en.wikipedia.org/wiki/COVID-19_pandemic_cases" xlink:type="simple">cases</text:a> · History of <text:a xlink:href="https://en.wikipedia.org/wiki/COVID-19_pandemic_deaths" xlink:type="simple">deaths</text:a> </text:p>
          </table:table-cell>
          <table:table-cell table:number-columns-repeated="5"/>
        </table:table-row>
        <table:table-row table:style-name="ro1">
          <table:table-cell table:style-name="ce4" office:value-type="string" calcext:value-type="string">
            <text:p>Not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 xlink:type="simple">^</text:a> Location: Countries, territories, and international conveyances where cases were diagnosed. The nationality of the infected and the origin of infection may vary. For some countries, cases are split into respective territories and noted accordingly.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ccc_3-0" xlink:type="simple">^</text:a> Cases: This number shows the cumulative number of confirmed human cases reported to date. The actual number of infections and cases is likely to be higher than reported.<text:a xlink:href="#cite_note-2" xlink:type="simple">[1]</text:a> Reporting criteria and <text:a xlink:href="https://en.wikipedia.org/wiki/COVID-19_testing" xlink:type="simple">testing capacity</text:a> vary between locations.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4" xlink:type="simple">^</text:a> Deaths: Reporting criteria vary between locations.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5" xlink:type="simple">^</text:a> Recoveries: May not correspond to actual current figures and not all recoveries may be reported. Reporting criteria vary between locations and some countries do not report recoveries.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6" xlink:type="simple">^</text:a> The worldwide totals for cases, deaths and recoveries are taken from the Johns Hopkins University Coronavirus Resource Center. They are not sums of the figures for the listed countries and territories.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4" xlink:type="simple">^</text:a> United Stat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igures include cases identified on the <text:a xlink:href="https://en.wikipedia.org/wiki/COVID-19_pandemic_on_cruise_ships#Grand_Princess" xlink:type="simple">Grand Princes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igures do not include the <text:a xlink:href="https://en.wikipedia.org/wiki/Unincorporated_territories_of_the_United_States" xlink:type="simple">unincorporated territories</text:a> of <text:a xlink:href="https://en.wikipedia.org/wiki/COVID-19_pandemic_in_Puerto_Rico" xlink:type="simple">Puerto Rico</text:a>, <text:a xlink:href="https://en.wikipedia.org/wiki/COVID-19_pandemic_in_Guam" xlink:type="simple">Guam</text:a>, <text:a xlink:href="https://en.wikipedia.org/wiki/COVID-19_pandemic_in_the_Northern_Mariana_Islands" xlink:type="simple">Northern Marian Islands</text:a>, and <text:a xlink:href="https://en.wikipedia.org/wiki/COVID-19_pandemic_in_the_United_States_Virgin_Islands" xlink:type="simple">U.S Virgin Islands</text:a>, all of which are listed separatel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Not all states or overseas territories report recovery da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include clinically diagnosed cases as per CDC guidelines.<text:a xlink:href="#cite_note-8" xlink:type="simple">[3]</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Recoveries and deaths include probable deaths and people released from quarantine as per CDC guidelines.<text:a xlink:href="#cite_note-9" xlink:type="simple">[4]</text:a><text:a xlink:href="#cite_note-10" xlink:type="simple">[5]</text:a><text:a xlink:href="#cite_note-11" xlink:type="simple">[6]</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igures from the <text:a xlink:href="https://en.wikipedia.org/wiki/United_States_Department_of_Defense" xlink:type="simple">United States Department of Defense</text:a> are only released on a branch-by branch basis since April 2020, without distinction between domestic and foreign deployment, and cases may be reported to local health authorities.<text:a xlink:href="#cite_note-DoD_stop-12" xlink:type="simple">[7]</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or the <text:a xlink:href="https://en.wikipedia.org/wiki/COVID-19_pandemic_on_USS_Theodore_Roosevelt" xlink:type="simple">USS Theodore Roosevelt</text:a>, currently docked at Guam, are reported separate from national figures but included in the Navy's total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re is also one case reported from <text:a xlink:href="https://en.wikipedia.org/wiki/Guantanamo_Bay_Naval_Base" xlink:type="simple">Guantanamo Bay Naval Base</text:a> not included in any other nation or territory's counts.<text:a xlink:href="#cite_note-13" xlink:type="simple">[8]</text:a> Since April 2020, the <text:a xlink:href="https://en.wikipedia.org/wiki/United_States_Department_of_Defense" xlink:type="simple">United States Department of Defense</text:a> has directed all bases, including Guantanamo Bay, to not publish case statistics.<text:a xlink:href="#cite_note-DoD_stop-12" xlink:type="simple">[7]</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9" xlink:type="simple">^</text:a> Russ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from the <text:a xlink:href="https://en.wikipedia.org/wiki/Political_status_of_Crimea" xlink:type="simple">disputed</text:a> <text:a xlink:href="https://en.wikipedia.org/wiki/COVID-19_pandemic_in_Crimea" xlink:type="simple">Crimea</text:a> and <text:a xlink:href="https://en.wikipedia.org/wiki/COVID-19_pandemic_in_Sevastopol" xlink:type="simple">Sevastopol</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text:a xlink:href="https://en.wikipedia.org/wiki/COVID-19_pandemic_on_Diamond_Princess" xlink:type="simple">Diamond Princess</text:a> cruise ship, which are classified as "on an international conveyanc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2" xlink:type="simple">^</text:a> Franc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text:a xlink:href="https://en.wikipedia.org/wiki/Overseas_department_and_region" xlink:type="simple">overseas regions</text:a> of <text:a xlink:href="https://en.wikipedia.org/wiki/COVID-19_pandemic_in_French_Guiana" xlink:type="simple">French Guiana</text:a>, <text:a xlink:href="https://en.wikipedia.org/wiki/COVID-19_pandemic_in_Guadeloupe" xlink:type="simple">Guadeloupe</text:a>, <text:a xlink:href="https://en.wikipedia.org/wiki/COVID-19_pandemic_in_Martinique" xlink:type="simple">Martinique</text:a>, <text:a xlink:href="https://en.wikipedia.org/wiki/COVID-19_pandemic_in_Mayotte" xlink:type="simple">Mayotte</text:a> and <text:a xlink:href="https://en.wikipedia.org/wiki/COVID-19_pandemic_in_Réunion" xlink:type="simple">Réunion</text:a>, and collectivities of <text:a xlink:href="https://en.wikipedia.org/wiki/COVID-19_pandemic_in_Saint_Barthélemy" xlink:type="simple">Saint Barthélemy</text:a> and <text:a xlink:href="https://en.wikipedia.org/wiki/COVID-19_pandemic_in_French_Saint_Martin" xlink:type="simple">Saint Martin</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ollectivities of <text:a xlink:href="https://en.wikipedia.org/wiki/COVID-19_pandemic_in_New_Caledonia" xlink:type="simple">New Caledonia</text:a>, <text:a xlink:href="https://en.wikipedia.org/wiki/COVID-19_pandemic_in_French_Polynesia" xlink:type="simple">French Polynesia</text:a>, <text:a xlink:href="https://en.wikipedia.org/wiki/COVID-19_pandemic_in_Saint_Pierre_and_Miquelon" xlink:type="simple">Saint Pierre and Miquelon</text:a> and <text:a xlink:href="https://en.wikipedia.org/wiki/COVID-19_pandemic_in_Wallis_and_Futuna" xlink:type="simple">Wallis and Futun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Recoveries only include hospitalized cases.<text:a xlink:href="#cite_note-gov-fr-21" xlink:type="simple">[14]</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igures for total confirmed cases and total deaths include data from both hospital and nursing home (ESMS: établissements sociaux et médico-sociaux).<text:a xlink:href="#cite_note-gov-fr-21" xlink:type="simple">[14]</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4" xlink:type="simple">^</text:a> Spain</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figure for cases excludes serology–confirmed cas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s of 19 May 2020, the Spanish government does not publish the number of recoveries. The last update on 18 May reported 150,376 recovered patient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7" xlink:type="simple">^</text:a> United Kingdom</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all <text:a xlink:href="https://en.wikipedia.org/wiki/COVID-19_pandemic_in_the_British_Overseas_Territories" xlink:type="simple">British Overseas Territories</text:a> and <text:a xlink:href="https://en.wikipedia.org/wiki/COVID-19_pandemic_in_Crown_dependencies" xlink:type="simple">Crown dependencie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s of 23 March 2020, the UK government does not publish the number of recoveries. The last update on 22 March reported 135 recovered patients.<text:a xlink:href="#cite_note-26" xlink:type="simple">[17]</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1" xlink:type="simple">^</text:a> Argentin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onfirmed cases on the <text:a xlink:href="https://en.wikipedia.org/wiki/Falkland_Islands_sovereignty_dispute" xlink:type="simple">claimed territory</text:a> of the <text:a xlink:href="https://en.wikipedia.org/wiki/COVID-19_pandemic_in_the_Falkland_Islands" xlink:type="simple">Falkland Islands</text:a>. Since 11 April, the Argentine Ministry of Health includes them in their official reports.<text:a xlink:href="#cite_note-30" xlink:type="simple">[20]</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7" xlink:type="simple">^</text:a> German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Not all state authorities count recoveries.<text:a xlink:href="#cite_note-zeit-35" xlink:type="simple">[24]</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Recoveries include estimations by the <text:a xlink:href="https://en.wikipedia.org/wiki/Robert_Koch_Institute" xlink:type="simple">Robert Koch Institute</text:a>.<text:a xlink:href="#cite_note-zeit-35" xlink:type="simple">[24]</text:a><text:a xlink:href="#cite_note-tagesspiegel-36" xlink:type="simple">[25]</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44" xlink:type="simple">^</text:a> Ukrain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text:a xlink:href="https://en.wikipedia.org/wiki/Political_status_of_Crimea" xlink:type="simple">disputed</text:a> <text:a xlink:href="https://en.wikipedia.org/wiki/COVID-19_pandemic_in_Crimea" xlink:type="simple">Crimea</text:a> and <text:a xlink:href="https://en.wikipedia.org/wiki/COVID-19_pandemic_in_Sevastopol" xlink:type="simple">Sevastopol</text:a>. Cases in these territories are included in the Russian total.</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unrecognized <text:a xlink:href="https://en.wikipedia.org/wiki/COVID-19_pandemic_in_the_Donetsk_People%27s_Republic" xlink:type="simple">Donetsk</text:a> and <text:a xlink:href="https://en.wikipedia.org/wiki/COVID-19_pandemic_in_the_Luhansk_People%27s_Republic" xlink:type="simple">Lugansk</text:a> People's Republic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48" xlink:type="simple">^</text:a> Belgium</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number of deaths also includes untested cases and cases in retirement homes that presumably died because of COVID-19, whilst most countries only include deaths of tested cases in hospitals.<text:a xlink:href="#cite_note-47" xlink:type="simple">[34]</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55" xlink:type="simple">^</text:a> Turke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rom 29 July to 24 November 2020, the Ministry of Health did not publish the total number of positive cases. Instead, symptomatic coronavirus cases were shown as "patients".<text:a xlink:href="#cite_note-51" xlink:type="simple">[37]</text:a><text:a xlink:href="#cite_note-52" xlink:type="simple">[38]</text:a> However the current number of recoveries currently does not cover newly reported asymptomatic cas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re is an estimated 1 to 2 million undeclared asymptomatic cases based on a recent interview of Health Minister <text:a xlink:href="https://en.wikipedia.org/wiki/Fahrettin_Koca" xlink:type="simple">Fahrettin Koca</text:a> where he stated that the death rate of COVID-19 in Turkey was lower than 1%.<text:a xlink:href="#cite_note-53" xlink:type="simple">[39]</text:a><text:a xlink:href="#cite_note-54" xlink:type="simple">[40]</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60" xlink:type="simple">^</text:a> Chile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the special territory of <text:a xlink:href="https://en.wikipedia.org/wiki/COVID-19_pandemic_in_Easter_Island" xlink:type="simple">Easter Island</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Chilean Ministry of Health considered all cases as "recovered" after 14 days since the initial symptoms of the virus, no matter the health situation of the infected or if following tests indicate the continuing presence of the virus. The only exception were casualties, which are not included as recovered.<text:a xlink:href="#cite_note-57" xlink:type="simple">[42]</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Deaths only include cases with positive <text:a xlink:href="https://en.wikipedia.org/wiki/Polymerase_chain_reaction" xlink:type="simple">PCR tests</text:a> and catalogued as "COVID-19 related death" by the <text:a xlink:href="https://en.wikipedia.org/wiki/Civil_Registry_and_Identification_Service_of_Chile" xlink:type="simple">Civil Registry and Identification Service</text:a>. This number is informed on the daily reports of the Ministry of Health. A report with the total number of deaths, including suspected cases without PCR test, is released weekly since 20 June 2020.<text:a xlink:href="#cite_note-58" xlink:type="simple">[43]</text:a> In the latest report (20 November 2020), the number of total deaths is 20,052.<text:a xlink:href="#cite_note-epidem-59" xlink:type="simple">[44]</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66" xlink:type="simple">^</text:a> Netherland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text:a xlink:href="https://en.wikipedia.org/wiki/Kingdom_of_the_Netherlands" xlink:type="simple">Kingdom of the Netherlands</text:a> consists of a) the <text:a xlink:href="https://en.wikipedia.org/wiki/COVID-19_pandemic_in_the_Netherlands" xlink:type="simple">Netherlands</text:a>* [the country as opposed to the kingdom; listed here], which in turn includes the <text:a xlink:href="https://en.wikipedia.org/wiki/Caribbean_Netherlands" xlink:type="simple">Caribbean Netherlands</text:a>, that are made up of the special municipalities <text:a xlink:href="https://en.wikipedia.org/wiki/COVID-19_pandemic_in_Bonaire" xlink:type="simple">Bonaire</text:a>*, <text:a xlink:href="https://en.wikipedia.org/wiki/COVID-19_pandemic_in_Saba" xlink:type="simple">Saba</text:a>* and <text:a xlink:href="https://en.wikipedia.org/wiki/COVID-19_pandemic_in_Sint_Eustatius" xlink:type="simple">Sint Eustatius</text:a>*; b) <text:a xlink:href="https://en.wikipedia.org/wiki/COVID-19_pandemic_in_Aruba" xlink:type="simple">Aruba</text:a>*; c) <text:a xlink:href="https://en.wikipedia.org/wiki/COVID-19_pandemic_in_Curaçao" xlink:type="simple">Curaçao</text:a>*; and d) <text:a xlink:href="https://en.wikipedia.org/wiki/COVID-19_pandemic_in_Sint_Maarten" xlink:type="simple">Sint Maarten</text:a>*. All regions marked with an asterisk are listed separatel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Dutch Government agency RIVM, responsible for the constituent country the Netherlands, does not count its number of recoveries.<text:a xlink:href="#cite_note-65" xlink:type="simple">[49]</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79" xlink:type="simple">^</text:a> Canada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On 17 July 2020, <text:a xlink:href="https://en.wikipedia.org/wiki/COVID-19_pandemic_in_Quebec" xlink:type="simple">Quebec</text:a>, Canada, revised its criteria on recoveries. The Institut national de santé publique claims that "the previous method resulted in 'significant underestimations' of recovered cases."<text:a xlink:href="#cite_note-77" xlink:type="simple">[60]</text:a> This change resulted in a drop of active cases nationwide, from a total of 27,603 on 16 July to 4,058 on 17 July.<text:a xlink:href="#cite_note-78" xlink:type="simple">[61]</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81" xlink:type="simple">^</text:a> Morocco</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in the <text:a xlink:href="https://en.wikipedia.org/wiki/Political_status_of_Western_Sahara" xlink:type="simple">disputed</text:a> <text:a xlink:href="https://en.wikipedia.org/wiki/COVID-19_pandemic_in_Western_Sahara" xlink:type="simple">Western Sahara</text:a> territory controlled by Morocco.</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he <text:a xlink:href="https://en.wikipedia.org/wiki/List_of_states_with_limited_recognition" xlink:type="simple">de facto state</text:a> of the <text:a xlink:href="https://en.wikipedia.org/wiki/COVID-19_pandemic_in_the_Sahrawi_Arab_Democratic_Republic" xlink:type="simple">Sahrawi Arab Democratic Republic</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83" xlink:type="simple">^</text:a> Israel</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from the <text:a xlink:href="https://en.wikipedia.org/wiki/Status_of_the_Golan_Heights" xlink:type="simple">disputed</text:a> <text:a xlink:href="https://en.wikipedia.org/wiki/Golan_Heights" xlink:type="simple">Golan Height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text:a xlink:href="https://en.wikipedia.org/wiki/COVID-19_pandemic_in_the_State_of_Palestine" xlink:type="simple">Occupied Palestinian Territorie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85" xlink:type="simple">^</text:a> Switzerland</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Recoveries are estimates by the Tribune de Genèv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99" xlink:type="simple">^</text:a> Serb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text:a xlink:href="https://en.wikipedia.org/wiki/Political_status_of_Kosovo" xlink:type="simple">disputed</text:a> territory of <text:a xlink:href="https://en.wikipedia.org/wiki/COVID-19_pandemic_in_Kosovo" xlink:type="simple">Kosovo</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 <text:a xlink:href="#cite_ref-DiamondPrincess_103-0" xlink:type="simple">a</text:a> <text:a xlink:href="#cite_ref-DiamondPrincess_103-1" xlink:type="simple">b</text:a> Diamond Princess and Japan</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British cruise ship <text:a xlink:href="https://en.wikipedia.org/wiki/COVID-19_pandemic_on_Diamond_Princess" xlink:type="simple">Diamond Princess</text:a> was in Japanese waters, and the Japanese administration was asked to manage its quarantine, with the passengers having not entered Japan. Therefore, this case is included in neither the Japanese nor British official counts. The World Health Organization classifies the cases as being located "on an international conveyanc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19" xlink:type="simple">^</text:a> Georg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he <text:a xlink:href="https://en.wikipedia.org/wiki/List_of_states_with_limited_recognition" xlink:type="simple">de facto states</text:a> of <text:a xlink:href="https://en.wikipedia.org/wiki/COVID-19_pandemic_in_Abkhazia" xlink:type="simple">Abkhazia</text:a> and <text:a xlink:href="https://en.wikipedia.org/wiki/COVID-19_pandemic_in_South_Ossetia" xlink:type="simple">South Osset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21" xlink:type="simple">^</text:a> Egypt</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es cases identified on the <text:a xlink:href="https://en.wikipedia.org/wiki/COVID-19_pandemic_on_cruise_ships#MS_River_Anuket" xlink:type="simple">MS River Anuket</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27" xlink:type="simple">^</text:a> Azerbaijan</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he <text:a xlink:href="https://en.wikipedia.org/wiki/List_of_states_with_limited_recognition" xlink:type="simple">self-declared state</text:a> of <text:a xlink:href="https://en.wikipedia.org/wiki/COVID-19_pandemic_in_the_Republic_of_Artsakh" xlink:type="simple">Artsakh</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29" xlink:type="simple">^</text:a> Moldov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the <text:a xlink:href="https://en.wikipedia.org/wiki/Transnistria_autonomous_territorial_unit" xlink:type="simple">disputed</text:a> territory of <text:a xlink:href="https://en.wikipedia.org/wiki/COVID-19_pandemic_in_Transnistria" xlink:type="simple">Transnistr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36" xlink:type="simple">^</text:a> Chin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308 <text:a xlink:href="https://en.wikipedia.org/wiki/Asymptomatic" xlink:type="simple">asymptomatic</text:a> cases under medical observation as of 26 November 2020<text:a xlink:href="https://en.wikipedia.org/w/index.php?title=COVID-19_pandemic_data&amp;action=edit" xlink:type="simple">[update]</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symptomatic cases were not reported before 31 March 2020.</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ext:a xlink:href="https://en.wikipedia.org/wiki/Special_administrative_regions_of_China" xlink:type="simple">Special Administrative Regions</text:a> of <text:a xlink:href="https://en.wikipedia.org/wiki/COVID-19_pandemic_in_Hong_Kong" xlink:type="simple">Hong Kong</text:a> and <text:a xlink:href="https://en.wikipedia.org/wiki/COVID-19_pandemic_in_Macau" xlink:type="simple">Macau</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48" xlink:type="simple">^</text:a> Denmark</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autonomous territories of the <text:a xlink:href="https://en.wikipedia.org/wiki/COVID-19_pandemic_in_the_Faroe_Islands" xlink:type="simple">Faroe Islands</text:a> and <text:a xlink:href="https://en.wikipedia.org/wiki/COVID-19_pandemic_in_Greenland" xlink:type="simple">Greenland</text:a> are listed separatel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73" xlink:type="simple">^</text:a> Norwa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stimation of the number of infected:</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s of 23 March 2020, according to figures from just over 40 per cent of all GPs in Norway, 20,200 patients have been registered with the "corona code" R991. The figure includes both cases where the patient has been diagnosed with coronavirus infection through testing, and where the GP has used the "corona code" after assessing the patient's symptoms against the criteria by the Norwegian Institute of Public Health.<text:a xlink:href="#cite_note-171" xlink:type="simple">[142]</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s of 24 March 2020, the Norwegian Institute of Public Health estimates that between 7,120 and 23,140 Norwegians are infected with the coronavirus.<text:a xlink:href="#cite_note-172" xlink:type="simple">[143]</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79" xlink:type="simple">^</text:a> Austral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he cases from <text:a xlink:href="https://en.wikipedia.org/wiki/COVID-19_pandemic_on_Diamond_Princess" xlink:type="simple">Diamond Princess</text:a> cruise ship which are classified as "on an international conveyance". Ten cases, including one fatality recorded by the Australian government.</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183" xlink:type="simple">^</text:a> Finland</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the autonomous region of the <text:a xlink:href="https://en.wikipedia.org/wiki/COVID-19_pandemic_in_the_Åland_Islands" xlink:type="simple">Åland Island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number of recoveries is an estimate based on reported cases which were reported at least two weeks ago and there is no other monitoring data on the course of the disease.<text:a xlink:href="#cite_note-THL-181" xlink:type="simple">[150]</text:a> The exact number of recoveries is not known, as only a small proportion of patients have been hospitalized.<text:a xlink:href="#cite_note-182" xlink:type="simple">[151]</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07" xlink:type="simple">^</text:a> DR Congo</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text:a xlink:href="https://en.wikipedia.org/wiki/Democratic_Republic_of_the_Congo" xlink:type="simple">Democratic Republic of the Congo</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 <text:a xlink:href="#cite_ref-DNR-LNR_215-0" xlink:type="simple">a</text:a> <text:a xlink:href="#cite_ref-DNR-LNR_215-1" xlink:type="simple">b</text:a> Donetsk and Luhansk People's Republic</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Note that these territories are distinct from the Ukraine-administered regions of the <text:a xlink:href="https://en.wikipedia.org/wiki/Donetsk_Oblast" xlink:type="simple">Donetsk</text:a> and <text:a xlink:href="https://en.wikipedia.org/wiki/Luhansk_Oblast" xlink:type="simple">Luhansk</text:a> Oblast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23" xlink:type="simple">^</text:a> Botswan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1,405 people who tested positive have been voluntarily repatriated to their respective countries and are not part of the confirmed case count as a result the Government of Botswana does not include the transferred-out cases.<text:a xlink:href="#cite_note-bwcasereport-222" xlink:type="simple">[188]</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25" xlink:type="simple">^</text:a> Cypru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the <text:a xlink:href="https://en.wikipedia.org/wiki/British_Overseas_Territories" xlink:type="simple">British Overseas Territory</text:a> of <text:a xlink:href="https://en.wikipedia.org/wiki/COVID-19_pandemic_in_Akrotiri_and_Dhekelia" xlink:type="simple">Akrotiri and Dhekel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ext:a xlink:href="https://en.wikipedia.org/wiki/List_of_states_with_limited_recognition" xlink:type="simple">de facto state</text:a> of <text:a xlink:href="https://en.wikipedia.org/wiki/COVID-19_pandemic_in_Northern_Cyprus" xlink:type="simple">Northern Cypru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30" xlink:type="simple">^</text:a> Cub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es cases on the <text:a xlink:href="https://en.wikipedia.org/wiki/COVID-19_pandemic_on_cruise_ships#MS_Braemar" xlink:type="simple">MS Braemar</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ext:a xlink:href="https://en.wikipedia.org/wiki/COVID-19_pandemic_in_the_Guantanamo_Bay_Naval_Base" xlink:type="simple">Guantanamo Bay</text:a>, which is governed by the United Stat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32" xlink:type="simple">^</text:a> Syr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cases from the <text:a xlink:href="https://en.wikipedia.org/wiki/Status_of_the_Golan_Heights" xlink:type="simple">disputed</text:a> <text:a xlink:href="https://en.wikipedia.org/wiki/Golan_Heights" xlink:type="simple">Golan Height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34" xlink:type="simple">^</text:a> Bahama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Some of these deaths may still be under investigation as stated in the Ministry's press releas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 <text:a xlink:href="#cite_ref-TheodoreRoosevelt_240-0" xlink:type="simple">a</text:a> <text:a xlink:href="#cite_ref-TheodoreRoosevelt_240-1" xlink:type="simple">b</text:a> Guam and USS Theodore Roosevelt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or the <text:a xlink:href="https://en.wikipedia.org/wiki/COVID-19_pandemic_on_USS_Theodore_Roosevelt" xlink:type="simple">USS Theodore Roosevelt</text:a>, currently docked at Guam, are reported separatel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49" xlink:type="simple">^</text:a> Congo</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lso known as the <text:a xlink:href="https://en.wikipedia.org/wiki/Republic_of_the_Congo" xlink:type="simple">Republic of the Congo</text:a> and not to be confused with the <text:a xlink:href="https://en.wikipedia.org/wiki/Democratic_Republic_of_the_Congo" xlink:type="simple">DR Congo</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Abkhazia_253-0" xlink:type="simple">^</text:a> Abkhaz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Georgia_(country)" xlink:type="simple">Georg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 <text:a xlink:href="#cite_ref-GregMortimer_258-0" xlink:type="simple">a</text:a> <text:a xlink:href="#cite_ref-GregMortimer_258-1" xlink:type="simple">b</text:a> Greg Mortimer and Uruguay</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lthough currently anchored off the coast of Uruguay, cases for the <text:a xlink:href="https://en.wikipedia.org/wiki/COVID-19_pandemic_on_cruise_ships#Greg_Mortimer" xlink:type="simple">Greg Mortimer</text:a> are currently reported separately. Six have been transferred inland for hospitalization.</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65" xlink:type="simple">^</text:a> Somal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Excluding the <text:a xlink:href="https://en.wikipedia.org/wiki/List_of_states_with_limited_recognition" xlink:type="simple">de facto state</text:a> of <text:a xlink:href="https://en.wikipedia.org/wiki/Somaliland" xlink:type="simple">Somaliland</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South_Ossetia_285-0" xlink:type="simple">^</text:a> South Osset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Georgia_(country)" xlink:type="simple">Georg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295" xlink:type="simple">^</text:a> Somaliland</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Somalia" xlink:type="simple">Somalia</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05" xlink:type="simple">^</text:a> Charles de Gaulle</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on the escort frigate <text:a xlink:href="https://en.wikipedia.org/wiki/COVID-19_pandemic_on_naval_ships#Chevalier_Paul" xlink:type="simple">Chevalier Paul</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ext:a xlink:href="https://en.wikipedia.org/wiki/Florence_Parly" xlink:type="simple">Florence Parly</text:a>, <text:a xlink:href="https://en.wikipedia.org/wiki/Minister_of_the_Armed_Forces_(France)" xlink:type="simple">Minister of the Armed Forces</text:a>, reported to the <text:a xlink:href="https://en.wikipedia.org/wiki/National_Assembly_(France)" xlink:type="simple">National Assembly</text:a>'s <text:a xlink:href="https://en.wikipedia.org/w/index.php?title=National_Defense_and_Armed_Forces_Committee&amp;action=edit&amp;redlink=1" xlink:type="simple">National Defense and Armed Forces Committee</text:a> [<text:a xlink:href="https://fr.wikipedia.org/wiki/Commission_de_la_Défense_nationale_et_des_Forces_armées" xlink:type="simple">fr</text:a>] that 2010 sailors of the <text:a xlink:href="https://en.wikipedia.org/wiki/Carrier_battle_group#France" xlink:type="simple">carrier battle group</text:a> led by <text:a xlink:href="https://en.wikipedia.org/wiki/COVID-19_pandemic_on_Charles_de_Gaulle" xlink:type="simple">Charles de Gaulle</text:a> had been tested, with 1081 tests returning positive so far.<text:a xlink:href="#cite_note-groupe.aeronaval.defense-301" xlink:type="simple">[255]</text:a> Many of these cases were aboard Charles de Gaulle, some of the cases were reportedly aboard French <text:a xlink:href="https://en.wikipedia.org/wiki/Frigate" xlink:type="simple">frigate</text:a> <text:a xlink:href="https://en.wikipedia.org/wiki/French_frigate_Chevalier_Paul" xlink:type="simple">Chevalier Paul</text:a>, and it is unclear if any other ships in the battle group had cases on board.<text:a xlink:href="#cite_note-groupe.aeronaval.mda.twitter-302" xlink:type="simple">[256]</text:a><text:a xlink:href="#cite_note-groupe.aeronaval.bleu-303" xlink:type="simple">[257]</text:a><text:a xlink:href="#cite_note-groupe.aeronaval.rfi-304" xlink:type="simple">[258]</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TRNC_306-0" xlink:type="simple">^</text:a> Northern Cypru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Cyprus" xlink:type="simple">Cypru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17" xlink:type="simple">^</text:a> Taiwan</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from the <text:a xlink:href="https://en.wikipedia.org/wiki/COVID-19_pandemic_on_naval_ships#ROCS_Pan_Shi" xlink:type="simple">ROCS Pan Shi</text:a>.<text:a xlink:href="#cite_note-dunmu.cdc.2-316" xlink:type="simple">[268]</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Nagorno-Karabakh_327-0" xlink:type="simple">^</text:a> Artsakh</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Azerbaijan" xlink:type="simple">Azerbaijan</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31" xlink:type="simple">^</text:a> Isle of Man</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Recoveries are presumed. Defined as "An individual testing positive for coronavirus who completes the 14 day self-isolation period from the onset of symptoms who is at home on day 15, or an individual who is discharged from hospital following more severe symptoms."<text:a xlink:href="#cite_note-isle-of-man-330" xlink:type="simple">[280]</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51" xlink:type="simple">^</text:a> Saint Vincent</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sovereign state of <text:a xlink:href="https://en.wikipedia.org/wiki/Saint_Vincent_and_the_Grenadines" xlink:type="simple">Saint Vincent and the Grenadines</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66" xlink:type="simple">^</text:a> Sahrawi Arab Democratic Republic</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Cases from this <text:a xlink:href="https://en.wikipedia.org/wiki/List_of_states_with_limited_recognition" xlink:type="simple">de facto state</text:a> are not counted by <text:a xlink:href="https://en.wikipedia.org/wiki/COVID-19_pandemic_in_Morocco" xlink:type="simple">Morocco</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83" xlink:type="simple">^</text:a> MS Zaandam</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ncluding cases from <text:a xlink:href="https://en.wikipedia.org/wiki/MS_Rotterdam" xlink:type="simple">MS Rotterdam</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MS Rotterdam rendezvoused with the Zaandam on 26 March off the coast of Panama City to provide support and evacuate healthy passengers. Both have since docked in Florida.<text:a xlink:href="#cite_note-381" xlink:type="simple">[328]</text:a><text:a xlink:href="#cite_note-hollandamerica-382" xlink:type="simple">[329]</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MS Zaandam and Rotterdam's numbers are currently not counted in any national figur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87" xlink:type="simple">^</text:a> Coral Princes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The cruise ship <text:a xlink:href="https://en.wikipedia.org/wiki/COVID-19_pandemic_on_cruise_ships#Coral_Princess" xlink:type="simple">Coral Princess</text:a> has tested positive cases since early April 2020 and has since docked in Miami.<text:a xlink:href="#cite_note-386" xlink:type="simple">[332]</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5" office:value-type="string" calcext:value-type="string">
            <text:p>Coral Princess's numbers are currently not counted in any national figur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89" xlink:type="simple">^</text:a> SeaDream I</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5" office:value-type="string" calcext:value-type="string">
            <text:p>SeaDream I's numbers are currently not counted in any national figures.</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395" xlink:type="simple">^</text:a> HNLMS Dolfijn </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All 8 cases currently associated with <text:a xlink:href="https://en.wikipedia.org/wiki/HNLMS_Dolfijn_(1990)" xlink:type="simple">Dolfijn</text:a> were reported while the submarine was at sea in the waters between Scotland and the Netherlands.<text:a xlink:href="#cite_note-dolfijn.defensie-392" xlink:type="simple">[336]</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It is unclear whether the <text:a xlink:href="https://en.wikipedia.org/wiki/National_Institute_for_Public_Health_and_the_Environment" xlink:type="simple">National Institute for Public Health and the Environment</text:a> (RIVM) is including these cases in their total count, but neither their daily update details nor their daily epidemiological situation reports appear to have mentioned the ship, with a breakdown of cases listing the <text:a xlink:href="https://en.wikipedia.org/wiki/Provinces_of_the_Netherlands" xlink:type="simple">twelve provinces</text:a> of the <text:a xlink:href="https://en.wikipedia.org/wiki/Netherlands" xlink:type="simple">country of the Netherlands</text:a> (as opposed to the <text:a xlink:href="https://en.wikipedia.org/wiki/Kingdom_of_the_Netherlands" xlink:type="simple">kingdom</text:a>) accounting for all the cases in the total count.<text:a xlink:href="#cite_note-393" xlink:type="simple">[337]</text:a><text:a xlink:href="#cite_note-394" xlink:type="simple">[338]</text: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4" office:value-type="string" calcext:value-type="string">
            <text:p><text:a xlink:href="#cite_ref-409" xlink:type="simple">^</text:a> Tanzania</text:p>
          </table:table-cell>
          <table:table-cell table:number-columns-repeated="5"/>
        </table:table-row>
        <table:table-row table:style-name="ro1">
          <table:table-cell table:style-name="ce3" office:value-type="string" calcext:value-type="string">
            <text:p/>
          </table:table-cell>
          <table:table-cell table:number-columns-repeated="5"/>
        </table:table-row>
        <table:table-row table:style-name="ro1">
          <table:table-cell table:style-name="ce3" office:value-type="string" calcext:value-type="string">
            <text:p>Figures for Tanzania are "No data" as the country stopped publishing figures on coronavirus cases on 29 April.<text:a xlink:href="#cite_note-406" xlink:type="simple">[349]</text:a> Figures as of that date were 509 cases, 21 deaths, and 183 recoveries.<text:a xlink:href="#cite_note-thecitizen-407" xlink:type="simple">[350]</text:a><text:a xlink:href="#cite_note-ippmedia-408" xlink:type="simple">[351]</text:a></text:p>
          </table:table-cell>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pt" fo:country="BR"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1-27">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1-27T18:31:29.926228348</meta:creation-date>
    <dc:date>2020-11-27T18:42:55.278774919</dc:date>
    <meta:editing-duration>PT17S</meta:editing-duration>
    <meta:editing-cycles>1</meta:editing-cycles>
    <meta:document-statistic meta:table-count="1" meta:cell-count="1716" meta:object-count="0"/>
    <meta:generator>LibreOffice/6.4.6.2$Linux_X86_64 LibreOffice_project/40$Build-2</meta:generator>
  </office:meta>
</office:document-meta>
</file>